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937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8563in"/>
    </style:style>
    <style:style style:name="co12" style:family="table-column">
      <style:table-column-properties fo:break-before="auto" style:column-width="0.7161in"/>
    </style:style>
    <style:style style:name="co13" style:family="table-column">
      <style:table-column-properties fo:break-before="auto" style:column-width="1.1283in"/>
    </style:style>
    <style:style style:name="co14" style:family="table-column">
      <style:table-column-properties fo:break-before="auto" style:column-width="0.7252in"/>
    </style:style>
    <style:style style:name="co15" style:family="table-column">
      <style:table-column-properties fo:break-before="auto" style:column-width="0.7063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4437in"/>
    </style:style>
    <style:style style:name="co18" style:family="table-column">
      <style:table-column-properties fo:break-before="auto" style:column-width="0.5189in"/>
    </style:style>
    <style:style style:name="co19" style:family="table-column">
      <style:table-column-properties fo:break-before="auto" style:column-width="1.8134in"/>
    </style:style>
    <style:style style:name="co20" style:family="table-column">
      <style:table-column-properties fo:break-before="auto" style:column-width="1.8035in"/>
    </style:style>
    <style:style style:name="co21" style:family="table-column">
      <style:table-column-properties fo:break-before="auto" style:column-width="1.822in"/>
    </style:style>
    <style:style style:name="co22" style:family="table-column">
      <style:table-column-properties fo:break-before="auto" style:column-width="1.7661in"/>
    </style:style>
    <style:style style:name="co23" style:family="table-column">
      <style:table-column-properties fo:break-before="auto" style:column-width="1.7571in"/>
    </style:style>
    <style:style style:name="co24" style:family="table-column">
      <style:table-column-properties fo:break-before="auto" style:column-width="1.7756in"/>
    </style:style>
    <style:style style:name="co25" style:family="table-column">
      <style:table-column-properties fo:break-before="auto" style:column-width="1.8319in"/>
    </style:style>
    <style:style style:name="co26" style:family="table-column">
      <style:table-column-properties fo:break-before="auto" style:column-width="1.55in"/>
    </style:style>
    <style:style style:name="co27" style:family="table-column">
      <style:table-column-properties fo:break-before="auto" style:column-width="1.5409in"/>
    </style:style>
    <style:style style:name="co28" style:family="table-column">
      <style:table-column-properties fo:break-before="auto" style:column-width="1.5598in"/>
    </style:style>
    <style:style style:name="co29" style:family="table-column">
      <style:table-column-properties fo:break-before="auto" style:column-width="1.7193in"/>
    </style:style>
    <style:style style:name="co30" style:family="table-column">
      <style:table-column-properties fo:break-before="auto" style:column-width="1.7098in"/>
    </style:style>
    <style:style style:name="co31" style:family="table-column">
      <style:table-column-properties fo:break-before="auto" style:column-width="1.7283in"/>
    </style:style>
    <style:style style:name="co32" style:family="table-column">
      <style:table-column-properties fo:break-before="auto" style:column-width="1.7in"/>
    </style:style>
    <style:style style:name="co33" style:family="table-column">
      <style:table-column-properties fo:break-before="auto" style:column-width="1.6909in"/>
    </style:style>
    <style:style style:name="co34" style:family="table-column">
      <style:table-column-properties fo:break-before="auto" style:column-width="1.6535in"/>
    </style:style>
    <style:style style:name="co35" style:family="table-column">
      <style:table-column-properties fo:break-before="auto" style:column-width="1.6437in"/>
    </style:style>
    <style:style style:name="co36" style:family="table-column">
      <style:table-column-properties fo:break-before="auto" style:column-width="1.6626in"/>
    </style:style>
    <style:style style:name="co37" style:family="table-column">
      <style:table-column-properties fo:break-before="auto" style:column-width="1.4374in"/>
    </style:style>
    <style:style style:name="co38" style:family="table-column">
      <style:table-column-properties fo:break-before="auto" style:column-width="1.4283in"/>
    </style:style>
    <style:style style:name="co39" style:family="table-column">
      <style:table-column-properties fo:break-before="auto" style:column-width="1.4472in"/>
    </style:style>
    <style:style style:name="co40" style:family="table-column">
      <style:table-column-properties fo:break-before="auto" style:column-width="1.6063in"/>
    </style:style>
    <style:style style:name="co41" style:family="table-column">
      <style:table-column-properties fo:break-before="auto" style:column-width="1.5972in"/>
    </style:style>
    <style:style style:name="co42" style:family="table-column">
      <style:table-column-properties fo:break-before="auto" style:column-width="1.6161in"/>
    </style:style>
    <style:style style:name="co43" style:family="table-column">
      <style:table-column-properties fo:break-before="auto" style:column-width="1.672in"/>
    </style:style>
    <style:style style:name="co44" style:family="table-column">
      <style:table-column-properties fo:break-before="auto" style:column-width="1.4563in"/>
    </style:style>
    <style:style style:name="co45" style:family="table-column">
      <style:table-column-properties fo:break-before="auto" style:column-width="1.6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Narro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8" table:default-cell-style-name="ce8"/>
        <table:table-row table:style-name="ro1">
          <table:table-cell table:number-columns-repeated="5"/>
          <table:table-cell table:style-name="ce4" office:value-type="string" calcext:value-type="string" table:number-columns-spanned="6" table:number-rows-spanned="1">
            <text:p>BothSides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PosSide</text:p>
          </table:table-cell>
          <table:covered-table-cell table:number-columns-repeated="5" table:style-name="ce4"/>
          <table:table-cell table:style-name="ce4" office:value-type="string" calcext:value-type="string" table:number-columns-spanned="6" table:number-rows-spanned="1">
            <text:p>NegSide</text:p>
          </table:table-cell>
          <table:covered-table-cell table:number-columns-repeated="5" table:style-name="ce4"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3" office:value-type="string" calcext:value-type="string">
            <text:p>fracPos</text:p>
          </table:table-cell>
          <table:table-cell table:style-name="ce3" office:value-type="string" calcext:value-type="string">
            <text:p>fracNeg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FDRmethod</text:p>
          </table:table-cell>
          <table:table-cell table:style-name="ce5" office:value-type="string" calcext:value-type="string">
            <text:p>canonical</text:p>
          </table:table-cell>
          <table:table-cell table:style-name="ce5" office:value-type="string" calcext:value-type="string">
            <text:p>twotailed</text:p>
          </table:table-cell>
          <table:table-cell table:style-name="ce5" office:value-type="string" calcext:value-type="string">
            <text:p>combined</text:p>
          </table:table-cell>
          <table:table-cell table:style-name="ce5" office:value-type="string" calcext:value-type="string">
            <text:p>twice</text:p>
          </table:table-cell>
          <table:table-cell table:style-name="ce5" office:value-type="string" calcext:value-type="string">
            <text:p>split1tail</text:p>
          </table:table-cell>
          <table:table-cell table:style-name="ce5" office:value-type="string" calcext:value-type="string">
            <text:p>split2tail</text:p>
          </table:table-cell>
          <table:table-cell table:style-name="ce5" office:value-type="string" calcext:value-type="string">
            <text:p>canonical</text:p>
          </table:table-cell>
          <table:table-cell table:style-name="ce5" office:value-type="string" calcext:value-type="string">
            <text:p>twotailed</text:p>
          </table:table-cell>
          <table:table-cell table:style-name="ce5" office:value-type="string" calcext:value-type="string">
            <text:p>combined</text:p>
          </table:table-cell>
          <table:table-cell table:style-name="ce5" office:value-type="string" calcext:value-type="string">
            <text:p>twice</text:p>
          </table:table-cell>
          <table:table-cell table:style-name="ce5" office:value-type="string" calcext:value-type="string">
            <text:p>split1tail</text:p>
          </table:table-cell>
          <table:table-cell table:style-name="ce5" office:value-type="string" calcext:value-type="string">
            <text:p>split2tail</text:p>
          </table:table-cell>
          <table:table-cell table:style-name="ce5" office:value-type="string" calcext:value-type="string">
            <text:p>canonical</text:p>
          </table:table-cell>
          <table:table-cell table:style-name="ce5" office:value-type="string" calcext:value-type="string">
            <text:p>twotailed</text:p>
          </table:table-cell>
          <table:table-cell table:style-name="ce5" office:value-type="string" calcext:value-type="string">
            <text:p>combined</text:p>
          </table:table-cell>
          <table:table-cell table:style-name="ce5" office:value-type="string" calcext:value-type="string">
            <text:p>twice</text:p>
          </table:table-cell>
          <table:table-cell table:style-name="ce5" office:value-type="string" calcext:value-type="string">
            <text:p>split1tail</text:p>
          </table:table-cell>
          <table:table-cell table:style-name="ce5" office:value-type="string" calcext:value-type="string">
            <text:p>split2tail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6" table:formula="of:=[raw.M2]+ORG.OPENOFFICE.STYLE(IF([raw.J2]&lt;[raw.N2];&quot;Red&quot;;IF([raw.J2]&gt;[raw.O2];&quot;Blue&quot;;&quot;Green&quot;)))" office:value-type="float" office:value="0.0201158945055177" calcext:value-type="float">
            <text:p>0.0201</text:p>
          </table:table-cell>
          <table:table-cell table:style-name="ce6" table:formula="of:=[raw.P2]+ORG.OPENOFFICE.STYLE(IF([raw.J2]&lt;[raw.Q2];&quot;Red&quot;;IF([raw.J2]&gt;[raw.R2];&quot;Blue&quot;;&quot;Green&quot;)))" office:value-type="float" office:value="0.0189306434834269" calcext:value-type="float">
            <text:p>0.0189</text:p>
          </table:table-cell>
          <table:table-cell table:style-name="ce6" table:formula="of:=[raw.S2]+ORG.OPENOFFICE.STYLE(IF([raw.J2]&lt;[raw.T2];&quot;Red&quot;;IF([raw.J2]&gt;[raw.U2];&quot;Blue&quot;;&quot;Green&quot;)))" office:value-type="float" office:value="0.0189351431299694" calcext:value-type="float">
            <text:p>0.0189</text:p>
          </table:table-cell>
          <table:table-cell table:style-name="ce6" table:formula="of:=[raw.V2]+ORG.OPENOFFICE.STYLE(IF([raw.J2]&lt;[raw.W2];&quot;Red&quot;;IF([raw.J2]&gt;[raw.X2];&quot;Blue&quot;;&quot;Green&quot;)))" office:value-type="float" office:value="0.0369276955343338" calcext:value-type="float">
            <text:p>0.0369</text:p>
          </table:table-cell>
          <table:table-cell table:style-name="ce7" table:formula="of:=[raw.Y2]+ORG.OPENOFFICE.STYLE(IF([raw.J2]&lt;[raw.Z2];&quot;Red&quot;;IF([raw.J2]&gt;[raw.AA2];&quot;Blue&quot;;&quot;Green&quot;)))" office:value-type="float" office:value="0.0462016098646625" calcext:value-type="float">
            <text:p>0.0462</text:p>
          </table:table-cell>
          <table:table-cell table:style-name="ce6" table:formula="of:=[raw.AB2]+ORG.OPENOFFICE.STYLE(IF([raw.J2]&lt;[raw.AC2];&quot;Red&quot;;IF([raw.J2]&gt;[raw.AD2];&quot;Blue&quot;;&quot;Green&quot;)))" office:value-type="float" office:value="0.022503711247162" calcext:value-type="float">
            <text:p>0.0225</text:p>
          </table:table-cell>
          <table:table-cell table:style-name="ce6" table:formula="of:=[raw.AE2]+ORG.OPENOFFICE.STYLE(IF([raw.J2]&lt;[raw.AF2];&quot;Red&quot;;IF([raw.J2]&gt;[raw.AG2];&quot;Blue&quot;;&quot;Green&quot;)))" office:value-type="float" office:value="0.0201158945055177" calcext:value-type="float">
            <text:p>0.0201</text:p>
          </table:table-cell>
          <table:table-cell table:style-name="ce6" table:formula="of:=[raw.AH2]+ORG.OPENOFFICE.STYLE(IF([raw.J2]&lt;[raw.AI2];&quot;Red&quot;;IF([raw.J2]&gt;[raw.AJ2];&quot;Blue&quot;;&quot;Green&quot;)))" office:value-type="float" office:value="0.0101991677276982" calcext:value-type="float">
            <text:p>0.0102</text:p>
          </table:table-cell>
          <table:table-cell table:style-name="ce6" table:formula="of:=[raw.AK2]+ORG.OPENOFFICE.STYLE(IF([raw.J2]&lt;[raw.AL2];&quot;Red&quot;;IF([raw.J2]&gt;[raw.AM2];&quot;Blue&quot;;&quot;Green&quot;)))" office:value-type="float" office:value="0.0101991677276982" calcext:value-type="float">
            <text:p>0.0102</text:p>
          </table:table-cell>
          <table:table-cell table:style-name="ce6" table:formula="of:=[raw.AN2]+ORG.OPENOFFICE.STYLE(IF([raw.J2]&lt;[raw.AO2];&quot;Red&quot;;IF([raw.J2]&gt;[raw.AP2];&quot;Blue&quot;;&quot;Green&quot;)))" office:value-type="float" office:value="0.0201158945055177" calcext:value-type="float">
            <text:p>0.0201</text:p>
          </table:table-cell>
          <table:table-cell table:style-name="ce6" table:formula="of:=[raw.AQ2]+ORG.OPENOFFICE.STYLE(IF([raw.J2]&lt;[raw.AR2];&quot;Red&quot;;IF([raw.J2]&gt;[raw.AS2];&quot;Blue&quot;;&quot;Green&quot;)))" office:value-type="float" office:value="0.0247193140443379" calcext:value-type="float">
            <text:p>0.0247</text:p>
          </table:table-cell>
          <table:table-cell table:style-name="ce6" table:formula="of:=[raw.AT2]+ORG.OPENOFFICE.STYLE(IF([raw.J2]&lt;[raw.AU2];&quot;Red&quot;;IF([raw.J2]&gt;[raw.AV2];&quot;Blue&quot;;&quot;Green&quot;)))" office:value-type="float" office:value="0.0120980883545778" calcext:value-type="float">
            <text:p>0.0121</text:p>
          </table:table-cell>
          <table:table-cell table:style-name="ce6" table:formula="of:=[raw.AW2]+ORG.OPENOFFICE.STYLE(IF([raw.J2]&lt;[raw.AX2];&quot;Red&quot;;IF([raw.J2]&gt;[raw.AY2];&quot;Blue&quot;;&quot;Green&quot;)))" office:value-type="float" office:value="0" calcext:value-type="float">
            <text:p>0.0000</text:p>
          </table:table-cell>
          <table:table-cell table:style-name="ce6" table:formula="of:=[raw.AZ2]+ORG.OPENOFFICE.STYLE(IF([raw.J2]&lt;[raw.BA2];&quot;Red&quot;;IF([raw.J2]&gt;[raw.BB2];&quot;Blue&quot;;&quot;Green&quot;)))" office:value-type="float" office:value="0.00873657834833168" calcext:value-type="float">
            <text:p>0.0087</text:p>
          </table:table-cell>
          <table:table-cell table:style-name="ce6" table:formula="of:=[raw.BC2]+ORG.OPENOFFICE.STYLE(IF([raw.J2]&lt;[raw.BD2];&quot;Red&quot;;IF([raw.J2]&gt;[raw.BE2];&quot;Blue&quot;;&quot;Green&quot;)))" office:value-type="float" office:value="0.00873657834833168" calcext:value-type="float">
            <text:p>0.0087</text:p>
          </table:table-cell>
          <table:table-cell table:style-name="ce6" table:formula="of:=[raw.BF2]+ORG.OPENOFFICE.STYLE(IF([raw.J2]&lt;[raw.BG2];&quot;Red&quot;;IF([raw.J2]&gt;[raw.BH2];&quot;Blue&quot;;&quot;Green&quot;)))" office:value-type="float" office:value="0.0168118010288161" calcext:value-type="float">
            <text:p>0.0168</text:p>
          </table:table-cell>
          <table:table-cell table:style-name="ce6" table:formula="of:=[raw.BI2]+ORG.OPENOFFICE.STYLE(IF([raw.J2]&lt;[raw.BJ2];&quot;Red&quot;;IF([raw.J2]&gt;[raw.BK2];&quot;Blue&quot;;&quot;Green&quot;)))" office:value-type="float" office:value="0.0214983242656388" calcext:value-type="float">
            <text:p>0.0215</text:p>
          </table:table-cell>
          <table:table-cell table:style-name="ce6" table:formula="of:=[raw.BL2]+ORG.OPENOFFICE.STYLE(IF([raw.J2]&lt;[raw.BM2];&quot;Red&quot;;IF([raw.J2]&gt;[raw.BN2];&quot;Blue&quot;;&quot;Green&quot;)))" office:value-type="float" office:value="0.0104100537859506" calcext:value-type="float">
            <text:p>0.0104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6" table:formula="of:=[raw.M3]+ORG.OPENOFFICE.STYLE(IF([raw.J3]&lt;[raw.N3];&quot;Red&quot;;IF([raw.J3]&gt;[raw.O3];&quot;Blue&quot;;&quot;Green&quot;)))" office:value-type="float" office:value="0.007" calcext:value-type="float">
            <text:p>0.0070</text:p>
          </table:table-cell>
          <table:table-cell table:style-name="ce6" table:formula="of:=[raw.P3]+ORG.OPENOFFICE.STYLE(IF([raw.J3]&lt;[raw.Q3];&quot;Red&quot;;IF([raw.J3]&gt;[raw.R3];&quot;Blue&quot;;&quot;Green&quot;)))" office:value-type="float" office:value="0.0181748312603374" calcext:value-type="float">
            <text:p>0.0182</text:p>
          </table:table-cell>
          <table:table-cell table:style-name="ce6" table:formula="of:=[raw.S3]+ORG.OPENOFFICE.STYLE(IF([raw.J3]&lt;[raw.T3];&quot;Red&quot;;IF([raw.J3]&gt;[raw.U3];&quot;Blue&quot;;&quot;Green&quot;)))" office:value-type="float" office:value="0.0181789185143247" calcext:value-type="float">
            <text:p>0.0182</text:p>
          </table:table-cell>
          <table:table-cell table:style-name="ce6" table:formula="of:=[raw.V3]+ORG.OPENOFFICE.STYLE(IF([raw.J3]&lt;[raw.W3];&quot;Red&quot;;IF([raw.J3]&gt;[raw.X3];&quot;Blue&quot;;&quot;Green&quot;)))" office:value-type="float" office:value="0.0360050418008409" calcext:value-type="float">
            <text:p>0.0360</text:p>
          </table:table-cell>
          <table:table-cell table:style-name="ce6" table:formula="of:=[raw.Y3]+ORG.OPENOFFICE.STYLE(IF([raw.J3]&lt;[raw.Z3];&quot;Red&quot;;IF([raw.J3]&gt;[raw.AA3];&quot;Blue&quot;;&quot;Green&quot;)))" office:value-type="float" office:value="0.0401356138032984" calcext:value-type="float">
            <text:p>0.0401</text:p>
          </table:table-cell>
          <table:table-cell table:style-name="ce6" table:formula="of:=[raw.AB3]+ORG.OPENOFFICE.STYLE(IF([raw.J3]&lt;[raw.AC3];&quot;Red&quot;;IF([raw.J3]&gt;[raw.AD3];&quot;Blue&quot;;&quot;Green&quot;)))" office:value-type="float" office:value="0.0182073828877655" calcext:value-type="float">
            <text:p>0.0182</text:p>
          </table:table-cell>
          <table:table-cell table:style-name="ce6" table:formula="of:=[raw.AE3]+ORG.OPENOFFICE.STYLE(IF([raw.J3]&lt;[raw.AF3];&quot;Red&quot;;IF([raw.J3]&gt;[raw.AG3];&quot;Blue&quot;;&quot;Green&quot;)))" office:value-type="float" office:value="0.007" calcext:value-type="float">
            <text:p>0.0070</text:p>
          </table:table-cell>
          <table:table-cell table:style-name="ce6" table:formula="of:=[raw.AH3]+ORG.OPENOFFICE.STYLE(IF([raw.J3]&lt;[raw.AI3];&quot;Red&quot;;IF([raw.J3]&gt;[raw.AJ3];&quot;Blue&quot;;&quot;Green&quot;)))" office:value-type="float" office:value="0.004" calcext:value-type="float">
            <text:p>0.0040</text:p>
          </table:table-cell>
          <table:table-cell table:style-name="ce6" table:formula="of:=[raw.AK3]+ORG.OPENOFFICE.STYLE(IF([raw.J3]&lt;[raw.AL3];&quot;Red&quot;;IF([raw.J3]&gt;[raw.AM3];&quot;Blue&quot;;&quot;Green&quot;)))" office:value-type="float" office:value="0.004" calcext:value-type="float">
            <text:p>0.0040</text:p>
          </table:table-cell>
          <table:table-cell table:style-name="ce6" table:formula="of:=[raw.AN3]+ORG.OPENOFFICE.STYLE(IF([raw.J3]&lt;[raw.AO3];&quot;Red&quot;;IF([raw.J3]&gt;[raw.AP3];&quot;Blue&quot;;&quot;Green&quot;)))" office:value-type="float" office:value="0.007" calcext:value-type="float">
            <text:p>0.0070</text:p>
          </table:table-cell>
          <table:table-cell table:style-name="ce6" table:formula="of:=[raw.AQ3]+ORG.OPENOFFICE.STYLE(IF([raw.J3]&lt;[raw.AR3];&quot;Red&quot;;IF([raw.J3]&gt;[raw.AS3];&quot;Blue&quot;;&quot;Green&quot;)))" office:value-type="float" office:value="0.011" calcext:value-type="float">
            <text:p>0.0110</text:p>
          </table:table-cell>
          <table:table-cell table:style-name="ce6" table:formula="of:=[raw.AT3]+ORG.OPENOFFICE.STYLE(IF([raw.J3]&lt;[raw.AU3];&quot;Red&quot;;IF([raw.J3]&gt;[raw.AV3];&quot;Blue&quot;;&quot;Green&quot;)))" office:value-type="float" office:value="0.004" calcext:value-type="float">
            <text:p>0.0040</text:p>
          </table:table-cell>
          <table:table-cell table:style-name="ce6" table:formula="of:=[raw.AW3]+ORG.OPENOFFICE.STYLE(IF([raw.J3]&lt;[raw.AX3];&quot;Red&quot;;IF([raw.J3]&gt;[raw.AY3];&quot;Blue&quot;;&quot;Green&quot;)))" office:value-type="float" office:value="0" calcext:value-type="float">
            <text:p>0.0000</text:p>
          </table:table-cell>
          <table:table-cell table:style-name="ce6" table:formula="of:=[raw.AZ3]+ORG.OPENOFFICE.STYLE(IF([raw.J3]&lt;[raw.BA3];&quot;Red&quot;;IF([raw.J3]&gt;[raw.BB3];&quot;Blue&quot;;&quot;Green&quot;)))" office:value-type="float" office:value="0.0141789185143247" calcext:value-type="float">
            <text:p>0.0142</text:p>
          </table:table-cell>
          <table:table-cell table:style-name="ce6" table:formula="of:=[raw.BC3]+ORG.OPENOFFICE.STYLE(IF([raw.J3]&lt;[raw.BD3];&quot;Red&quot;;IF([raw.J3]&gt;[raw.BE3];&quot;Blue&quot;;&quot;Green&quot;)))" office:value-type="float" office:value="0.0141789185143247" calcext:value-type="float">
            <text:p>0.0142</text:p>
          </table:table-cell>
          <table:table-cell table:style-name="ce6" table:formula="of:=[raw.BF3]+ORG.OPENOFFICE.STYLE(IF([raw.J3]&lt;[raw.BG3];&quot;Red&quot;;IF([raw.J3]&gt;[raw.BH3];&quot;Blue&quot;;&quot;Green&quot;)))" office:value-type="float" office:value="0.0290050418008409" calcext:value-type="float">
            <text:p>0.0290</text:p>
          </table:table-cell>
          <table:table-cell table:style-name="ce6" table:formula="of:=[raw.BI3]+ORG.OPENOFFICE.STYLE(IF([raw.J3]&lt;[raw.BJ3];&quot;Red&quot;;IF([raw.J3]&gt;[raw.BK3];&quot;Blue&quot;;&quot;Green&quot;)))" office:value-type="float" office:value="0.029169824388843" calcext:value-type="float">
            <text:p>0.0292</text:p>
          </table:table-cell>
          <table:table-cell table:style-name="ce6" table:formula="of:=[raw.BL3]+ORG.OPENOFFICE.STYLE(IF([raw.J3]&lt;[raw.BM3];&quot;Red&quot;;IF([raw.J3]&gt;[raw.BN3];&quot;Blue&quot;;&quot;Green&quot;)))" office:value-type="float" office:value="0.0142114701417528" calcext:value-type="float">
            <text:p>0.0142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6" table:formula="of:=[raw.M4]+ORG.OPENOFFICE.STYLE(IF([raw.J4]&lt;[raw.N4];&quot;Red&quot;;IF([raw.J4]&gt;[raw.O4];&quot;Blue&quot;;&quot;Green&quot;)))" office:value-type="float" office:value="0.02" calcext:value-type="float">
            <text:p>0.0200</text:p>
          </table:table-cell>
          <table:table-cell table:style-name="ce6" table:formula="of:=[raw.P4]+ORG.OPENOFFICE.STYLE(IF([raw.J4]&lt;[raw.Q4];&quot;Red&quot;;IF([raw.J4]&gt;[raw.R4];&quot;Blue&quot;;&quot;Green&quot;)))" office:value-type="float" office:value="0.015" calcext:value-type="float">
            <text:p>0.0150</text:p>
          </table:table-cell>
          <table:table-cell table:style-name="ce6" table:formula="of:=[raw.S4]+ORG.OPENOFFICE.STYLE(IF([raw.J4]&lt;[raw.T4];&quot;Red&quot;;IF([raw.J4]&gt;[raw.U4];&quot;Blue&quot;;&quot;Green&quot;)))" office:value-type="float" office:value="0.015" calcext:value-type="float">
            <text:p>0.0150</text:p>
          </table:table-cell>
          <table:table-cell table:style-name="ce6" table:formula="of:=[raw.V4]+ORG.OPENOFFICE.STYLE(IF([raw.J4]&lt;[raw.W4];&quot;Red&quot;;IF([raw.J4]&gt;[raw.X4];&quot;Blue&quot;;&quot;Green&quot;)))" office:value-type="float" office:value="0.031" calcext:value-type="float">
            <text:p>0.0310</text:p>
          </table:table-cell>
          <table:table-cell table:style-name="ce6" table:formula="of:=[raw.Y4]+ORG.OPENOFFICE.STYLE(IF([raw.J4]&lt;[raw.Z4];&quot;Red&quot;;IF([raw.J4]&gt;[raw.AA4];&quot;Blue&quot;;&quot;Green&quot;)))" office:value-type="float" office:value="0.031" calcext:value-type="float">
            <text:p>0.0310</text:p>
          </table:table-cell>
          <table:table-cell table:style-name="ce6" table:formula="of:=[raw.AB4]+ORG.OPENOFFICE.STYLE(IF([raw.J4]&lt;[raw.AC4];&quot;Red&quot;;IF([raw.J4]&gt;[raw.AD4];&quot;Blue&quot;;&quot;Green&quot;)))" office:value-type="float" office:value="0.015" calcext:value-type="float">
            <text:p>0.0150</text:p>
          </table:table-cell>
          <table:table-cell table:style-name="ce6" table:formula="of:=[raw.AE4]+ORG.OPENOFFICE.STYLE(IF([raw.J4]&lt;[raw.AF4];&quot;Red&quot;;IF([raw.J4]&gt;[raw.AG4];&quot;Blue&quot;;&quot;Green&quot;)))" office:value-type="float" office:value="0.02" calcext:value-type="float">
            <text:p>0.0200</text:p>
          </table:table-cell>
          <table:table-cell table:style-name="ce6" table:formula="of:=[raw.AH4]+ORG.OPENOFFICE.STYLE(IF([raw.J4]&lt;[raw.AI4];&quot;Red&quot;;IF([raw.J4]&gt;[raw.AJ4];&quot;Blue&quot;;&quot;Green&quot;)))" office:value-type="float" office:value="0.008" calcext:value-type="float">
            <text:p>0.0080</text:p>
          </table:table-cell>
          <table:table-cell table:style-name="ce6" table:formula="of:=[raw.AK4]+ORG.OPENOFFICE.STYLE(IF([raw.J4]&lt;[raw.AL4];&quot;Red&quot;;IF([raw.J4]&gt;[raw.AM4];&quot;Blue&quot;;&quot;Green&quot;)))" office:value-type="float" office:value="0.008" calcext:value-type="float">
            <text:p>0.0080</text:p>
          </table:table-cell>
          <table:table-cell table:style-name="ce6" table:formula="of:=[raw.AN4]+ORG.OPENOFFICE.STYLE(IF([raw.J4]&lt;[raw.AO4];&quot;Red&quot;;IF([raw.J4]&gt;[raw.AP4];&quot;Blue&quot;;&quot;Green&quot;)))" office:value-type="float" office:value="0.02" calcext:value-type="float">
            <text:p>0.0200</text:p>
          </table:table-cell>
          <table:table-cell table:style-name="ce6" table:formula="of:=[raw.AQ4]+ORG.OPENOFFICE.STYLE(IF([raw.J4]&lt;[raw.AR4];&quot;Red&quot;;IF([raw.J4]&gt;[raw.AS4];&quot;Blue&quot;;&quot;Green&quot;)))" office:value-type="float" office:value="0.02" calcext:value-type="float">
            <text:p>0.0200</text:p>
          </table:table-cell>
          <table:table-cell table:style-name="ce6" table:formula="of:=[raw.AT4]+ORG.OPENOFFICE.STYLE(IF([raw.J4]&lt;[raw.AU4];&quot;Red&quot;;IF([raw.J4]&gt;[raw.AV4];&quot;Blue&quot;;&quot;Green&quot;)))" office:value-type="float" office:value="0.008" calcext:value-type="float">
            <text:p>0.0080</text:p>
          </table:table-cell>
          <table:table-cell table:style-name="ce6" table:formula="of:=[raw.AW4]+ORG.OPENOFFICE.STYLE(IF([raw.J4]&lt;[raw.AX4];&quot;Red&quot;;IF([raw.J4]&gt;[raw.AY4];&quot;Blue&quot;;&quot;Green&quot;)))" office:value-type="float" office:value="0" calcext:value-type="float">
            <text:p>0.0000</text:p>
          </table:table-cell>
          <table:table-cell table:style-name="ce6" table:formula="of:=[raw.AZ4]+ORG.OPENOFFICE.STYLE(IF([raw.J4]&lt;[raw.BA4];&quot;Red&quot;;IF([raw.J4]&gt;[raw.BB4];&quot;Blue&quot;;&quot;Green&quot;)))" office:value-type="float" office:value="0.007" calcext:value-type="float">
            <text:p>0.0070</text:p>
          </table:table-cell>
          <table:table-cell table:style-name="ce6" table:formula="of:=[raw.BC4]+ORG.OPENOFFICE.STYLE(IF([raw.J4]&lt;[raw.BD4];&quot;Red&quot;;IF([raw.J4]&gt;[raw.BE4];&quot;Blue&quot;;&quot;Green&quot;)))" office:value-type="float" office:value="0.007" calcext:value-type="float">
            <text:p>0.0070</text:p>
          </table:table-cell>
          <table:table-cell table:style-name="ce6" table:formula="of:=[raw.BF4]+ORG.OPENOFFICE.STYLE(IF([raw.J4]&lt;[raw.BG4];&quot;Red&quot;;IF([raw.J4]&gt;[raw.BH4];&quot;Blue&quot;;&quot;Green&quot;)))" office:value-type="float" office:value="0.011" calcext:value-type="float">
            <text:p>0.0110</text:p>
          </table:table-cell>
          <table:table-cell table:style-name="ce6" table:formula="of:=[raw.BI4]+ORG.OPENOFFICE.STYLE(IF([raw.J4]&lt;[raw.BJ4];&quot;Red&quot;;IF([raw.J4]&gt;[raw.BK4];&quot;Blue&quot;;&quot;Green&quot;)))" office:value-type="float" office:value="0.011" calcext:value-type="float">
            <text:p>0.0110</text:p>
          </table:table-cell>
          <table:table-cell table:style-name="ce6" table:formula="of:=[raw.BL4]+ORG.OPENOFFICE.STYLE(IF([raw.J4]&lt;[raw.BM4];&quot;Red&quot;;IF([raw.J4]&gt;[raw.BN4];&quot;Blue&quot;;&quot;Green&quot;)))" office:value-type="float" office:value="0.007" calcext:value-type="float">
            <text:p>0.0070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6" table:formula="of:=[raw.M5]+ORG.OPENOFFICE.STYLE(IF([raw.J5]&lt;[raw.N5];&quot;Red&quot;;IF([raw.J5]&gt;[raw.O5];&quot;Blue&quot;;&quot;Green&quot;)))" office:value-type="float" office:value="0.022784655584327" calcext:value-type="float">
            <text:p>0.0228</text:p>
          </table:table-cell>
          <table:table-cell table:style-name="ce6" table:formula="of:=[raw.P5]+ORG.OPENOFFICE.STYLE(IF([raw.J5]&lt;[raw.Q5];&quot;Red&quot;;IF([raw.J5]&gt;[raw.R5];&quot;Blue&quot;;&quot;Green&quot;)))" office:value-type="float" office:value="0.0163420778669258" calcext:value-type="float">
            <text:p>0.0163</text:p>
          </table:table-cell>
          <table:table-cell table:style-name="ce6" table:formula="of:=[raw.S5]+ORG.OPENOFFICE.STYLE(IF([raw.J5]&lt;[raw.T5];&quot;Red&quot;;IF([raw.J5]&gt;[raw.U5];&quot;Blue&quot;;&quot;Green&quot;)))" office:value-type="float" office:value="0.0163737175400132" calcext:value-type="float">
            <text:p>0.0164</text:p>
          </table:table-cell>
          <table:table-cell table:style-name="ce6" table:formula="of:=[raw.V5]+ORG.OPENOFFICE.STYLE(IF([raw.J5]&lt;[raw.W5];&quot;Red&quot;;IF([raw.J5]&gt;[raw.X5];&quot;Blue&quot;;&quot;Green&quot;)))" office:value-type="float" office:value="0.034784655584327" calcext:value-type="float">
            <text:p>0.0348</text:p>
          </table:table-cell>
          <table:table-cell table:style-name="ce6" table:formula="of:=[raw.Y5]+ORG.OPENOFFICE.STYLE(IF([raw.J5]&lt;[raw.Z5];&quot;Red&quot;;IF([raw.J5]&gt;[raw.AA5];&quot;Blue&quot;;&quot;Green&quot;)))" office:value-type="float" office:value="0.0347198387202684" calcext:value-type="float">
            <text:p>0.0347</text:p>
          </table:table-cell>
          <table:table-cell table:style-name="ce6" table:formula="of:=[raw.AB5]+ORG.OPENOFFICE.STYLE(IF([raw.J5]&lt;[raw.AC5];&quot;Red&quot;;IF([raw.J5]&gt;[raw.AD5];&quot;Blue&quot;;&quot;Green&quot;)))" office:value-type="float" office:value="0.0173465924033807" calcext:value-type="float">
            <text:p>0.0173</text:p>
          </table:table-cell>
          <table:table-cell table:style-name="ce6" table:formula="of:=[raw.AE5]+ORG.OPENOFFICE.STYLE(IF([raw.J5]&lt;[raw.AF5];&quot;Red&quot;;IF([raw.J5]&gt;[raw.AG5];&quot;Blue&quot;;&quot;Green&quot;)))" office:value-type="float" office:value="0.022784655584327" calcext:value-type="float">
            <text:p>0.0228</text:p>
          </table:table-cell>
          <table:table-cell table:style-name="ce6" table:formula="of:=[raw.AH5]+ORG.OPENOFFICE.STYLE(IF([raw.J5]&lt;[raw.AI5];&quot;Red&quot;;IF([raw.J5]&gt;[raw.AJ5];&quot;Blue&quot;;&quot;Green&quot;)))" office:value-type="float" office:value="0.0103737175400133" calcext:value-type="float">
            <text:p>0.0104</text:p>
          </table:table-cell>
          <table:table-cell table:style-name="ce6" table:formula="of:=[raw.AK5]+ORG.OPENOFFICE.STYLE(IF([raw.J5]&lt;[raw.AL5];&quot;Red&quot;;IF([raw.J5]&gt;[raw.AM5];&quot;Blue&quot;;&quot;Green&quot;)))" office:value-type="float" office:value="0.0103737175400133" calcext:value-type="float">
            <text:p>0.0104</text:p>
          </table:table-cell>
          <table:table-cell table:style-name="ce6" table:formula="of:=[raw.AN5]+ORG.OPENOFFICE.STYLE(IF([raw.J5]&lt;[raw.AO5];&quot;Red&quot;;IF([raw.J5]&gt;[raw.AP5];&quot;Blue&quot;;&quot;Green&quot;)))" office:value-type="float" office:value="0.022784655584327" calcext:value-type="float">
            <text:p>0.0228</text:p>
          </table:table-cell>
          <table:table-cell table:style-name="ce6" table:formula="of:=[raw.AQ5]+ORG.OPENOFFICE.STYLE(IF([raw.J5]&lt;[raw.AR5];&quot;Red&quot;;IF([raw.J5]&gt;[raw.AS5];&quot;Blue&quot;;&quot;Green&quot;)))" office:value-type="float" office:value="0.0228225175071092" calcext:value-type="float">
            <text:p>0.0228</text:p>
          </table:table-cell>
          <table:table-cell table:style-name="ce6" table:formula="of:=[raw.AT5]+ORG.OPENOFFICE.STYLE(IF([raw.J5]&lt;[raw.AU5];&quot;Red&quot;;IF([raw.J5]&gt;[raw.AV5];&quot;Blue&quot;;&quot;Green&quot;)))" office:value-type="float" office:value="0.0103782320764681" calcext:value-type="float">
            <text:p>0.0104</text:p>
          </table:table-cell>
          <table:table-cell table:style-name="ce6" table:formula="of:=[raw.AW5]+ORG.OPENOFFICE.STYLE(IF([raw.J5]&lt;[raw.AX5];&quot;Red&quot;;IF([raw.J5]&gt;[raw.AY5];&quot;Blue&quot;;&quot;Green&quot;)))" office:value-type="float" office:value="0" calcext:value-type="float">
            <text:p>0.0000</text:p>
          </table:table-cell>
          <table:table-cell table:style-name="ce6" table:formula="of:=[raw.AZ5]+ORG.OPENOFFICE.STYLE(IF([raw.J5]&lt;[raw.BA5];&quot;Red&quot;;IF([raw.J5]&gt;[raw.BB5];&quot;Blue&quot;;&quot;Green&quot;)))" office:value-type="float" office:value="0.006" calcext:value-type="float">
            <text:p>0.0060</text:p>
          </table:table-cell>
          <table:table-cell table:style-name="ce6" table:formula="of:=[raw.BC5]+ORG.OPENOFFICE.STYLE(IF([raw.J5]&lt;[raw.BD5];&quot;Red&quot;;IF([raw.J5]&gt;[raw.BE5];&quot;Blue&quot;;&quot;Green&quot;)))" office:value-type="float" office:value="0.006" calcext:value-type="float">
            <text:p>0.0060</text:p>
          </table:table-cell>
          <table:table-cell table:style-name="ce6" table:formula="of:=[raw.BF5]+ORG.OPENOFFICE.STYLE(IF([raw.J5]&lt;[raw.BG5];&quot;Red&quot;;IF([raw.J5]&gt;[raw.BH5];&quot;Blue&quot;;&quot;Green&quot;)))" office:value-type="float" office:value="0.012" calcext:value-type="float">
            <text:p>0.0120</text:p>
          </table:table-cell>
          <table:table-cell table:style-name="ce6" table:formula="of:=[raw.BI5]+ORG.OPENOFFICE.STYLE(IF([raw.J5]&lt;[raw.BJ5];&quot;Red&quot;;IF([raw.J5]&gt;[raw.BK5];&quot;Blue&quot;;&quot;Green&quot;)))" office:value-type="float" office:value="0.012" calcext:value-type="float">
            <text:p>0.0120</text:p>
          </table:table-cell>
          <table:table-cell table:style-name="ce6" table:formula="of:=[raw.BL5]+ORG.OPENOFFICE.STYLE(IF([raw.J5]&lt;[raw.BM5];&quot;Red&quot;;IF([raw.J5]&gt;[raw.BN5];&quot;Blue&quot;;&quot;Green&quot;)))" office:value-type="float" office:value="0.007" calcext:value-type="float">
            <text:p>0.0070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style-name="ce6" table:formula="of:=[raw.M6]+ORG.OPENOFFICE.STYLE(IF([raw.J6]&lt;[raw.N6];&quot;Red&quot;;IF([raw.J6]&gt;[raw.O6];&quot;Blue&quot;;&quot;Green&quot;)))" office:value-type="float" office:value="0.0197402200547428" calcext:value-type="float">
            <text:p>0.0197</text:p>
          </table:table-cell>
          <table:table-cell table:style-name="ce6" table:formula="of:=[raw.P6]+ORG.OPENOFFICE.STYLE(IF([raw.J6]&lt;[raw.Q6];&quot;Red&quot;;IF([raw.J6]&gt;[raw.R6];&quot;Blue&quot;;&quot;Green&quot;)))" office:value-type="float" office:value="0.0223752224677614" calcext:value-type="float">
            <text:p>0.0224</text:p>
          </table:table-cell>
          <table:table-cell table:style-name="ce6" table:formula="of:=[raw.S6]+ORG.OPENOFFICE.STYLE(IF([raw.J6]&lt;[raw.T6];&quot;Red&quot;;IF([raw.J6]&gt;[raw.U6];&quot;Blue&quot;;&quot;Green&quot;)))" office:value-type="float" office:value="0.0223769260452741" calcext:value-type="float">
            <text:p>0.0224</text:p>
          </table:table-cell>
          <table:table-cell table:style-name="ce6" table:formula="of:=[raw.V6]+ORG.OPENOFFICE.STYLE(IF([raw.J6]&lt;[raw.W6];&quot;Red&quot;;IF([raw.J6]&gt;[raw.X6];&quot;Blue&quot;;&quot;Green&quot;)))" office:value-type="float" office:value="0.0406721522376022" calcext:value-type="float">
            <text:p>0.0407</text:p>
          </table:table-cell>
          <table:table-cell table:style-name="ce7" table:formula="of:=[raw.Y6]+ORG.OPENOFFICE.STYLE(IF([raw.J6]&lt;[raw.Z6];&quot;Red&quot;;IF([raw.J6]&gt;[raw.AA6];&quot;Blue&quot;;&quot;Green&quot;)))" office:value-type="float" office:value="0.0497195681004777" calcext:value-type="float">
            <text:p>0.0497</text:p>
          </table:table-cell>
          <table:table-cell table:style-name="ce6" table:formula="of:=[raw.AB6]+ORG.OPENOFFICE.STYLE(IF([raw.J6]&lt;[raw.AC6];&quot;Red&quot;;IF([raw.J6]&gt;[raw.AD6];&quot;Blue&quot;;&quot;Green&quot;)))" office:value-type="float" office:value="0.0255865627542192" calcext:value-type="float">
            <text:p>0.0256</text:p>
          </table:table-cell>
          <table:table-cell table:style-name="ce6" table:formula="of:=[raw.AE6]+ORG.OPENOFFICE.STYLE(IF([raw.J6]&lt;[raw.AF6];&quot;Red&quot;;IF([raw.J6]&gt;[raw.AG6];&quot;Blue&quot;;&quot;Green&quot;)))" office:value-type="float" office:value="0.0197402200547428" calcext:value-type="float">
            <text:p>0.0197</text:p>
          </table:table-cell>
          <table:table-cell table:style-name="ce6" table:formula="of:=[raw.AH6]+ORG.OPENOFFICE.STYLE(IF([raw.J6]&lt;[raw.AI6];&quot;Red&quot;;IF([raw.J6]&gt;[raw.AJ6];&quot;Blue&quot;;&quot;Green&quot;)))" office:value-type="float" office:value="0.0115604980814845" calcext:value-type="float">
            <text:p>0.0116</text:p>
          </table:table-cell>
          <table:table-cell table:style-name="ce6" table:formula="of:=[raw.AK6]+ORG.OPENOFFICE.STYLE(IF([raw.J6]&lt;[raw.AL6];&quot;Red&quot;;IF([raw.J6]&gt;[raw.AM6];&quot;Blue&quot;;&quot;Green&quot;)))" office:value-type="float" office:value="0.0115604980814845" calcext:value-type="float">
            <text:p>0.0116</text:p>
          </table:table-cell>
          <table:table-cell table:style-name="ce6" table:formula="of:=[raw.AN6]+ORG.OPENOFFICE.STYLE(IF([raw.J6]&lt;[raw.AO6];&quot;Red&quot;;IF([raw.J6]&gt;[raw.AP6];&quot;Blue&quot;;&quot;Green&quot;)))" office:value-type="float" office:value="0.0197402200547428" calcext:value-type="float">
            <text:p>0.0197</text:p>
          </table:table-cell>
          <table:table-cell table:style-name="ce6" table:formula="of:=[raw.AQ6]+ORG.OPENOFFICE.STYLE(IF([raw.J6]&lt;[raw.AR6];&quot;Red&quot;;IF([raw.J6]&gt;[raw.AS6];&quot;Blue&quot;;&quot;Green&quot;)))" office:value-type="float" office:value="0.0269642190726905" calcext:value-type="float">
            <text:p>0.0270</text:p>
          </table:table-cell>
          <table:table-cell table:style-name="ce6" table:formula="of:=[raw.AT6]+ORG.OPENOFFICE.STYLE(IF([raw.J6]&lt;[raw.AU6];&quot;Red&quot;;IF([raw.J6]&gt;[raw.AV6];&quot;Blue&quot;;&quot;Green&quot;)))" office:value-type="float" office:value="0.0140198491880999" calcext:value-type="float">
            <text:p>0.0140</text:p>
          </table:table-cell>
          <table:table-cell table:style-name="ce6" table:formula="of:=[raw.AW6]+ORG.OPENOFFICE.STYLE(IF([raw.J6]&lt;[raw.AX6];&quot;Red&quot;;IF([raw.J6]&gt;[raw.AY6];&quot;Blue&quot;;&quot;Green&quot;)))" office:value-type="float" office:value="0" calcext:value-type="float">
            <text:p>0.0000</text:p>
          </table:table-cell>
          <table:table-cell table:style-name="ce6" table:formula="of:=[raw.AZ6]+ORG.OPENOFFICE.STYLE(IF([raw.J6]&lt;[raw.BA6];&quot;Red&quot;;IF([raw.J6]&gt;[raw.BB6];&quot;Blue&quot;;&quot;Green&quot;)))" office:value-type="float" office:value="0.0108172265937759" calcext:value-type="float">
            <text:p>0.0108</text:p>
          </table:table-cell>
          <table:table-cell table:style-name="ce6" table:formula="of:=[raw.BC6]+ORG.OPENOFFICE.STYLE(IF([raw.J6]&lt;[raw.BD6];&quot;Red&quot;;IF([raw.J6]&gt;[raw.BE6];&quot;Blue&quot;;&quot;Green&quot;)))" office:value-type="float" office:value="0.0108172265937759" calcext:value-type="float">
            <text:p>0.0108</text:p>
          </table:table-cell>
          <table:table-cell table:style-name="ce6" table:formula="of:=[raw.BF6]+ORG.OPENOFFICE.STYLE(IF([raw.J6]&lt;[raw.BG6];&quot;Red&quot;;IF([raw.J6]&gt;[raw.BH6];&quot;Blue&quot;;&quot;Green&quot;)))" office:value-type="float" office:value="0.0209319321828594" calcext:value-type="float">
            <text:p>0.0209</text:p>
          </table:table-cell>
          <table:table-cell table:style-name="ce6" table:formula="of:=[raw.BI6]+ORG.OPENOFFICE.STYLE(IF([raw.J6]&lt;[raw.BJ6];&quot;Red&quot;;IF([raw.J6]&gt;[raw.BK6];&quot;Blue&quot;;&quot;Green&quot;)))" office:value-type="float" office:value="0.0227840108645626" calcext:value-type="float">
            <text:p>0.0228</text:p>
          </table:table-cell>
          <table:table-cell table:style-name="ce6" table:formula="of:=[raw.BL6]+ORG.OPENOFFICE.STYLE(IF([raw.J6]&lt;[raw.BM6];&quot;Red&quot;;IF([raw.J6]&gt;[raw.BN6];&quot;Blue&quot;;&quot;Green&quot;)))" office:value-type="float" office:value="0.011568417143632" calcext:value-type="float">
            <text:p>0.0116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6" table:formula="of:=[raw.M7]+ORG.OPENOFFICE.STYLE(IF([raw.J7]&lt;[raw.N7];&quot;Red&quot;;IF([raw.J7]&gt;[raw.O7];&quot;Blue&quot;;&quot;Green&quot;)))" office:value-type="float" office:value="0.0244800357308962" calcext:value-type="float">
            <text:p>0.0245</text:p>
          </table:table-cell>
          <table:table-cell table:style-name="ce6" table:formula="of:=[raw.P7]+ORG.OPENOFFICE.STYLE(IF([raw.J7]&lt;[raw.Q7];&quot;Red&quot;;IF([raw.J7]&gt;[raw.R7];&quot;Blue&quot;;&quot;Green&quot;)))" office:value-type="float" office:value="0.0269591593774145" calcext:value-type="float">
            <text:p>0.0270</text:p>
          </table:table-cell>
          <table:table-cell table:style-name="ce6" table:formula="of:=[raw.S7]+ORG.OPENOFFICE.STYLE(IF([raw.J7]&lt;[raw.T7];&quot;Red&quot;;IF([raw.J7]&gt;[raw.U7];&quot;Blue&quot;;&quot;Green&quot;)))" office:value-type="float" office:value="0.0269758044418801" calcext:value-type="float">
            <text:p>0.0270</text:p>
          </table:table-cell>
          <table:table-cell table:style-name="ce6" table:formula="of:=[raw.V7]+ORG.OPENOFFICE.STYLE(IF([raw.J7]&lt;[raw.W7];&quot;Red&quot;;IF([raw.J7]&gt;[raw.X7];&quot;Blue&quot;;&quot;Green&quot;)))" office:value-type="float" office:value="0.0273593918948084" calcext:value-type="float">
            <text:p>0.0274</text:p>
          </table:table-cell>
          <table:table-cell table:style-name="ce9" table:formula="of:=[raw.Y7]+ORG.OPENOFFICE.STYLE(IF([raw.J7]&lt;[raw.Z7];&quot;Red&quot;;IF([raw.J7]&gt;[raw.AA7];&quot;Blue&quot;;&quot;Green&quot;)))" office:value-type="float" office:value="0.0519721199131033" calcext:value-type="float">
            <text:p>0.0520</text:p>
          </table:table-cell>
          <table:table-cell table:style-name="ce6" table:formula="of:=[raw.AB7]+ORG.OPENOFFICE.STYLE(IF([raw.J7]&lt;[raw.AC7];&quot;Red&quot;;IF([raw.J7]&gt;[raw.AD7];&quot;Blue&quot;;&quot;Green&quot;)))" office:value-type="float" office:value="0.0273932795799404" calcext:value-type="float">
            <text:p>0.0274</text:p>
          </table:table-cell>
          <table:table-cell table:style-name="ce6" table:formula="of:=[raw.AE7]+ORG.OPENOFFICE.STYLE(IF([raw.J7]&lt;[raw.AF7];&quot;Red&quot;;IF([raw.J7]&gt;[raw.AG7];&quot;Blue&quot;;&quot;Green&quot;)))" office:value-type="float" office:value="0.0244800357308962" calcext:value-type="float">
            <text:p>0.0245</text:p>
          </table:table-cell>
          <table:table-cell table:style-name="ce6" table:formula="of:=[raw.AH7]+ORG.OPENOFFICE.STYLE(IF([raw.J7]&lt;[raw.AI7];&quot;Red&quot;;IF([raw.J7]&gt;[raw.AJ7];&quot;Blue&quot;;&quot;Green&quot;)))" office:value-type="float" office:value="0.0244800727476705" calcext:value-type="float">
            <text:p>0.0245</text:p>
          </table:table-cell>
          <table:table-cell table:style-name="ce6" table:formula="of:=[raw.AK7]+ORG.OPENOFFICE.STYLE(IF([raw.J7]&lt;[raw.AL7];&quot;Red&quot;;IF([raw.J7]&gt;[raw.AM7];&quot;Blue&quot;;&quot;Green&quot;)))" office:value-type="float" office:value="0.0244800727476705" calcext:value-type="float">
            <text:p>0.0245</text:p>
          </table:table-cell>
          <table:table-cell table:style-name="ce6" table:formula="of:=[raw.AN7]+ORG.OPENOFFICE.STYLE(IF([raw.J7]&lt;[raw.AO7];&quot;Red&quot;;IF([raw.J7]&gt;[raw.AP7];&quot;Blue&quot;;&quot;Green&quot;)))" office:value-type="float" office:value="0.0244800357308962" calcext:value-type="float">
            <text:p>0.0245</text:p>
          </table:table-cell>
          <table:table-cell table:style-name="ce7" table:formula="of:=[raw.AQ7]+ORG.OPENOFFICE.STYLE(IF([raw.J7]&lt;[raw.AR7];&quot;Red&quot;;IF([raw.J7]&gt;[raw.AS7];&quot;Blue&quot;;&quot;Green&quot;)))" office:value-type="float" office:value="0.049755698040677" calcext:value-type="float">
            <text:p>0.0498</text:p>
          </table:table-cell>
          <table:table-cell table:style-name="ce6" table:formula="of:=[raw.AT7]+ORG.OPENOFFICE.STYLE(IF([raw.J7]&lt;[raw.AU7];&quot;Red&quot;;IF([raw.J7]&gt;[raw.AV7];&quot;Blue&quot;;&quot;Green&quot;)))" office:value-type="float" office:value="0.0245127063547436" calcext:value-type="float">
            <text:p>0.0245</text:p>
          </table:table-cell>
          <table:table-cell table:style-name="ce6" table:formula="of:=[raw.AW7]+ORG.OPENOFFICE.STYLE(IF([raw.J7]&lt;[raw.AX7];&quot;Red&quot;;IF([raw.J7]&gt;[raw.AY7];&quot;Blue&quot;;&quot;Green&quot;)))" office:value-type="float" office:value="0" calcext:value-type="float">
            <text:p>0.0000</text:p>
          </table:table-cell>
          <table:table-cell table:style-name="ce6" table:formula="of:=[raw.AZ7]+ORG.OPENOFFICE.STYLE(IF([raw.J7]&lt;[raw.BA7];&quot;Red&quot;;IF([raw.J7]&gt;[raw.BB7];&quot;Blue&quot;;&quot;Green&quot;)))" office:value-type="float" office:value="0.0292909413824617" calcext:value-type="float">
            <text:p>0.0293</text:p>
          </table:table-cell>
          <table:table-cell table:style-name="ce6" table:formula="of:=[raw.BC7]+ORG.OPENOFFICE.STYLE(IF([raw.J7]&lt;[raw.BD7];&quot;Red&quot;;IF([raw.J7]&gt;[raw.BE7];&quot;Blue&quot;;&quot;Green&quot;)))" office:value-type="float" office:value="0.0292909413824617" calcext:value-type="float">
            <text:p>0.0293</text:p>
          </table:table-cell>
          <table:table-cell table:style-name="ce6" table:formula="of:=[raw.BF7]+ORG.OPENOFFICE.STYLE(IF([raw.J7]&lt;[raw.BG7];&quot;Red&quot;;IF([raw.J7]&gt;[raw.BH7];&quot;Blue&quot;;&quot;Green&quot;)))" office:value-type="float" office:value="0.0294401774627277" calcext:value-type="float">
            <text:p>0.0294</text:p>
          </table:table-cell>
          <table:table-cell table:style-name="ce9" table:formula="of:=[raw.BI7]+ORG.OPENOFFICE.STYLE(IF([raw.J7]&lt;[raw.BJ7];&quot;Red&quot;;IF([raw.J7]&gt;[raw.BK7];&quot;Blue&quot;;&quot;Green&quot;)))" office:value-type="float" office:value="0.0533558825995487" calcext:value-type="float">
            <text:p>0.0534</text:p>
          </table:table-cell>
          <table:table-cell table:style-name="ce6" table:formula="of:=[raw.BL7]+ORG.OPENOFFICE.STYLE(IF([raw.J7]&lt;[raw.BM7];&quot;Red&quot;;IF([raw.J7]&gt;[raw.BN7];&quot;Blue&quot;;&quot;Green&quot;)))" office:value-type="float" office:value="0.0294611325149992" calcext:value-type="float">
            <text:p>0.0295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7" table:formula="of:=[raw.M8]+ORG.OPENOFFICE.STYLE(IF([raw.J8]&lt;[raw.N8];&quot;Red&quot;;IF([raw.J8]&gt;[raw.O8];&quot;Blue&quot;;&quot;Green&quot;)))" office:value-type="float" office:value="0.047" calcext:value-type="float">
            <text:p>0.0470</text:p>
          </table:table-cell>
          <table:table-cell table:style-name="ce6" table:formula="of:=[raw.P8]+ORG.OPENOFFICE.STYLE(IF([raw.J8]&lt;[raw.Q8];&quot;Red&quot;;IF([raw.J8]&gt;[raw.R8];&quot;Blue&quot;;&quot;Green&quot;)))" office:value-type="float" office:value="0.0421987205542657" calcext:value-type="float">
            <text:p>0.0422</text:p>
          </table:table-cell>
          <table:table-cell table:style-name="ce6" table:formula="of:=[raw.S8]+ORG.OPENOFFICE.STYLE(IF([raw.J8]&lt;[raw.T8];&quot;Red&quot;;IF([raw.J8]&gt;[raw.U8];&quot;Blue&quot;;&quot;Green&quot;)))" office:value-type="float" office:value="0.0421987205542657" calcext:value-type="float">
            <text:p>0.0422</text:p>
          </table:table-cell>
          <table:table-cell table:style-name="ce6" table:formula="of:=[raw.V8]+ORG.OPENOFFICE.STYLE(IF([raw.J8]&lt;[raw.W8];&quot;Red&quot;;IF([raw.J8]&gt;[raw.X8];&quot;Blue&quot;;&quot;Green&quot;)))" office:value-type="float" office:value="0.0426515259426192" calcext:value-type="float">
            <text:p>0.0427</text:p>
          </table:table-cell>
          <table:table-cell table:style-name="ce9" table:formula="of:=[raw.Y8]+ORG.OPENOFFICE.STYLE(IF([raw.J8]&lt;[raw.Z8];&quot;Red&quot;;IF([raw.J8]&gt;[raw.AA8];&quot;Blue&quot;;&quot;Green&quot;)))" office:value-type="float" office:value="0.0658664686883394" calcext:value-type="float">
            <text:p>0.0659</text:p>
          </table:table-cell>
          <table:table-cell table:style-name="ce6" table:formula="of:=[raw.AB8]+ORG.OPENOFFICE.STYLE(IF([raw.J8]&lt;[raw.AC8];&quot;Red&quot;;IF([raw.J8]&gt;[raw.AD8];&quot;Blue&quot;;&quot;Green&quot;)))" office:value-type="float" office:value="0.0351351875824739" calcext:value-type="float">
            <text:p>0.0351</text:p>
          </table:table-cell>
          <table:table-cell table:style-name="ce7" table:formula="of:=[raw.AE8]+ORG.OPENOFFICE.STYLE(IF([raw.J8]&lt;[raw.AF8];&quot;Red&quot;;IF([raw.J8]&gt;[raw.AG8];&quot;Blue&quot;;&quot;Green&quot;)))" office:value-type="float" office:value="0.047" calcext:value-type="float">
            <text:p>0.0470</text:p>
          </table:table-cell>
          <table:table-cell table:style-name="ce9" table:formula="of:=[raw.AH8]+ORG.OPENOFFICE.STYLE(IF([raw.J8]&lt;[raw.AI8];&quot;Red&quot;;IF([raw.J8]&gt;[raw.AJ8];&quot;Blue&quot;;&quot;Green&quot;)))" office:value-type="float" office:value="0.475" calcext:value-type="float">
            <text:p>0.4750</text:p>
          </table:table-cell>
          <table:table-cell table:style-name="ce9" table:formula="of:=[raw.AK8]+ORG.OPENOFFICE.STYLE(IF([raw.J8]&lt;[raw.AL8];&quot;Red&quot;;IF([raw.J8]&gt;[raw.AM8];&quot;Blue&quot;;&quot;Green&quot;)))" office:value-type="float" office:value="0.475" calcext:value-type="float">
            <text:p>0.4750</text:p>
          </table:table-cell>
          <table:table-cell table:style-name="ce7" table:formula="of:=[raw.AN8]+ORG.OPENOFFICE.STYLE(IF([raw.J8]&lt;[raw.AO8];&quot;Red&quot;;IF([raw.J8]&gt;[raw.AP8];&quot;Blue&quot;;&quot;Green&quot;)))" office:value-type="float" office:value="0.047" calcext:value-type="float">
            <text:p>0.0470</text:p>
          </table:table-cell>
          <table:table-cell table:style-name="ce9" table:formula="of:=[raw.AQ8]+ORG.OPENOFFICE.STYLE(IF([raw.J8]&lt;[raw.AR8];&quot;Red&quot;;IF([raw.J8]&gt;[raw.AS8];&quot;Blue&quot;;&quot;Green&quot;)))" office:value-type="float" office:value="0.108" calcext:value-type="float">
            <text:p>0.1080</text:p>
          </table:table-cell>
          <table:table-cell table:style-name="ce7" table:formula="of:=[raw.AT8]+ORG.OPENOFFICE.STYLE(IF([raw.J8]&lt;[raw.AU8];&quot;Red&quot;;IF([raw.J8]&gt;[raw.AV8];&quot;Blue&quot;;&quot;Green&quot;)))" office:value-type="float" office:value="0.056" calcext:value-type="float">
            <text:p>0.0560</text:p>
          </table:table-cell>
          <table:table-cell table:style-name="ce6" table:formula="of:=[raw.AW8]+ORG.OPENOFFICE.STYLE(IF([raw.J8]&lt;[raw.AX8];&quot;Red&quot;;IF([raw.J8]&gt;[raw.AY8];&quot;Blue&quot;;&quot;Green&quot;)))" office:value-type="float" office:value="0" calcext:value-type="float">
            <text:p>0.0000</text:p>
          </table:table-cell>
          <table:table-cell table:style-name="ce6" table:formula="of:=[raw.AZ8]+ORG.OPENOFFICE.STYLE(IF([raw.J8]&lt;[raw.BA8];&quot;Red&quot;;IF([raw.J8]&gt;[raw.BB8];&quot;Blue&quot;;&quot;Green&quot;)))" office:value-type="float" office:value="0.0235015236846895" calcext:value-type="float">
            <text:p>0.0235</text:p>
          </table:table-cell>
          <table:table-cell table:style-name="ce6" table:formula="of:=[raw.BC8]+ORG.OPENOFFICE.STYLE(IF([raw.J8]&lt;[raw.BD8];&quot;Red&quot;;IF([raw.J8]&gt;[raw.BE8];&quot;Blue&quot;;&quot;Green&quot;)))" office:value-type="float" office:value="0.0235015236846895" calcext:value-type="float">
            <text:p>0.0235</text:p>
          </table:table-cell>
          <table:table-cell table:style-name="ce6" table:formula="of:=[raw.BF8]+ORG.OPENOFFICE.STYLE(IF([raw.J8]&lt;[raw.BG8];&quot;Red&quot;;IF([raw.J8]&gt;[raw.BH8];&quot;Blue&quot;;&quot;Green&quot;)))" office:value-type="float" office:value="0.0417777165712493" calcext:value-type="float">
            <text:p>0.0418</text:p>
          </table:table-cell>
          <table:table-cell table:style-name="ce9" table:formula="of:=[raw.BI8]+ORG.OPENOFFICE.STYLE(IF([raw.J8]&lt;[raw.BJ8];&quot;Red&quot;;IF([raw.J8]&gt;[raw.BK8];&quot;Blue&quot;;&quot;Green&quot;)))" office:value-type="float" office:value="0.0644489477781649" calcext:value-type="float">
            <text:p>0.0644</text:p>
          </table:table-cell>
          <table:table-cell table:style-name="ce6" table:formula="of:=[raw.BL8]+ORG.OPENOFFICE.STYLE(IF([raw.J8]&lt;[raw.BM8];&quot;Red&quot;;IF([raw.J8]&gt;[raw.BN8];&quot;Blue&quot;;&quot;Green&quot;)))" office:value-type="float" office:value="0.0337990188218041" calcext:value-type="float">
            <text:p>0.0338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7" table:formula="of:=[raw.M9]+ORG.OPENOFFICE.STYLE(IF([raw.J9]&lt;[raw.N9];&quot;Red&quot;;IF([raw.J9]&gt;[raw.O9];&quot;Blue&quot;;&quot;Green&quot;)))" office:value-type="float" office:value="0.047" calcext:value-type="float">
            <text:p>0.0470</text:p>
          </table:table-cell>
          <table:table-cell table:style-name="ce7" table:formula="of:=[raw.P9]+ORG.OPENOFFICE.STYLE(IF([raw.J9]&lt;[raw.Q9];&quot;Red&quot;;IF([raw.J9]&gt;[raw.R9];&quot;Blue&quot;;&quot;Green&quot;)))" office:value-type="float" office:value="0.059" calcext:value-type="float">
            <text:p>0.0590</text:p>
          </table:table-cell>
          <table:table-cell table:style-name="ce7" table:formula="of:=[raw.S9]+ORG.OPENOFFICE.STYLE(IF([raw.J9]&lt;[raw.T9];&quot;Red&quot;;IF([raw.J9]&gt;[raw.U9];&quot;Blue&quot;;&quot;Green&quot;)))" office:value-type="float" office:value="0.059" calcext:value-type="float">
            <text:p>0.0590</text:p>
          </table:table-cell>
          <table:table-cell table:style-name="ce9" table:formula="of:=[raw.V9]+ORG.OPENOFFICE.STYLE(IF([raw.J9]&lt;[raw.W9];&quot;Red&quot;;IF([raw.J9]&gt;[raw.X9];&quot;Blue&quot;;&quot;Green&quot;)))" office:value-type="float" office:value="0.094" calcext:value-type="float">
            <text:p>0.0940</text:p>
          </table:table-cell>
          <table:table-cell table:style-name="ce9" table:formula="of:=[raw.Y9]+ORG.OPENOFFICE.STYLE(IF([raw.J9]&lt;[raw.Z9];&quot;Red&quot;;IF([raw.J9]&gt;[raw.AA9];&quot;Blue&quot;;&quot;Green&quot;)))" office:value-type="float" office:value="0.175" calcext:value-type="float">
            <text:p>0.1750</text:p>
          </table:table-cell>
          <table:table-cell table:style-name="ce9" table:formula="of:=[raw.AB9]+ORG.OPENOFFICE.STYLE(IF([raw.J9]&lt;[raw.AC9];&quot;Red&quot;;IF([raw.J9]&gt;[raw.AD9];&quot;Blue&quot;;&quot;Green&quot;)))" office:value-type="float" office:value="0.095" calcext:value-type="float">
            <text:p>0.0950</text:p>
          </table:table-cell>
          <table:table-cell table:style-name="ce7" table:formula="of:=[raw.AE9]+ORG.OPENOFFICE.STYLE(IF([raw.J9]&lt;[raw.AF9];&quot;Red&quot;;IF([raw.J9]&gt;[raw.AG9];&quot;Blue&quot;;&quot;Green&quot;)))" office:value-type="float" office:value="0.047" calcext:value-type="float">
            <text:p>0.0470</text:p>
          </table:table-cell>
          <table:table-cell table:style-name="ce6" table:formula="of:=[raw.AH9]+ORG.OPENOFFICE.STYLE(IF([raw.J9]&lt;[raw.AI9];&quot;Red&quot;;IF([raw.J9]&gt;[raw.AJ9];&quot;Blue&quot;;&quot;Green&quot;)))" office:value-type="float" office:value="0.029" calcext:value-type="float">
            <text:p>0.0290</text:p>
          </table:table-cell>
          <table:table-cell table:style-name="ce6" table:formula="of:=[raw.AK9]+ORG.OPENOFFICE.STYLE(IF([raw.J9]&lt;[raw.AL9];&quot;Red&quot;;IF([raw.J9]&gt;[raw.AM9];&quot;Blue&quot;;&quot;Green&quot;)))" office:value-type="float" office:value="0.029" calcext:value-type="float">
            <text:p>0.0290</text:p>
          </table:table-cell>
          <table:table-cell table:style-name="ce7" table:formula="of:=[raw.AN9]+ORG.OPENOFFICE.STYLE(IF([raw.J9]&lt;[raw.AO9];&quot;Red&quot;;IF([raw.J9]&gt;[raw.AP9];&quot;Blue&quot;;&quot;Green&quot;)))" office:value-type="float" office:value="0.047" calcext:value-type="float">
            <text:p>0.0470</text:p>
          </table:table-cell>
          <table:table-cell table:style-name="ce9" table:formula="of:=[raw.AQ9]+ORG.OPENOFFICE.STYLE(IF([raw.J9]&lt;[raw.AR9];&quot;Red&quot;;IF([raw.J9]&gt;[raw.AS9];&quot;Blue&quot;;&quot;Green&quot;)))" office:value-type="float" office:value="0.089" calcext:value-type="float">
            <text:p>0.0890</text:p>
          </table:table-cell>
          <table:table-cell table:style-name="ce7" table:formula="of:=[raw.AT9]+ORG.OPENOFFICE.STYLE(IF([raw.J9]&lt;[raw.AU9];&quot;Red&quot;;IF([raw.J9]&gt;[raw.AV9];&quot;Blue&quot;;&quot;Green&quot;)))" office:value-type="float" office:value="0.048" calcext:value-type="float">
            <text:p>0.0480</text:p>
          </table:table-cell>
          <table:table-cell table:style-name="ce6" table:formula="of:=[raw.AW9]+ORG.OPENOFFICE.STYLE(IF([raw.J9]&lt;[raw.AX9];&quot;Red&quot;;IF([raw.J9]&gt;[raw.AY9];&quot;Blue&quot;;&quot;Green&quot;)))" office:value-type="float" office:value="0" calcext:value-type="float">
            <text:p>0.0000</text:p>
          </table:table-cell>
          <table:table-cell table:style-name="ce6" table:formula="of:=[raw.AZ9]+ORG.OPENOFFICE.STYLE(IF([raw.J9]&lt;[raw.BA9];&quot;Red&quot;;IF([raw.J9]&gt;[raw.BB9];&quot;Blue&quot;;&quot;Green&quot;)))" office:value-type="float" office:value="0.031" calcext:value-type="float">
            <text:p>0.0310</text:p>
          </table:table-cell>
          <table:table-cell table:style-name="ce6" table:formula="of:=[raw.BC9]+ORG.OPENOFFICE.STYLE(IF([raw.J9]&lt;[raw.BD9];&quot;Red&quot;;IF([raw.J9]&gt;[raw.BE9];&quot;Blue&quot;;&quot;Green&quot;)))" office:value-type="float" office:value="0.031" calcext:value-type="float">
            <text:p>0.0310</text:p>
          </table:table-cell>
          <table:table-cell table:style-name="ce7" table:formula="of:=[raw.BF9]+ORG.OPENOFFICE.STYLE(IF([raw.J9]&lt;[raw.BG9];&quot;Red&quot;;IF([raw.J9]&gt;[raw.BH9];&quot;Blue&quot;;&quot;Green&quot;)))" office:value-type="float" office:value="0.048" calcext:value-type="float">
            <text:p>0.0480</text:p>
          </table:table-cell>
          <table:table-cell table:style-name="ce9" table:formula="of:=[raw.BI9]+ORG.OPENOFFICE.STYLE(IF([raw.J9]&lt;[raw.BJ9];&quot;Red&quot;;IF([raw.J9]&gt;[raw.BK9];&quot;Blue&quot;;&quot;Green&quot;)))" office:value-type="float" office:value="0.09" calcext:value-type="float">
            <text:p>0.0900</text:p>
          </table:table-cell>
          <table:table-cell table:style-name="ce7" table:formula="of:=[raw.BL9]+ORG.OPENOFFICE.STYLE(IF([raw.J9]&lt;[raw.BM9];&quot;Red&quot;;IF([raw.J9]&gt;[raw.BN9];&quot;Blue&quot;;&quot;Green&quot;)))" office:value-type="float" office:value="0.048" calcext:value-type="float">
            <text:p>0.0480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6" table:formula="of:=[raw.M10]+ORG.OPENOFFICE.STYLE(IF([raw.J10]&lt;[raw.N10];&quot;Red&quot;;IF([raw.J10]&gt;[raw.O10];&quot;Blue&quot;;&quot;Green&quot;)))" office:value-type="float" office:value="0.0379836883778733" calcext:value-type="float">
            <text:p>0.0380</text:p>
          </table:table-cell>
          <table:table-cell table:style-name="ce6" table:formula="of:=[raw.P10]+ORG.OPENOFFICE.STYLE(IF([raw.J10]&lt;[raw.Q10];&quot;Red&quot;;IF([raw.J10]&gt;[raw.R10];&quot;Blue&quot;;&quot;Green&quot;)))" office:value-type="float" office:value="0.0374257396936508" calcext:value-type="float">
            <text:p>0.0374</text:p>
          </table:table-cell>
          <table:table-cell table:style-name="ce6" table:formula="of:=[raw.S10]+ORG.OPENOFFICE.STYLE(IF([raw.J10]&lt;[raw.T10];&quot;Red&quot;;IF([raw.J10]&gt;[raw.U10];&quot;Blue&quot;;&quot;Green&quot;)))" office:value-type="float" office:value="0.0374257396936508" calcext:value-type="float">
            <text:p>0.0374</text:p>
          </table:table-cell>
          <table:table-cell table:style-name="ce6" table:formula="of:=[raw.V10]+ORG.OPENOFFICE.STYLE(IF([raw.J10]&lt;[raw.W10];&quot;Red&quot;;IF([raw.J10]&gt;[raw.X10];&quot;Blue&quot;;&quot;Green&quot;)))" office:value-type="float" office:value="0.0388337995947334" calcext:value-type="float">
            <text:p>0.0388</text:p>
          </table:table-cell>
          <table:table-cell table:style-name="ce9" table:formula="of:=[raw.Y10]+ORG.OPENOFFICE.STYLE(IF([raw.J10]&lt;[raw.Z10];&quot;Red&quot;;IF([raw.J10]&gt;[raw.AA10];&quot;Blue&quot;;&quot;Green&quot;)))" office:value-type="float" office:value="0.0621859618887101" calcext:value-type="float">
            <text:p>0.0622</text:p>
          </table:table-cell>
          <table:table-cell table:style-name="ce6" table:formula="of:=[raw.AB10]+ORG.OPENOFFICE.STYLE(IF([raw.J10]&lt;[raw.AC10];&quot;Red&quot;;IF([raw.J10]&gt;[raw.AD10];&quot;Blue&quot;;&quot;Green&quot;)))" office:value-type="float" office:value="0.0322699811866862" calcext:value-type="float">
            <text:p>0.0323</text:p>
          </table:table-cell>
          <table:table-cell table:style-name="ce6" table:formula="of:=[raw.AE10]+ORG.OPENOFFICE.STYLE(IF([raw.J10]&lt;[raw.AF10];&quot;Red&quot;;IF([raw.J10]&gt;[raw.AG10];&quot;Blue&quot;;&quot;Green&quot;)))" office:value-type="float" office:value="0.0379836883778733" calcext:value-type="float">
            <text:p>0.0380</text:p>
          </table:table-cell>
          <table:table-cell table:style-name="ce6" table:formula="of:=[raw.AH10]+ORG.OPENOFFICE.STYLE(IF([raw.J10]&lt;[raw.AI10];&quot;Red&quot;;IF([raw.J10]&gt;[raw.AJ10];&quot;Blue&quot;;&quot;Green&quot;)))" office:value-type="float" office:value="0.0197333922159328" calcext:value-type="float">
            <text:p>0.0197</text:p>
          </table:table-cell>
          <table:table-cell table:style-name="ce6" table:formula="of:=[raw.AK10]+ORG.OPENOFFICE.STYLE(IF([raw.J10]&lt;[raw.AL10];&quot;Red&quot;;IF([raw.J10]&gt;[raw.AM10];&quot;Blue&quot;;&quot;Green&quot;)))" office:value-type="float" office:value="0.0197333922159328" calcext:value-type="float">
            <text:p>0.0197</text:p>
          </table:table-cell>
          <table:table-cell table:style-name="ce6" table:formula="of:=[raw.AN10]+ORG.OPENOFFICE.STYLE(IF([raw.J10]&lt;[raw.AO10];&quot;Red&quot;;IF([raw.J10]&gt;[raw.AP10];&quot;Blue&quot;;&quot;Green&quot;)))" office:value-type="float" office:value="0.0379836883778733" calcext:value-type="float">
            <text:p>0.0380</text:p>
          </table:table-cell>
          <table:table-cell table:style-name="ce9" table:formula="of:=[raw.AQ10]+ORG.OPENOFFICE.STYLE(IF([raw.J10]&lt;[raw.AR10];&quot;Red&quot;;IF([raw.J10]&gt;[raw.AS10];&quot;Blue&quot;;&quot;Green&quot;)))" office:value-type="float" office:value="0.0608354740117287" calcext:value-type="float">
            <text:p>0.0608</text:p>
          </table:table-cell>
          <table:table-cell table:style-name="ce6" table:formula="of:=[raw.AT10]+ORG.OPENOFFICE.STYLE(IF([raw.J10]&lt;[raw.AU10];&quot;Red&quot;;IF([raw.J10]&gt;[raw.AV10];&quot;Blue&quot;;&quot;Green&quot;)))" office:value-type="float" office:value="0.030923846818236" calcext:value-type="float">
            <text:p>0.0309</text:p>
          </table:table-cell>
          <table:table-cell table:style-name="ce6" table:formula="of:=[raw.AW10]+ORG.OPENOFFICE.STYLE(IF([raw.J10]&lt;[raw.AX10];&quot;Red&quot;;IF([raw.J10]&gt;[raw.AY10];&quot;Blue&quot;;&quot;Green&quot;)))" office:value-type="float" office:value="0" calcext:value-type="float">
            <text:p>0.0000</text:p>
          </table:table-cell>
          <table:table-cell table:style-name="ce9" table:formula="of:=[raw.AZ10]+ORG.OPENOFFICE.STYLE(IF([raw.J10]&lt;[raw.BA10];&quot;Red&quot;;IF([raw.J10]&gt;[raw.BB10];&quot;Blue&quot;;&quot;Green&quot;)))" office:value-type="float" office:value="0.461" calcext:value-type="float">
            <text:p>0.4610</text:p>
          </table:table-cell>
          <table:table-cell table:style-name="ce9" table:formula="of:=[raw.BC10]+ORG.OPENOFFICE.STYLE(IF([raw.J10]&lt;[raw.BD10];&quot;Red&quot;;IF([raw.J10]&gt;[raw.BE10];&quot;Blue&quot;;&quot;Green&quot;)))" office:value-type="float" office:value="0.461" calcext:value-type="float">
            <text:p>0.4610</text:p>
          </table:table-cell>
          <table:table-cell table:style-name="ce7" table:formula="of:=[raw.BF10]+ORG.OPENOFFICE.STYLE(IF([raw.J10]&lt;[raw.BG10];&quot;Red&quot;;IF([raw.J10]&gt;[raw.BH10];&quot;Blue&quot;;&quot;Green&quot;)))" office:value-type="float" office:value="0.042" calcext:value-type="float">
            <text:p>0.0420</text:p>
          </table:table-cell>
          <table:table-cell table:style-name="ce9" table:formula="of:=[raw.BI10]+ORG.OPENOFFICE.STYLE(IF([raw.J10]&lt;[raw.BJ10];&quot;Red&quot;;IF([raw.J10]&gt;[raw.BK10];&quot;Blue&quot;;&quot;Green&quot;)))" office:value-type="float" office:value="0.099" calcext:value-type="float">
            <text:p>0.0990</text:p>
          </table:table-cell>
          <table:table-cell table:style-name="ce7" table:formula="of:=[raw.BL10]+ORG.OPENOFFICE.STYLE(IF([raw.J10]&lt;[raw.BM10];&quot;Red&quot;;IF([raw.J10]&gt;[raw.BN10];&quot;Blue&quot;;&quot;Green&quot;)))" office:value-type="float" office:value="0.053" calcext:value-type="float">
            <text:p>0.0530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style-name="ce6" table:formula="of:=[raw.M11]+ORG.OPENOFFICE.STYLE(IF([raw.J11]&lt;[raw.N11];&quot;Red&quot;;IF([raw.J11]&gt;[raw.O11];&quot;Blue&quot;;&quot;Green&quot;)))" office:value-type="float" office:value="0.0230451510590261" calcext:value-type="float">
            <text:p>0.0230</text:p>
          </table:table-cell>
          <table:table-cell table:style-name="ce6" table:formula="of:=[raw.P11]+ORG.OPENOFFICE.STYLE(IF([raw.J11]&lt;[raw.Q11];&quot;Red&quot;;IF([raw.J11]&gt;[raw.R11];&quot;Blue&quot;;&quot;Green&quot;)))" office:value-type="float" office:value="0.0262301704173458" calcext:value-type="float">
            <text:p>0.0262</text:p>
          </table:table-cell>
          <table:table-cell table:style-name="ce6" table:formula="of:=[raw.S11]+ORG.OPENOFFICE.STYLE(IF([raw.J11]&lt;[raw.T11];&quot;Red&quot;;IF([raw.J11]&gt;[raw.U11];&quot;Blue&quot;;&quot;Green&quot;)))" office:value-type="float" office:value="0.0262301704173458" calcext:value-type="float">
            <text:p>0.0262</text:p>
          </table:table-cell>
          <table:table-cell table:style-name="ce6" table:formula="of:=[raw.V11]+ORG.OPENOFFICE.STYLE(IF([raw.J11]&lt;[raw.W11];&quot;Red&quot;;IF([raw.J11]&gt;[raw.X11];&quot;Blue&quot;;&quot;Green&quot;)))" office:value-type="float" office:value="0.0272969095598794" calcext:value-type="float">
            <text:p>0.0273</text:p>
          </table:table-cell>
          <table:table-cell table:style-name="ce6" table:formula="of:=[raw.Y11]+ORG.OPENOFFICE.STYLE(IF([raw.J11]&lt;[raw.Z11];&quot;Red&quot;;IF([raw.J11]&gt;[raw.AA11];&quot;Blue&quot;;&quot;Green&quot;)))" office:value-type="float" office:value="0.0454624574095626" calcext:value-type="float">
            <text:p>0.0455</text:p>
          </table:table-cell>
          <table:table-cell table:style-name="ce6" table:formula="of:=[raw.AB11]+ORG.OPENOFFICE.STYLE(IF([raw.J11]&lt;[raw.AC11];&quot;Red&quot;;IF([raw.J11]&gt;[raw.AD11];&quot;Blue&quot;;&quot;Green&quot;)))" office:value-type="float" office:value="0.0236176634766459" calcext:value-type="float">
            <text:p>0.0236</text:p>
          </table:table-cell>
          <table:table-cell table:style-name="ce6" table:formula="of:=[raw.AE11]+ORG.OPENOFFICE.STYLE(IF([raw.J11]&lt;[raw.AF11];&quot;Red&quot;;IF([raw.J11]&gt;[raw.AG11];&quot;Blue&quot;;&quot;Green&quot;)))" office:value-type="float" office:value="0.0230451510590261" calcext:value-type="float">
            <text:p>0.0230</text:p>
          </table:table-cell>
          <table:table-cell table:style-name="ce9" table:formula="of:=[raw.AH11]+ORG.OPENOFFICE.STYLE(IF([raw.J11]&lt;[raw.AI11];&quot;Red&quot;;IF([raw.J11]&gt;[raw.AJ11];&quot;Blue&quot;;&quot;Green&quot;)))" office:value-type="float" office:value="0.0566392249281026" calcext:value-type="float">
            <text:p>0.0566</text:p>
          </table:table-cell>
          <table:table-cell table:style-name="ce9" table:formula="of:=[raw.AK11]+ORG.OPENOFFICE.STYLE(IF([raw.J11]&lt;[raw.AL11];&quot;Red&quot;;IF([raw.J11]&gt;[raw.AM11];&quot;Blue&quot;;&quot;Green&quot;)))" office:value-type="float" office:value="0.0566392249281026" calcext:value-type="float">
            <text:p>0.0566</text:p>
          </table:table-cell>
          <table:table-cell table:style-name="ce6" table:formula="of:=[raw.AN11]+ORG.OPENOFFICE.STYLE(IF([raw.J11]&lt;[raw.AO11];&quot;Red&quot;;IF([raw.J11]&gt;[raw.AP11];&quot;Blue&quot;;&quot;Green&quot;)))" office:value-type="float" office:value="0.0230451510590261" calcext:value-type="float">
            <text:p>0.0230</text:p>
          </table:table-cell>
          <table:table-cell table:style-name="ce9" table:formula="of:=[raw.AQ11]+ORG.OPENOFFICE.STYLE(IF([raw.J11]&lt;[raw.AR11];&quot;Red&quot;;IF([raw.J11]&gt;[raw.AS11];&quot;Blue&quot;;&quot;Green&quot;)))" office:value-type="float" office:value="0.0665897622387953" calcext:value-type="float">
            <text:p>0.0666</text:p>
          </table:table-cell>
          <table:table-cell table:style-name="ce6" table:formula="of:=[raw.AT11]+ORG.OPENOFFICE.STYLE(IF([raw.J11]&lt;[raw.AU11];&quot;Red&quot;;IF([raw.J11]&gt;[raw.AV11];&quot;Blue&quot;;&quot;Green&quot;)))" office:value-type="float" office:value="0.0318514870916434" calcext:value-type="float">
            <text:p>0.0319</text:p>
          </table:table-cell>
          <table:table-cell table:style-name="ce6" table:formula="of:=[raw.AW11]+ORG.OPENOFFICE.STYLE(IF([raw.J11]&lt;[raw.AX11];&quot;Red&quot;;IF([raw.J11]&gt;[raw.AY11];&quot;Blue&quot;;&quot;Green&quot;)))" office:value-type="float" office:value="0" calcext:value-type="float">
            <text:p>0.0000</text:p>
          </table:table-cell>
          <table:table-cell table:style-name="ce6" table:formula="of:=[raw.AZ11]+ORG.OPENOFFICE.STYLE(IF([raw.J11]&lt;[raw.BA11];&quot;Red&quot;;IF([raw.J11]&gt;[raw.BB11];&quot;Blue&quot;;&quot;Green&quot;)))" office:value-type="float" office:value="0.0181567681312825" calcext:value-type="float">
            <text:p>0.0182</text:p>
          </table:table-cell>
          <table:table-cell table:style-name="ce6" table:formula="of:=[raw.BC11]+ORG.OPENOFFICE.STYLE(IF([raw.J11]&lt;[raw.BD11];&quot;Red&quot;;IF([raw.J11]&gt;[raw.BE11];&quot;Blue&quot;;&quot;Green&quot;)))" office:value-type="float" office:value="0.0181567681312825" calcext:value-type="float">
            <text:p>0.0182</text:p>
          </table:table-cell>
          <table:table-cell table:style-name="ce6" table:formula="of:=[raw.BF11]+ORG.OPENOFFICE.STYLE(IF([raw.J11]&lt;[raw.BG11];&quot;Red&quot;;IF([raw.J11]&gt;[raw.BH11];&quot;Blue&quot;;&quot;Green&quot;)))" office:value-type="float" office:value="0.0274124295413626" calcext:value-type="float">
            <text:p>0.0274</text:p>
          </table:table-cell>
          <table:table-cell table:style-name="ce6" table:formula="of:=[raw.BI11]+ORG.OPENOFFICE.STYLE(IF([raw.J11]&lt;[raw.BJ11];&quot;Red&quot;;IF([raw.J11]&gt;[raw.BK11];&quot;Blue&quot;;&quot;Green&quot;)))" office:value-type="float" office:value="0.0414615835836871" calcext:value-type="float">
            <text:p>0.0415</text:p>
          </table:table-cell>
          <table:table-cell table:style-name="ce6" table:formula="of:=[raw.BL11]+ORG.OPENOFFICE.STYLE(IF([raw.J11]&lt;[raw.BM11];&quot;Red&quot;;IF([raw.J11]&gt;[raw.BN11];&quot;Blue&quot;;&quot;Green&quot;)))" office:value-type="float" office:value="0.0219375691368498" calcext:value-type="float">
            <text:p>0.0219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6" table:formula="of:=[raw.M12]+ORG.OPENOFFICE.STYLE(IF([raw.J12]&lt;[raw.N12];&quot;Red&quot;;IF([raw.J12]&gt;[raw.O12];&quot;Blue&quot;;&quot;Green&quot;)))" office:value-type="float" office:value="0.0317586546170523" calcext:value-type="float">
            <text:p>0.0318</text:p>
          </table:table-cell>
          <table:table-cell table:style-name="ce6" table:formula="of:=[raw.P12]+ORG.OPENOFFICE.STYLE(IF([raw.J12]&lt;[raw.Q12];&quot;Red&quot;;IF([raw.J12]&gt;[raw.R12];&quot;Blue&quot;;&quot;Green&quot;)))" office:value-type="float" office:value="0.0290385228445095" calcext:value-type="float">
            <text:p>0.0290</text:p>
          </table:table-cell>
          <table:table-cell table:style-name="ce6" table:formula="of:=[raw.S12]+ORG.OPENOFFICE.STYLE(IF([raw.J12]&lt;[raw.T12];&quot;Red&quot;;IF([raw.J12]&gt;[raw.U12];&quot;Blue&quot;;&quot;Green&quot;)))" office:value-type="float" office:value="0.0232827629813743" calcext:value-type="float">
            <text:p>0.0233</text:p>
          </table:table-cell>
          <table:table-cell table:style-name="ce9" table:formula="of:=[raw.V12]+ORG.OPENOFFICE.STYLE(IF([raw.J12]&lt;[raw.W12];&quot;Red&quot;;IF([raw.J12]&gt;[raw.X12];&quot;Blue&quot;;&quot;Green&quot;)))" office:value-type="float" office:value="0.0616208900165253" calcext:value-type="float">
            <text:p>0.0616</text:p>
          </table:table-cell>
          <table:table-cell table:style-name="ce9" table:formula="of:=[raw.Y12]+ORG.OPENOFFICE.STYLE(IF([raw.J12]&lt;[raw.Z12];&quot;Red&quot;;IF([raw.J12]&gt;[raw.AA12];&quot;Blue&quot;;&quot;Green&quot;)))" office:value-type="float" office:value="0.094210605315681" calcext:value-type="float">
            <text:p>0.0942</text:p>
          </table:table-cell>
          <table:table-cell table:style-name="ce7" table:formula="of:=[raw.AB12]+ORG.OPENOFFICE.STYLE(IF([raw.J12]&lt;[raw.AC12];&quot;Red&quot;;IF([raw.J12]&gt;[raw.AD12];&quot;Blue&quot;;&quot;Green&quot;)))" office:value-type="float" office:value="0.0430265219007854" calcext:value-type="float">
            <text:p>0.0430</text:p>
          </table:table-cell>
          <table:table-cell table:style-name="ce6" table:formula="of:=[raw.AE12]+ORG.OPENOFFICE.STYLE(IF([raw.J12]&lt;[raw.AF12];&quot;Red&quot;;IF([raw.J12]&gt;[raw.AG12];&quot;Blue&quot;;&quot;Green&quot;)))" office:value-type="float" office:value="0.0317586546170523" calcext:value-type="float">
            <text:p>0.0318</text:p>
          </table:table-cell>
          <table:table-cell table:style-name="ce6" table:formula="of:=[raw.AH12]+ORG.OPENOFFICE.STYLE(IF([raw.J12]&lt;[raw.AI12];&quot;Red&quot;;IF([raw.J12]&gt;[raw.AJ12];&quot;Blue&quot;;&quot;Green&quot;)))" office:value-type="float" office:value="0.0149279616028576" calcext:value-type="float">
            <text:p>0.0149</text:p>
          </table:table-cell>
          <table:table-cell table:style-name="ce6" table:formula="of:=[raw.AK12]+ORG.OPENOFFICE.STYLE(IF([raw.J12]&lt;[raw.AL12];&quot;Red&quot;;IF([raw.J12]&gt;[raw.AM12];&quot;Blue&quot;;&quot;Green&quot;)))" office:value-type="float" office:value="0.0120164920483513" calcext:value-type="float">
            <text:p>0.0120</text:p>
          </table:table-cell>
          <table:table-cell table:style-name="ce6" table:formula="of:=[raw.AN12]+ORG.OPENOFFICE.STYLE(IF([raw.J12]&lt;[raw.AO12];&quot;Red&quot;;IF([raw.J12]&gt;[raw.AP12];&quot;Blue&quot;;&quot;Green&quot;)))" office:value-type="float" office:value="0.0317586546170523" calcext:value-type="float">
            <text:p>0.0318</text:p>
          </table:table-cell>
          <table:table-cell table:style-name="ce7" table:formula="of:=[raw.AQ12]+ORG.OPENOFFICE.STYLE(IF([raw.J12]&lt;[raw.AR12];&quot;Red&quot;;IF([raw.J12]&gt;[raw.AS12];&quot;Blue&quot;;&quot;Green&quot;)))" office:value-type="float" office:value="0.0513075731980036" calcext:value-type="float">
            <text:p>0.0513</text:p>
          </table:table-cell>
          <table:table-cell table:style-name="ce6" table:formula="of:=[raw.AT12]+ORG.OPENOFFICE.STYLE(IF([raw.J12]&lt;[raw.AU12];&quot;Red&quot;;IF([raw.J12]&gt;[raw.AV12];&quot;Blue&quot;;&quot;Green&quot;)))" office:value-type="float" office:value="0.0221380153928385" calcext:value-type="float">
            <text:p>0.0221</text:p>
          </table:table-cell>
          <table:table-cell table:style-name="ce6" table:formula="of:=[raw.AW12]+ORG.OPENOFFICE.STYLE(IF([raw.J12]&lt;[raw.AX12];&quot;Red&quot;;IF([raw.J12]&gt;[raw.AY12];&quot;Blue&quot;;&quot;Green&quot;)))" office:value-type="float" office:value="0" calcext:value-type="float">
            <text:p>0.0000</text:p>
          </table:table-cell>
          <table:table-cell table:style-name="ce6" table:formula="of:=[raw.AZ12]+ORG.OPENOFFICE.STYLE(IF([raw.J12]&lt;[raw.BA12];&quot;Red&quot;;IF([raw.J12]&gt;[raw.BB12];&quot;Blue&quot;;&quot;Green&quot;)))" office:value-type="float" office:value="0.0143884177326376" calcext:value-type="float">
            <text:p>0.0144</text:p>
          </table:table-cell>
          <table:table-cell table:style-name="ce6" table:formula="of:=[raw.BC12]+ORG.OPENOFFICE.STYLE(IF([raw.J12]&lt;[raw.BD12];&quot;Red&quot;;IF([raw.J12]&gt;[raw.BE12];&quot;Blue&quot;;&quot;Green&quot;)))" office:value-type="float" office:value="0.0112670300333662" calcext:value-type="float">
            <text:p>0.0113</text:p>
          </table:table-cell>
          <table:table-cell table:style-name="ce6" table:formula="of:=[raw.BF12]+ORG.OPENOFFICE.STYLE(IF([raw.J12]&lt;[raw.BG12];&quot;Red&quot;;IF([raw.J12]&gt;[raw.BH12];&quot;Blue&quot;;&quot;Green&quot;)))" office:value-type="float" office:value="0.029862235399473" calcext:value-type="float">
            <text:p>0.0299</text:p>
          </table:table-cell>
          <table:table-cell table:style-name="ce7" table:formula="of:=[raw.BI12]+ORG.OPENOFFICE.STYLE(IF([raw.J12]&lt;[raw.BJ12];&quot;Red&quot;;IF([raw.J12]&gt;[raw.BK12];&quot;Blue&quot;;&quot;Green&quot;)))" office:value-type="float" office:value="0.0500662432823067" calcext:value-type="float">
            <text:p>0.0501</text:p>
          </table:table-cell>
          <table:table-cell table:style-name="ce6" table:formula="of:=[raw.BL12]+ORG.OPENOFFICE.STYLE(IF([raw.J12]&lt;[raw.BM12];&quot;Red&quot;;IF([raw.J12]&gt;[raw.BN12];&quot;Blue&quot;;&quot;Green&quot;)))" office:value-type="float" office:value="0.0211989197262166" calcext:value-type="float">
            <text:p>0.0212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6" table:formula="of:=[raw.M13]+ORG.OPENOFFICE.STYLE(IF([raw.J13]&lt;[raw.N13];&quot;Red&quot;;IF([raw.J13]&gt;[raw.O13];&quot;Blue&quot;;&quot;Green&quot;)))" office:value-type="float" office:value="0.012" calcext:value-type="float">
            <text:p>0.0120</text:p>
          </table:table-cell>
          <table:table-cell table:style-name="ce6" table:formula="of:=[raw.P13]+ORG.OPENOFFICE.STYLE(IF([raw.J13]&lt;[raw.Q13];&quot;Red&quot;;IF([raw.J13]&gt;[raw.R13];&quot;Blue&quot;;&quot;Green&quot;)))" office:value-type="float" office:value="0.0291615657837276" calcext:value-type="float">
            <text:p>0.0292</text:p>
          </table:table-cell>
          <table:table-cell table:style-name="ce6" table:formula="of:=[raw.S13]+ORG.OPENOFFICE.STYLE(IF([raw.J13]&lt;[raw.T13];&quot;Red&quot;;IF([raw.J13]&gt;[raw.U13];&quot;Blue&quot;;&quot;Green&quot;)))" office:value-type="float" office:value="0.0235237087233717" calcext:value-type="float">
            <text:p>0.0235</text:p>
          </table:table-cell>
          <table:table-cell table:style-name="ce7" table:formula="of:=[raw.V13]+ORG.OPENOFFICE.STYLE(IF([raw.J13]&lt;[raw.W13];&quot;Red&quot;;IF([raw.J13]&gt;[raw.X13];&quot;Blue&quot;;&quot;Green&quot;)))" office:value-type="float" office:value="0.0570494509069001" calcext:value-type="float">
            <text:p>0.0570</text:p>
          </table:table-cell>
          <table:table-cell table:style-name="ce7" table:formula="of:=[raw.Y13]+ORG.OPENOFFICE.STYLE(IF([raw.J13]&lt;[raw.Z13];&quot;Red&quot;;IF([raw.J13]&gt;[raw.AA13];&quot;Blue&quot;;&quot;Green&quot;)))" office:value-type="float" office:value="0.0572464271674021" calcext:value-type="float">
            <text:p>0.0572</text:p>
          </table:table-cell>
          <table:table-cell table:style-name="ce6" table:formula="of:=[raw.AB13]+ORG.OPENOFFICE.STYLE(IF([raw.J13]&lt;[raw.AC13];&quot;Red&quot;;IF([raw.J13]&gt;[raw.AD13];&quot;Blue&quot;;&quot;Green&quot;)))" office:value-type="float" office:value="0.0302088193172384" calcext:value-type="float">
            <text:p>0.0302</text:p>
          </table:table-cell>
          <table:table-cell table:style-name="ce6" table:formula="of:=[raw.AE13]+ORG.OPENOFFICE.STYLE(IF([raw.J13]&lt;[raw.AF13];&quot;Red&quot;;IF([raw.J13]&gt;[raw.AG13];&quot;Blue&quot;;&quot;Green&quot;)))" office:value-type="float" office:value="0.012" calcext:value-type="float">
            <text:p>0.0120</text:p>
          </table:table-cell>
          <table:table-cell table:style-name="ce6" table:formula="of:=[raw.AH13]+ORG.OPENOFFICE.STYLE(IF([raw.J13]&lt;[raw.AI13];&quot;Red&quot;;IF([raw.J13]&gt;[raw.AJ13];&quot;Blue&quot;;&quot;Green&quot;)))" office:value-type="float" office:value="0.005" calcext:value-type="float">
            <text:p>0.0050</text:p>
          </table:table-cell>
          <table:table-cell table:style-name="ce6" table:formula="of:=[raw.AK13]+ORG.OPENOFFICE.STYLE(IF([raw.J13]&lt;[raw.AL13];&quot;Red&quot;;IF([raw.J13]&gt;[raw.AM13];&quot;Blue&quot;;&quot;Green&quot;)))" office:value-type="float" office:value="0.005" calcext:value-type="float">
            <text:p>0.0050</text:p>
          </table:table-cell>
          <table:table-cell table:style-name="ce6" table:formula="of:=[raw.AN13]+ORG.OPENOFFICE.STYLE(IF([raw.J13]&lt;[raw.AO13];&quot;Red&quot;;IF([raw.J13]&gt;[raw.AP13];&quot;Blue&quot;;&quot;Green&quot;)))" office:value-type="float" office:value="0.012" calcext:value-type="float">
            <text:p>0.0120</text:p>
          </table:table-cell>
          <table:table-cell table:style-name="ce6" table:formula="of:=[raw.AQ13]+ORG.OPENOFFICE.STYLE(IF([raw.J13]&lt;[raw.AR13];&quot;Red&quot;;IF([raw.J13]&gt;[raw.AS13];&quot;Blue&quot;;&quot;Green&quot;)))" office:value-type="float" office:value="0.013" calcext:value-type="float">
            <text:p>0.0130</text:p>
          </table:table-cell>
          <table:table-cell table:style-name="ce6" table:formula="of:=[raw.AT13]+ORG.OPENOFFICE.STYLE(IF([raw.J13]&lt;[raw.AU13];&quot;Red&quot;;IF([raw.J13]&gt;[raw.AV13];&quot;Blue&quot;;&quot;Green&quot;)))" office:value-type="float" office:value="0.006" calcext:value-type="float">
            <text:p>0.0060</text:p>
          </table:table-cell>
          <table:table-cell table:style-name="ce6" table:formula="of:=[raw.AW13]+ORG.OPENOFFICE.STYLE(IF([raw.J13]&lt;[raw.AX13];&quot;Red&quot;;IF([raw.J13]&gt;[raw.AY13];&quot;Blue&quot;;&quot;Green&quot;)))" office:value-type="float" office:value="0" calcext:value-type="float">
            <text:p>0.0000</text:p>
          </table:table-cell>
          <table:table-cell table:style-name="ce6" table:formula="of:=[raw.AZ13]+ORG.OPENOFFICE.STYLE(IF([raw.J13]&lt;[raw.BA13];&quot;Red&quot;;IF([raw.J13]&gt;[raw.BB13];&quot;Blue&quot;;&quot;Green&quot;)))" office:value-type="float" office:value="0.0241947647609218" calcext:value-type="float">
            <text:p>0.0242</text:p>
          </table:table-cell>
          <table:table-cell table:style-name="ce6" table:formula="of:=[raw.BC13]+ORG.OPENOFFICE.STYLE(IF([raw.J13]&lt;[raw.BD13];&quot;Red&quot;;IF([raw.J13]&gt;[raw.BE13];&quot;Blue&quot;;&quot;Green&quot;)))" office:value-type="float" office:value="0.0185237087233717" calcext:value-type="float">
            <text:p>0.0185</text:p>
          </table:table-cell>
          <table:table-cell table:style-name="ce7" table:formula="of:=[raw.BF13]+ORG.OPENOFFICE.STYLE(IF([raw.J13]&lt;[raw.BG13];&quot;Red&quot;;IF([raw.J13]&gt;[raw.BH13];&quot;Blue&quot;;&quot;Green&quot;)))" office:value-type="float" office:value="0.0450492006566499" calcext:value-type="float">
            <text:p>0.0450</text:p>
          </table:table-cell>
          <table:table-cell table:style-name="ce7" table:formula="of:=[raw.BI13]+ORG.OPENOFFICE.STYLE(IF([raw.J13]&lt;[raw.BJ13];&quot;Red&quot;;IF([raw.J13]&gt;[raw.BK13];&quot;Blue&quot;;&quot;Green&quot;)))" office:value-type="float" office:value="0.0452834785622673" calcext:value-type="float">
            <text:p>0.0453</text:p>
          </table:table-cell>
          <table:table-cell table:style-name="ce6" table:formula="of:=[raw.BL13]+ORG.OPENOFFICE.STYLE(IF([raw.J13]&lt;[raw.BM13];&quot;Red&quot;;IF([raw.J13]&gt;[raw.BN13];&quot;Blue&quot;;&quot;Green&quot;)))" office:value-type="float" office:value="0.0242590282074596" calcext:value-type="float">
            <text:p>0.0243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6" table:formula="of:=[raw.M14]+ORG.OPENOFFICE.STYLE(IF([raw.J14]&lt;[raw.N14];&quot;Red&quot;;IF([raw.J14]&gt;[raw.O14];&quot;Blue&quot;;&quot;Green&quot;)))" office:value-type="float" office:value="0.019" calcext:value-type="float">
            <text:p>0.0190</text:p>
          </table:table-cell>
          <table:table-cell table:style-name="ce6" table:formula="of:=[raw.P14]+ORG.OPENOFFICE.STYLE(IF([raw.J14]&lt;[raw.Q14];&quot;Red&quot;;IF([raw.J14]&gt;[raw.R14];&quot;Blue&quot;;&quot;Green&quot;)))" office:value-type="float" office:value="0.012" calcext:value-type="float">
            <text:p>0.0120</text:p>
          </table:table-cell>
          <table:table-cell table:style-name="ce6" table:formula="of:=[raw.S14]+ORG.OPENOFFICE.STYLE(IF([raw.J14]&lt;[raw.T14];&quot;Red&quot;;IF([raw.J14]&gt;[raw.U14];&quot;Blue&quot;;&quot;Green&quot;)))" office:value-type="float" office:value="0.012" calcext:value-type="float">
            <text:p>0.0120</text:p>
          </table:table-cell>
          <table:table-cell table:style-name="ce6" table:formula="of:=[raw.V14]+ORG.OPENOFFICE.STYLE(IF([raw.J14]&lt;[raw.W14];&quot;Red&quot;;IF([raw.J14]&gt;[raw.X14];&quot;Blue&quot;;&quot;Green&quot;)))" office:value-type="float" office:value="0.034" calcext:value-type="float">
            <text:p>0.0340</text:p>
          </table:table-cell>
          <table:table-cell table:style-name="ce6" table:formula="of:=[raw.Y14]+ORG.OPENOFFICE.STYLE(IF([raw.J14]&lt;[raw.Z14];&quot;Red&quot;;IF([raw.J14]&gt;[raw.AA14];&quot;Blue&quot;;&quot;Green&quot;)))" office:value-type="float" office:value="0.034" calcext:value-type="float">
            <text:p>0.0340</text:p>
          </table:table-cell>
          <table:table-cell table:style-name="ce6" table:formula="of:=[raw.AB14]+ORG.OPENOFFICE.STYLE(IF([raw.J14]&lt;[raw.AC14];&quot;Red&quot;;IF([raw.J14]&gt;[raw.AD14];&quot;Blue&quot;;&quot;Green&quot;)))" office:value-type="float" office:value="0.012" calcext:value-type="float">
            <text:p>0.0120</text:p>
          </table:table-cell>
          <table:table-cell table:style-name="ce6" table:formula="of:=[raw.AE14]+ORG.OPENOFFICE.STYLE(IF([raw.J14]&lt;[raw.AF14];&quot;Red&quot;;IF([raw.J14]&gt;[raw.AG14];&quot;Blue&quot;;&quot;Green&quot;)))" office:value-type="float" office:value="0.019" calcext:value-type="float">
            <text:p>0.0190</text:p>
          </table:table-cell>
          <table:table-cell table:style-name="ce6" table:formula="of:=[raw.AH14]+ORG.OPENOFFICE.STYLE(IF([raw.J14]&lt;[raw.AI14];&quot;Red&quot;;IF([raw.J14]&gt;[raw.AJ14];&quot;Blue&quot;;&quot;Green&quot;)))" office:value-type="float" office:value="0.008" calcext:value-type="float">
            <text:p>0.0080</text:p>
          </table:table-cell>
          <table:table-cell table:style-name="ce6" table:formula="of:=[raw.AK14]+ORG.OPENOFFICE.STYLE(IF([raw.J14]&lt;[raw.AL14];&quot;Red&quot;;IF([raw.J14]&gt;[raw.AM14];&quot;Blue&quot;;&quot;Green&quot;)))" office:value-type="float" office:value="0.008" calcext:value-type="float">
            <text:p>0.0080</text:p>
          </table:table-cell>
          <table:table-cell table:style-name="ce6" table:formula="of:=[raw.AN14]+ORG.OPENOFFICE.STYLE(IF([raw.J14]&lt;[raw.AO14];&quot;Red&quot;;IF([raw.J14]&gt;[raw.AP14];&quot;Blue&quot;;&quot;Green&quot;)))" office:value-type="float" office:value="0.019" calcext:value-type="float">
            <text:p>0.0190</text:p>
          </table:table-cell>
          <table:table-cell table:style-name="ce6" table:formula="of:=[raw.AQ14]+ORG.OPENOFFICE.STYLE(IF([raw.J14]&lt;[raw.AR14];&quot;Red&quot;;IF([raw.J14]&gt;[raw.AS14];&quot;Blue&quot;;&quot;Green&quot;)))" office:value-type="float" office:value="0.019" calcext:value-type="float">
            <text:p>0.0190</text:p>
          </table:table-cell>
          <table:table-cell table:style-name="ce6" table:formula="of:=[raw.AT14]+ORG.OPENOFFICE.STYLE(IF([raw.J14]&lt;[raw.AU14];&quot;Red&quot;;IF([raw.J14]&gt;[raw.AV14];&quot;Blue&quot;;&quot;Green&quot;)))" office:value-type="float" office:value="0.008" calcext:value-type="float">
            <text:p>0.0080</text:p>
          </table:table-cell>
          <table:table-cell table:style-name="ce6" table:formula="of:=[raw.AW14]+ORG.OPENOFFICE.STYLE(IF([raw.J14]&lt;[raw.AX14];&quot;Red&quot;;IF([raw.J14]&gt;[raw.AY14];&quot;Blue&quot;;&quot;Green&quot;)))" office:value-type="float" office:value="0" calcext:value-type="float">
            <text:p>0.0000</text:p>
          </table:table-cell>
          <table:table-cell table:style-name="ce6" table:formula="of:=[raw.AZ14]+ORG.OPENOFFICE.STYLE(IF([raw.J14]&lt;[raw.BA14];&quot;Red&quot;;IF([raw.J14]&gt;[raw.BB14];&quot;Blue&quot;;&quot;Green&quot;)))" office:value-type="float" office:value="0.004" calcext:value-type="float">
            <text:p>0.0040</text:p>
          </table:table-cell>
          <table:table-cell table:style-name="ce6" table:formula="of:=[raw.BC14]+ORG.OPENOFFICE.STYLE(IF([raw.J14]&lt;[raw.BD14];&quot;Red&quot;;IF([raw.J14]&gt;[raw.BE14];&quot;Blue&quot;;&quot;Green&quot;)))" office:value-type="float" office:value="0.004" calcext:value-type="float">
            <text:p>0.0040</text:p>
          </table:table-cell>
          <table:table-cell table:style-name="ce6" table:formula="of:=[raw.BF14]+ORG.OPENOFFICE.STYLE(IF([raw.J14]&lt;[raw.BG14];&quot;Red&quot;;IF([raw.J14]&gt;[raw.BH14];&quot;Blue&quot;;&quot;Green&quot;)))" office:value-type="float" office:value="0.015" calcext:value-type="float">
            <text:p>0.0150</text:p>
          </table:table-cell>
          <table:table-cell table:style-name="ce6" table:formula="of:=[raw.BI14]+ORG.OPENOFFICE.STYLE(IF([raw.J14]&lt;[raw.BJ14];&quot;Red&quot;;IF([raw.J14]&gt;[raw.BK14];&quot;Blue&quot;;&quot;Green&quot;)))" office:value-type="float" office:value="0.015" calcext:value-type="float">
            <text:p>0.0150</text:p>
          </table:table-cell>
          <table:table-cell table:style-name="ce6" table:formula="of:=[raw.BL14]+ORG.OPENOFFICE.STYLE(IF([raw.J14]&lt;[raw.BM14];&quot;Red&quot;;IF([raw.J14]&gt;[raw.BN14];&quot;Blue&quot;;&quot;Green&quot;)))" office:value-type="float" office:value="0.004" calcext:value-type="float">
            <text:p>0.0040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7" table:formula="of:=[raw.M15]+ORG.OPENOFFICE.STYLE(IF([raw.J15]&lt;[raw.N15];&quot;Red&quot;;IF([raw.J15]&gt;[raw.O15];&quot;Blue&quot;;&quot;Green&quot;)))" office:value-type="float" office:value="0.0445184054666593" calcext:value-type="float">
            <text:p>0.0445</text:p>
          </table:table-cell>
          <table:table-cell table:style-name="ce6" table:formula="of:=[raw.P15]+ORG.OPENOFFICE.STYLE(IF([raw.J15]&lt;[raw.Q15];&quot;Red&quot;;IF([raw.J15]&gt;[raw.R15];&quot;Blue&quot;;&quot;Green&quot;)))" office:value-type="float" office:value="0.0291933728467639" calcext:value-type="float">
            <text:p>0.0292</text:p>
          </table:table-cell>
          <table:table-cell table:style-name="ce6" table:formula="of:=[raw.S15]+ORG.OPENOFFICE.STYLE(IF([raw.J15]&lt;[raw.T15];&quot;Red&quot;;IF([raw.J15]&gt;[raw.U15];&quot;Blue&quot;;&quot;Green&quot;)))" office:value-type="float" office:value="0.0220353474186594" calcext:value-type="float">
            <text:p>0.0220</text:p>
          </table:table-cell>
          <table:table-cell table:style-name="ce7" table:formula="of:=[raw.V15]+ORG.OPENOFFICE.STYLE(IF([raw.J15]&lt;[raw.W15];&quot;Red&quot;;IF([raw.J15]&gt;[raw.X15];&quot;Blue&quot;;&quot;Green&quot;)))" office:value-type="float" office:value="0.0505184054666593" calcext:value-type="float">
            <text:p>0.0505</text:p>
          </table:table-cell>
          <table:table-cell table:style-name="ce7" table:formula="of:=[raw.Y15]+ORG.OPENOFFICE.STYLE(IF([raw.J15]&lt;[raw.Z15];&quot;Red&quot;;IF([raw.J15]&gt;[raw.AA15];&quot;Blue&quot;;&quot;Green&quot;)))" office:value-type="float" office:value="0.0511140007162931" calcext:value-type="float">
            <text:p>0.0511</text:p>
          </table:table-cell>
          <table:table-cell table:style-name="ce6" table:formula="of:=[raw.AB15]+ORG.OPENOFFICE.STYLE(IF([raw.J15]&lt;[raw.AC15];&quot;Red&quot;;IF([raw.J15]&gt;[raw.AD15];&quot;Blue&quot;;&quot;Green&quot;)))" office:value-type="float" office:value="0.0291908917676065" calcext:value-type="float">
            <text:p>0.0292</text:p>
          </table:table-cell>
          <table:table-cell table:style-name="ce7" table:formula="of:=[raw.AE15]+ORG.OPENOFFICE.STYLE(IF([raw.J15]&lt;[raw.AF15];&quot;Red&quot;;IF([raw.J15]&gt;[raw.AG15];&quot;Blue&quot;;&quot;Green&quot;)))" office:value-type="float" office:value="0.0445181552164091" calcext:value-type="float">
            <text:p>0.0445</text:p>
          </table:table-cell>
          <table:table-cell table:style-name="ce6" table:formula="of:=[raw.AH15]+ORG.OPENOFFICE.STYLE(IF([raw.J15]&lt;[raw.AI15];&quot;Red&quot;;IF([raw.J15]&gt;[raw.AJ15];&quot;Blue&quot;;&quot;Green&quot;)))" office:value-type="float" office:value="0.0272466831343276" calcext:value-type="float">
            <text:p>0.0272</text:p>
          </table:table-cell>
          <table:table-cell table:style-name="ce6" table:formula="of:=[raw.AK15]+ORG.OPENOFFICE.STYLE(IF([raw.J15]&lt;[raw.AL15];&quot;Red&quot;;IF([raw.J15]&gt;[raw.AM15];&quot;Blue&quot;;&quot;Green&quot;)))" office:value-type="float" office:value="0.0200353474186594" calcext:value-type="float">
            <text:p>0.0200</text:p>
          </table:table-cell>
          <table:table-cell table:style-name="ce7" table:formula="of:=[raw.AN15]+ORG.OPENOFFICE.STYLE(IF([raw.J15]&lt;[raw.AO15];&quot;Red&quot;;IF([raw.J15]&gt;[raw.AP15];&quot;Blue&quot;;&quot;Green&quot;)))" office:value-type="float" office:value="0.0445181552164091" calcext:value-type="float">
            <text:p>0.0445</text:p>
          </table:table-cell>
          <table:table-cell table:style-name="ce7" table:formula="of:=[raw.AQ15]+ORG.OPENOFFICE.STYLE(IF([raw.J15]&lt;[raw.AR15];&quot;Red&quot;;IF([raw.J15]&gt;[raw.AS15];&quot;Blue&quot;;&quot;Green&quot;)))" office:value-type="float" office:value="0.0446454922416387" calcext:value-type="float">
            <text:p>0.0446</text:p>
          </table:table-cell>
          <table:table-cell table:style-name="ce6" table:formula="of:=[raw.AT15]+ORG.OPENOFFICE.STYLE(IF([raw.J15]&lt;[raw.AU15];&quot;Red&quot;;IF([raw.J15]&gt;[raw.AV15];&quot;Blue&quot;;&quot;Green&quot;)))" office:value-type="float" office:value="0.0272538682498421" calcext:value-type="float">
            <text:p>0.0273</text:p>
          </table:table-cell>
          <table:table-cell table:style-name="ce6" table:formula="of:=[raw.AW15]+ORG.OPENOFFICE.STYLE(IF([raw.J15]&lt;[raw.AX15];&quot;Red&quot;;IF([raw.J15]&gt;[raw.AY15];&quot;Blue&quot;;&quot;Green&quot;)))" office:value-type="float" office:value="0.001" calcext:value-type="float">
            <text:p>0.0010</text:p>
          </table:table-cell>
          <table:table-cell table:style-name="ce6" table:formula="of:=[raw.AZ15]+ORG.OPENOFFICE.STYLE(IF([raw.J15]&lt;[raw.BA15];&quot;Red&quot;;IF([raw.J15]&gt;[raw.BB15];&quot;Blue&quot;;&quot;Green&quot;)))" office:value-type="float" office:value="0.002" calcext:value-type="float">
            <text:p>0.0020</text:p>
          </table:table-cell>
          <table:table-cell table:style-name="ce6" table:formula="of:=[raw.BC15]+ORG.OPENOFFICE.STYLE(IF([raw.J15]&lt;[raw.BD15];&quot;Red&quot;;IF([raw.J15]&gt;[raw.BE15];&quot;Blue&quot;;&quot;Green&quot;)))" office:value-type="float" office:value="0.002" calcext:value-type="float">
            <text:p>0.0020</text:p>
          </table:table-cell>
          <table:table-cell table:style-name="ce6" table:formula="of:=[raw.BF15]+ORG.OPENOFFICE.STYLE(IF([raw.J15]&lt;[raw.BG15];&quot;Red&quot;;IF([raw.J15]&gt;[raw.BH15];&quot;Blue&quot;;&quot;Green&quot;)))" office:value-type="float" office:value="0.006" calcext:value-type="float">
            <text:p>0.0060</text:p>
          </table:table-cell>
          <table:table-cell table:style-name="ce6" table:formula="of:=[raw.BI15]+ORG.OPENOFFICE.STYLE(IF([raw.J15]&lt;[raw.BJ15];&quot;Red&quot;;IF([raw.J15]&gt;[raw.BK15];&quot;Blue&quot;;&quot;Green&quot;)))" office:value-type="float" office:value="0.007" calcext:value-type="float">
            <text:p>0.0070</text:p>
          </table:table-cell>
          <table:table-cell table:style-name="ce6" table:formula="of:=[raw.BL15]+ORG.OPENOFFICE.STYLE(IF([raw.J15]&lt;[raw.BM15];&quot;Red&quot;;IF([raw.J15]&gt;[raw.BN15];&quot;Blue&quot;;&quot;Green&quot;)))" office:value-type="float" office:value="0.002" calcext:value-type="float">
            <text:p>0.0020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style-name="ce6" table:formula="of:=[raw.M16]+ORG.OPENOFFICE.STYLE(IF([raw.J16]&lt;[raw.N16];&quot;Red&quot;;IF([raw.J16]&gt;[raw.O16];&quot;Blue&quot;;&quot;Green&quot;)))" office:value-type="float" office:value="0.0135673188331462" calcext:value-type="float">
            <text:p>0.0136</text:p>
          </table:table-cell>
          <table:table-cell table:style-name="ce6" table:formula="of:=[raw.P16]+ORG.OPENOFFICE.STYLE(IF([raw.J16]&lt;[raw.Q16];&quot;Red&quot;;IF([raw.J16]&gt;[raw.R16];&quot;Blue&quot;;&quot;Green&quot;)))" office:value-type="float" office:value="0.0317017033923179" calcext:value-type="float">
            <text:p>0.0317</text:p>
          </table:table-cell>
          <table:table-cell table:style-name="ce6" table:formula="of:=[raw.S16]+ORG.OPENOFFICE.STYLE(IF([raw.J16]&lt;[raw.T16];&quot;Red&quot;;IF([raw.J16]&gt;[raw.U16];&quot;Blue&quot;;&quot;Green&quot;)))" office:value-type="float" office:value="0.0229975869989449" calcext:value-type="float">
            <text:p>0.0230</text:p>
          </table:table-cell>
          <table:table-cell table:style-name="ce7" table:formula="of:=[raw.V16]+ORG.OPENOFFICE.STYLE(IF([raw.J16]&lt;[raw.W16];&quot;Red&quot;;IF([raw.J16]&gt;[raw.X16];&quot;Blue&quot;;&quot;Green&quot;)))" office:value-type="float" office:value="0.0596804081947471" calcext:value-type="float">
            <text:p>0.0597</text:p>
          </table:table-cell>
          <table:table-cell table:style-name="ce9" table:formula="of:=[raw.Y16]+ORG.OPENOFFICE.STYLE(IF([raw.J16]&lt;[raw.Z16];&quot;Red&quot;;IF([raw.J16]&gt;[raw.AA16];&quot;Blue&quot;;&quot;Green&quot;)))" office:value-type="float" office:value="0.0782041917432216" calcext:value-type="float">
            <text:p>0.0782</text:p>
          </table:table-cell>
          <table:table-cell table:style-name="ce6" table:formula="of:=[raw.AB16]+ORG.OPENOFFICE.STYLE(IF([raw.J16]&lt;[raw.AC16];&quot;Red&quot;;IF([raw.J16]&gt;[raw.AD16];&quot;Blue&quot;;&quot;Green&quot;)))" office:value-type="float" office:value="0.0402758277330776" calcext:value-type="float">
            <text:p>0.0403</text:p>
          </table:table-cell>
          <table:table-cell table:style-name="ce6" table:formula="of:=[raw.AE16]+ORG.OPENOFFICE.STYLE(IF([raw.J16]&lt;[raw.AF16];&quot;Red&quot;;IF([raw.J16]&gt;[raw.AG16];&quot;Blue&quot;;&quot;Green&quot;)))" office:value-type="float" office:value="0.0135670179304381" calcext:value-type="float">
            <text:p>0.0136</text:p>
          </table:table-cell>
          <table:table-cell table:style-name="ce6" table:formula="of:=[raw.AH16]+ORG.OPENOFFICE.STYLE(IF([raw.J16]&lt;[raw.AI16];&quot;Red&quot;;IF([raw.J16]&gt;[raw.AJ16];&quot;Blue&quot;;&quot;Green&quot;)))" office:value-type="float" office:value="0.00706412615056009" calcext:value-type="float">
            <text:p>0.0071</text:p>
          </table:table-cell>
          <table:table-cell table:style-name="ce6" table:formula="of:=[raw.AK16]+ORG.OPENOFFICE.STYLE(IF([raw.J16]&lt;[raw.AL16];&quot;Red&quot;;IF([raw.J16]&gt;[raw.AM16];&quot;Blue&quot;;&quot;Green&quot;)))" office:value-type="float" office:value="0.00609845797945605" calcext:value-type="float">
            <text:p>0.0061</text:p>
          </table:table-cell>
          <table:table-cell table:style-name="ce6" table:formula="of:=[raw.AN16]+ORG.OPENOFFICE.STYLE(IF([raw.J16]&lt;[raw.AO16];&quot;Red&quot;;IF([raw.J16]&gt;[raw.AP16];&quot;Blue&quot;;&quot;Green&quot;)))" office:value-type="float" office:value="0.0135670179304381" calcext:value-type="float">
            <text:p>0.0136</text:p>
          </table:table-cell>
          <table:table-cell table:style-name="ce6" table:formula="of:=[raw.AQ16]+ORG.OPENOFFICE.STYLE(IF([raw.J16]&lt;[raw.AR16];&quot;Red&quot;;IF([raw.J16]&gt;[raw.AS16];&quot;Blue&quot;;&quot;Green&quot;)))" office:value-type="float" office:value="0.0243616026644107" calcext:value-type="float">
            <text:p>0.0244</text:p>
          </table:table-cell>
          <table:table-cell table:style-name="ce6" table:formula="of:=[raw.AT16]+ORG.OPENOFFICE.STYLE(IF([raw.J16]&lt;[raw.AU16];&quot;Red&quot;;IF([raw.J16]&gt;[raw.AV16];&quot;Blue&quot;;&quot;Green&quot;)))" office:value-type="float" office:value="0.00996911839524881" calcext:value-type="float">
            <text:p>0.0100</text:p>
          </table:table-cell>
          <table:table-cell table:style-name="ce6" table:formula="of:=[raw.AW16]+ORG.OPENOFFICE.STYLE(IF([raw.J16]&lt;[raw.AX16];&quot;Red&quot;;IF([raw.J16]&gt;[raw.AY16];&quot;Blue&quot;;&quot;Green&quot;)))" office:value-type="float" office:value="0" calcext:value-type="float">
            <text:p>0.0000</text:p>
          </table:table-cell>
          <table:table-cell table:style-name="ce6" table:formula="of:=[raw.AZ16]+ORG.OPENOFFICE.STYLE(IF([raw.J16]&lt;[raw.BA16];&quot;Red&quot;;IF([raw.J16]&gt;[raw.BB16];&quot;Blue&quot;;&quot;Green&quot;)))" office:value-type="float" office:value="0.0249662213442724" calcext:value-type="float">
            <text:p>0.0250</text:p>
          </table:table-cell>
          <table:table-cell table:style-name="ce6" table:formula="of:=[raw.BC16]+ORG.OPENOFFICE.STYLE(IF([raw.J16]&lt;[raw.BD16];&quot;Red&quot;;IF([raw.J16]&gt;[raw.BE16];&quot;Blue&quot;;&quot;Green&quot;)))" office:value-type="float" office:value="0.0169003402931039" calcext:value-type="float">
            <text:p>0.0169</text:p>
          </table:table-cell>
          <table:table-cell table:style-name="ce7" table:formula="of:=[raw.BF16]+ORG.OPENOFFICE.STYLE(IF([raw.J16]&lt;[raw.BG16];&quot;Red&quot;;IF([raw.J16]&gt;[raw.BH16];&quot;Blue&quot;;&quot;Green&quot;)))" office:value-type="float" office:value="0.0459630314949178" calcext:value-type="float">
            <text:p>0.0460</text:p>
          </table:table-cell>
          <table:table-cell table:style-name="ce7" table:formula="of:=[raw.BI16]+ORG.OPENOFFICE.STYLE(IF([raw.J16]&lt;[raw.BJ16];&quot;Red&quot;;IF([raw.J16]&gt;[raw.BK16];&quot;Blue&quot;;&quot;Green&quot;)))" office:value-type="float" office:value="0.0567984741720517" calcext:value-type="float">
            <text:p>0.0568</text:p>
          </table:table-cell>
          <table:table-cell table:style-name="ce6" table:formula="of:=[raw.BL16]+ORG.OPENOFFICE.STYLE(IF([raw.J16]&lt;[raw.BM16];&quot;Red&quot;;IF([raw.J16]&gt;[raw.BN16];&quot;Blue&quot;;&quot;Green&quot;)))" office:value-type="float" office:value="0.0309457492427804" calcext:value-type="float">
            <text:p>0.0309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6" table:formula="of:=[raw.M17]+ORG.OPENOFFICE.STYLE(IF([raw.J17]&lt;[raw.N17];&quot;Red&quot;;IF([raw.J17]&gt;[raw.O17];&quot;Blue&quot;;&quot;Green&quot;)))" office:value-type="float" office:value="0.0251153025169017" calcext:value-type="float">
            <text:p>0.0251</text:p>
          </table:table-cell>
          <table:table-cell table:style-name="ce6" table:formula="of:=[raw.P17]+ORG.OPENOFFICE.STYLE(IF([raw.J17]&lt;[raw.Q17];&quot;Red&quot;;IF([raw.J17]&gt;[raw.R17];&quot;Blue&quot;;&quot;Green&quot;)))" office:value-type="float" office:value="0.0296580856245384" calcext:value-type="float">
            <text:p>0.0297</text:p>
          </table:table-cell>
          <table:table-cell table:style-name="ce6" table:formula="of:=[raw.S17]+ORG.OPENOFFICE.STYLE(IF([raw.J17]&lt;[raw.T17];&quot;Red&quot;;IF([raw.J17]&gt;[raw.U17];&quot;Blue&quot;;&quot;Green&quot;)))" office:value-type="float" office:value="0.0279774632675876" calcext:value-type="float">
            <text:p>0.0280</text:p>
          </table:table-cell>
          <table:table-cell table:style-name="ce6" table:formula="of:=[raw.V17]+ORG.OPENOFFICE.STYLE(IF([raw.J17]&lt;[raw.W17];&quot;Red&quot;;IF([raw.J17]&gt;[raw.X17];&quot;Blue&quot;;&quot;Green&quot;)))" office:value-type="float" office:value="0.0284433076053812" calcext:value-type="float">
            <text:p>0.0284</text:p>
          </table:table-cell>
          <table:table-cell table:style-name="ce9" table:formula="of:=[raw.Y17]+ORG.OPENOFFICE.STYLE(IF([raw.J17]&lt;[raw.Z17];&quot;Red&quot;;IF([raw.J17]&gt;[raw.AA17];&quot;Blue&quot;;&quot;Green&quot;)))" office:value-type="float" office:value="0.0660574314327876" calcext:value-type="float">
            <text:p>0.0661</text:p>
          </table:table-cell>
          <table:table-cell table:style-name="ce6" table:formula="of:=[raw.AB17]+ORG.OPENOFFICE.STYLE(IF([raw.J17]&lt;[raw.AC17];&quot;Red&quot;;IF([raw.J17]&gt;[raw.AD17];&quot;Blue&quot;;&quot;Green&quot;)))" office:value-type="float" office:value="0.0304450576304373" calcext:value-type="float">
            <text:p>0.0304</text:p>
          </table:table-cell>
          <table:table-cell table:style-name="ce6" table:formula="of:=[raw.AE17]+ORG.OPENOFFICE.STYLE(IF([raw.J17]&lt;[raw.AF17];&quot;Red&quot;;IF([raw.J17]&gt;[raw.AG17];&quot;Blue&quot;;&quot;Green&quot;)))" office:value-type="float" office:value="0.0251153025169017" calcext:value-type="float">
            <text:p>0.0251</text:p>
          </table:table-cell>
          <table:table-cell table:style-name="ce6" table:formula="of:=[raw.AH17]+ORG.OPENOFFICE.STYLE(IF([raw.J17]&lt;[raw.AI17];&quot;Red&quot;;IF([raw.J17]&gt;[raw.AJ17];&quot;Blue&quot;;&quot;Green&quot;)))" office:value-type="float" office:value="0.0269600907067759" calcext:value-type="float">
            <text:p>0.0270</text:p>
          </table:table-cell>
          <table:table-cell table:style-name="ce6" table:formula="of:=[raw.AK17]+ORG.OPENOFFICE.STYLE(IF([raw.J17]&lt;[raw.AL17];&quot;Red&quot;;IF([raw.J17]&gt;[raw.AM17];&quot;Blue&quot;;&quot;Green&quot;)))" office:value-type="float" office:value="0.0250737588283479" calcext:value-type="float">
            <text:p>0.0251</text:p>
          </table:table-cell>
          <table:table-cell table:style-name="ce6" table:formula="of:=[raw.AN17]+ORG.OPENOFFICE.STYLE(IF([raw.J17]&lt;[raw.AO17];&quot;Red&quot;;IF([raw.J17]&gt;[raw.AP17];&quot;Blue&quot;;&quot;Green&quot;)))" office:value-type="float" office:value="0.0251153025169017" calcext:value-type="float">
            <text:p>0.0251</text:p>
          </table:table-cell>
          <table:table-cell table:style-name="ce9" table:formula="of:=[raw.AQ17]+ORG.OPENOFFICE.STYLE(IF([raw.J17]&lt;[raw.AR17];&quot;Red&quot;;IF([raw.J17]&gt;[raw.AS17];&quot;Blue&quot;;&quot;Green&quot;)))" office:value-type="float" office:value="0.06349942439099" calcext:value-type="float">
            <text:p>0.0635</text:p>
          </table:table-cell>
          <table:table-cell table:style-name="ce6" table:formula="of:=[raw.AT17]+ORG.OPENOFFICE.STYLE(IF([raw.J17]&lt;[raw.AU17];&quot;Red&quot;;IF([raw.J17]&gt;[raw.AV17];&quot;Blue&quot;;&quot;Green&quot;)))" office:value-type="float" office:value="0.0270569843578699" calcext:value-type="float">
            <text:p>0.0271</text:p>
          </table:table-cell>
          <table:table-cell table:style-name="ce6" table:formula="of:=[raw.AW17]+ORG.OPENOFFICE.STYLE(IF([raw.J17]&lt;[raw.AX17];&quot;Red&quot;;IF([raw.J17]&gt;[raw.AY17];&quot;Blue&quot;;&quot;Green&quot;)))" office:value-type="float" office:value="0" calcext:value-type="float">
            <text:p>0.0000</text:p>
          </table:table-cell>
          <table:table-cell table:style-name="ce6" table:formula="of:=[raw.AZ17]+ORG.OPENOFFICE.STYLE(IF([raw.J17]&lt;[raw.BA17];&quot;Red&quot;;IF([raw.J17]&gt;[raw.BB17];&quot;Blue&quot;;&quot;Green&quot;)))" office:value-type="float" office:value="0.0322214163375937" calcext:value-type="float">
            <text:p>0.0322</text:p>
          </table:table-cell>
          <table:table-cell table:style-name="ce6" table:formula="of:=[raw.BC17]+ORG.OPENOFFICE.STYLE(IF([raw.J17]&lt;[raw.BD17];&quot;Red&quot;;IF([raw.J17]&gt;[raw.BE17];&quot;Blue&quot;;&quot;Green&quot;)))" office:value-type="float" office:value="0.0306758799144087" calcext:value-type="float">
            <text:p>0.0307</text:p>
          </table:table-cell>
          <table:table-cell table:style-name="ce6" table:formula="of:=[raw.BF17]+ORG.OPENOFFICE.STYLE(IF([raw.J17]&lt;[raw.BG17];&quot;Red&quot;;IF([raw.J17]&gt;[raw.BH17];&quot;Blue&quot;;&quot;Green&quot;)))" office:value-type="float" office:value="0.030817514620934" calcext:value-type="float">
            <text:p>0.0308</text:p>
          </table:table-cell>
          <table:table-cell table:style-name="ce9" table:formula="of:=[raw.BI17]+ORG.OPENOFFICE.STYLE(IF([raw.J17]&lt;[raw.BJ17];&quot;Red&quot;;IF([raw.J17]&gt;[raw.BK17];&quot;Blue&quot;;&quot;Green&quot;)))" office:value-type="float" office:value="0.0672608955623513" calcext:value-type="float">
            <text:p>0.0673</text:p>
          </table:table-cell>
          <table:table-cell table:style-name="ce6" table:formula="of:=[raw.BL17]+ORG.OPENOFFICE.STYLE(IF([raw.J17]&lt;[raw.BM17];&quot;Red&quot;;IF([raw.J17]&gt;[raw.BN17];&quot;Blue&quot;;&quot;Green&quot;)))" office:value-type="float" office:value="0.0328241363130825" calcext:value-type="float">
            <text:p>0.0328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7" table:formula="of:=[raw.M18]+ORG.OPENOFFICE.STYLE(IF([raw.J18]&lt;[raw.N18];&quot;Red&quot;;IF([raw.J18]&gt;[raw.O18];&quot;Blue&quot;;&quot;Green&quot;)))" office:value-type="float" office:value="0.044" calcext:value-type="float">
            <text:p>0.0440</text:p>
          </table:table-cell>
          <table:table-cell table:style-name="ce6" table:formula="of:=[raw.P18]+ORG.OPENOFFICE.STYLE(IF([raw.J18]&lt;[raw.Q18];&quot;Red&quot;;IF([raw.J18]&gt;[raw.R18];&quot;Blue&quot;;&quot;Green&quot;)))" office:value-type="float" office:value="0.0431973827899156" calcext:value-type="float">
            <text:p>0.0432</text:p>
          </table:table-cell>
          <table:table-cell table:style-name="ce6" table:formula="of:=[raw.S18]+ORG.OPENOFFICE.STYLE(IF([raw.J18]&lt;[raw.T18];&quot;Red&quot;;IF([raw.J18]&gt;[raw.U18];&quot;Blue&quot;;&quot;Green&quot;)))" office:value-type="float" office:value="0.0424140362233492" calcext:value-type="float">
            <text:p>0.0424</text:p>
          </table:table-cell>
          <table:table-cell table:style-name="ce6" table:formula="of:=[raw.V18]+ORG.OPENOFFICE.STYLE(IF([raw.J18]&lt;[raw.W18];&quot;Red&quot;;IF([raw.J18]&gt;[raw.X18];&quot;Blue&quot;;&quot;Green&quot;)))" office:value-type="float" office:value="0.0437981656879767" calcext:value-type="float">
            <text:p>0.0438</text:p>
          </table:table-cell>
          <table:table-cell table:style-name="ce9" table:formula="of:=[raw.Y18]+ORG.OPENOFFICE.STYLE(IF([raw.J18]&lt;[raw.Z18];&quot;Red&quot;;IF([raw.J18]&gt;[raw.AA18];&quot;Blue&quot;;&quot;Green&quot;)))" office:value-type="float" office:value="0.0759005417085038" calcext:value-type="float">
            <text:p>0.0759</text:p>
          </table:table-cell>
          <table:table-cell table:style-name="ce6" table:formula="of:=[raw.AB18]+ORG.OPENOFFICE.STYLE(IF([raw.J18]&lt;[raw.AC18];&quot;Red&quot;;IF([raw.J18]&gt;[raw.AD18];&quot;Blue&quot;;&quot;Green&quot;)))" office:value-type="float" office:value="0.036719280996301" calcext:value-type="float">
            <text:p>0.0367</text:p>
          </table:table-cell>
          <table:table-cell table:style-name="ce7" table:formula="of:=[raw.AE18]+ORG.OPENOFFICE.STYLE(IF([raw.J18]&lt;[raw.AF18];&quot;Red&quot;;IF([raw.J18]&gt;[raw.AG18];&quot;Blue&quot;;&quot;Green&quot;)))" office:value-type="float" office:value="0.044" calcext:value-type="float">
            <text:p>0.0440</text:p>
          </table:table-cell>
          <table:table-cell table:style-name="ce9" table:formula="of:=[raw.AH18]+ORG.OPENOFFICE.STYLE(IF([raw.J18]&lt;[raw.AI18];&quot;Red&quot;;IF([raw.J18]&gt;[raw.AJ18];&quot;Blue&quot;;&quot;Green&quot;)))" office:value-type="float" office:value="0.507" calcext:value-type="float">
            <text:p>0.5070</text:p>
          </table:table-cell>
          <table:table-cell table:style-name="ce9" table:formula="of:=[raw.AK18]+ORG.OPENOFFICE.STYLE(IF([raw.J18]&lt;[raw.AL18];&quot;Red&quot;;IF([raw.J18]&gt;[raw.AM18];&quot;Blue&quot;;&quot;Green&quot;)))" office:value-type="float" office:value="0.494" calcext:value-type="float">
            <text:p>0.4940</text:p>
          </table:table-cell>
          <table:table-cell table:style-name="ce7" table:formula="of:=[raw.AN18]+ORG.OPENOFFICE.STYLE(IF([raw.J18]&lt;[raw.AO18];&quot;Red&quot;;IF([raw.J18]&gt;[raw.AP18];&quot;Blue&quot;;&quot;Green&quot;)))" office:value-type="float" office:value="0.044" calcext:value-type="float">
            <text:p>0.0440</text:p>
          </table:table-cell>
          <table:table-cell table:style-name="ce9" table:formula="of:=[raw.AQ18]+ORG.OPENOFFICE.STYLE(IF([raw.J18]&lt;[raw.AR18];&quot;Red&quot;;IF([raw.J18]&gt;[raw.AS18];&quot;Blue&quot;;&quot;Green&quot;)))" office:value-type="float" office:value="0.097" calcext:value-type="float">
            <text:p>0.0970</text:p>
          </table:table-cell>
          <table:table-cell table:style-name="ce7" table:formula="of:=[raw.AT18]+ORG.OPENOFFICE.STYLE(IF([raw.J18]&lt;[raw.AU18];&quot;Red&quot;;IF([raw.J18]&gt;[raw.AV18];&quot;Blue&quot;;&quot;Green&quot;)))" office:value-type="float" office:value="0.05" calcext:value-type="float">
            <text:p>0.0500</text:p>
          </table:table-cell>
          <table:table-cell table:style-name="ce6" table:formula="of:=[raw.AW18]+ORG.OPENOFFICE.STYLE(IF([raw.J18]&lt;[raw.AX18];&quot;Red&quot;;IF([raw.J18]&gt;[raw.AY18];&quot;Blue&quot;;&quot;Green&quot;)))" office:value-type="float" office:value="0" calcext:value-type="float">
            <text:p>0.0000</text:p>
          </table:table-cell>
          <table:table-cell table:style-name="ce6" table:formula="of:=[raw.AZ18]+ORG.OPENOFFICE.STYLE(IF([raw.J18]&lt;[raw.BA18];&quot;Red&quot;;IF([raw.J18]&gt;[raw.BB18];&quot;Blue&quot;;&quot;Green&quot;)))" office:value-type="float" office:value="0.0238266033796332" calcext:value-type="float">
            <text:p>0.0238</text:p>
          </table:table-cell>
          <table:table-cell table:style-name="ce6" table:formula="of:=[raw.BC18]+ORG.OPENOFFICE.STYLE(IF([raw.J18]&lt;[raw.BD18];&quot;Red&quot;;IF([raw.J18]&gt;[raw.BE18];&quot;Blue&quot;;&quot;Green&quot;)))" office:value-type="float" office:value="0.0233782358106491" calcext:value-type="float">
            <text:p>0.0234</text:p>
          </table:table-cell>
          <table:table-cell table:style-name="ce6" table:formula="of:=[raw.BF18]+ORG.OPENOFFICE.STYLE(IF([raw.J18]&lt;[raw.BG18];&quot;Red&quot;;IF([raw.J18]&gt;[raw.BH18];&quot;Blue&quot;;&quot;Green&quot;)))" office:value-type="float" office:value="0.0430713457430846" calcext:value-type="float">
            <text:p>0.0431</text:p>
          </table:table-cell>
          <table:table-cell table:style-name="ce9" table:formula="of:=[raw.BI18]+ORG.OPENOFFICE.STYLE(IF([raw.J18]&lt;[raw.BJ18];&quot;Red&quot;;IF([raw.J18]&gt;[raw.BK18];&quot;Blue&quot;;&quot;Green&quot;)))" office:value-type="float" office:value="0.074773382844246" calcext:value-type="float">
            <text:p>0.0748</text:p>
          </table:table-cell>
          <table:table-cell table:style-name="ce6" table:formula="of:=[raw.BL18]+ORG.OPENOFFICE.STYLE(IF([raw.J18]&lt;[raw.BM18];&quot;Red&quot;;IF([raw.J18]&gt;[raw.BN18];&quot;Blue&quot;;&quot;Green&quot;)))" office:value-type="float" office:value="0.0357131800677136" calcext:value-type="float">
            <text:p>0.0357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6" table:formula="of:=[raw.M19]+ORG.OPENOFFICE.STYLE(IF([raw.J19]&lt;[raw.N19];&quot;Red&quot;;IF([raw.J19]&gt;[raw.O19];&quot;Blue&quot;;&quot;Green&quot;)))" office:value-type="float" office:value="0.036" calcext:value-type="float">
            <text:p>0.0360</text:p>
          </table:table-cell>
          <table:table-cell table:style-name="ce7" table:formula="of:=[raw.P19]+ORG.OPENOFFICE.STYLE(IF([raw.J19]&lt;[raw.Q19];&quot;Red&quot;;IF([raw.J19]&gt;[raw.R19];&quot;Blue&quot;;&quot;Green&quot;)))" office:value-type="float" office:value="0.045" calcext:value-type="float">
            <text:p>0.0450</text:p>
          </table:table-cell>
          <table:table-cell table:style-name="ce7" table:formula="of:=[raw.S19]+ORG.OPENOFFICE.STYLE(IF([raw.J19]&lt;[raw.T19];&quot;Red&quot;;IF([raw.J19]&gt;[raw.U19];&quot;Blue&quot;;&quot;Green&quot;)))" office:value-type="float" office:value="0.045" calcext:value-type="float">
            <text:p>0.0450</text:p>
          </table:table-cell>
          <table:table-cell table:style-name="ce9" table:formula="of:=[raw.V19]+ORG.OPENOFFICE.STYLE(IF([raw.J19]&lt;[raw.W19];&quot;Red&quot;;IF([raw.J19]&gt;[raw.X19];&quot;Blue&quot;;&quot;Green&quot;)))" office:value-type="float" office:value="0.081" calcext:value-type="float">
            <text:p>0.0810</text:p>
          </table:table-cell>
          <table:table-cell table:style-name="ce9" table:formula="of:=[raw.Y19]+ORG.OPENOFFICE.STYLE(IF([raw.J19]&lt;[raw.Z19];&quot;Red&quot;;IF([raw.J19]&gt;[raw.AA19];&quot;Blue&quot;;&quot;Green&quot;)))" office:value-type="float" office:value="0.174" calcext:value-type="float">
            <text:p>0.1740</text:p>
          </table:table-cell>
          <table:table-cell table:style-name="ce9" table:formula="of:=[raw.AB19]+ORG.OPENOFFICE.STYLE(IF([raw.J19]&lt;[raw.AC19];&quot;Red&quot;;IF([raw.J19]&gt;[raw.AD19];&quot;Blue&quot;;&quot;Green&quot;)))" office:value-type="float" office:value="0.082" calcext:value-type="float">
            <text:p>0.0820</text:p>
          </table:table-cell>
          <table:table-cell table:style-name="ce6" table:formula="of:=[raw.AE19]+ORG.OPENOFFICE.STYLE(IF([raw.J19]&lt;[raw.AF19];&quot;Red&quot;;IF([raw.J19]&gt;[raw.AG19];&quot;Blue&quot;;&quot;Green&quot;)))" office:value-type="float" office:value="0.036" calcext:value-type="float">
            <text:p>0.0360</text:p>
          </table:table-cell>
          <table:table-cell table:style-name="ce6" table:formula="of:=[raw.AH19]+ORG.OPENOFFICE.STYLE(IF([raw.J19]&lt;[raw.AI19];&quot;Red&quot;;IF([raw.J19]&gt;[raw.AJ19];&quot;Blue&quot;;&quot;Green&quot;)))" office:value-type="float" office:value="0.02" calcext:value-type="float">
            <text:p>0.0200</text:p>
          </table:table-cell>
          <table:table-cell table:style-name="ce6" table:formula="of:=[raw.AK19]+ORG.OPENOFFICE.STYLE(IF([raw.J19]&lt;[raw.AL19];&quot;Red&quot;;IF([raw.J19]&gt;[raw.AM19];&quot;Blue&quot;;&quot;Green&quot;)))" office:value-type="float" office:value="0.02" calcext:value-type="float">
            <text:p>0.0200</text:p>
          </table:table-cell>
          <table:table-cell table:style-name="ce6" table:formula="of:=[raw.AN19]+ORG.OPENOFFICE.STYLE(IF([raw.J19]&lt;[raw.AO19];&quot;Red&quot;;IF([raw.J19]&gt;[raw.AP19];&quot;Blue&quot;;&quot;Green&quot;)))" office:value-type="float" office:value="0.036" calcext:value-type="float">
            <text:p>0.0360</text:p>
          </table:table-cell>
          <table:table-cell table:style-name="ce9" table:formula="of:=[raw.AQ19]+ORG.OPENOFFICE.STYLE(IF([raw.J19]&lt;[raw.AR19];&quot;Red&quot;;IF([raw.J19]&gt;[raw.AS19];&quot;Blue&quot;;&quot;Green&quot;)))" office:value-type="float" office:value="0.086" calcext:value-type="float">
            <text:p>0.0860</text:p>
          </table:table-cell>
          <table:table-cell table:style-name="ce6" table:formula="of:=[raw.AT19]+ORG.OPENOFFICE.STYLE(IF([raw.J19]&lt;[raw.AU19];&quot;Red&quot;;IF([raw.J19]&gt;[raw.AV19];&quot;Blue&quot;;&quot;Green&quot;)))" office:value-type="float" office:value="0.038" calcext:value-type="float">
            <text:p>0.0380</text:p>
          </table:table-cell>
          <table:table-cell table:style-name="ce6" table:formula="of:=[raw.AW19]+ORG.OPENOFFICE.STYLE(IF([raw.J19]&lt;[raw.AX19];&quot;Red&quot;;IF([raw.J19]&gt;[raw.AY19];&quot;Blue&quot;;&quot;Green&quot;)))" office:value-type="float" office:value="0" calcext:value-type="float">
            <text:p>0.0000</text:p>
          </table:table-cell>
          <table:table-cell table:style-name="ce6" table:formula="of:=[raw.AZ19]+ORG.OPENOFFICE.STYLE(IF([raw.J19]&lt;[raw.BA19];&quot;Red&quot;;IF([raw.J19]&gt;[raw.BB19];&quot;Blue&quot;;&quot;Green&quot;)))" office:value-type="float" office:value="0.025" calcext:value-type="float">
            <text:p>0.0250</text:p>
          </table:table-cell>
          <table:table-cell table:style-name="ce6" table:formula="of:=[raw.BC19]+ORG.OPENOFFICE.STYLE(IF([raw.J19]&lt;[raw.BD19];&quot;Red&quot;;IF([raw.J19]&gt;[raw.BE19];&quot;Blue&quot;;&quot;Green&quot;)))" office:value-type="float" office:value="0.025" calcext:value-type="float">
            <text:p>0.0250</text:p>
          </table:table-cell>
          <table:table-cell table:style-name="ce7" table:formula="of:=[raw.BF19]+ORG.OPENOFFICE.STYLE(IF([raw.J19]&lt;[raw.BG19];&quot;Red&quot;;IF([raw.J19]&gt;[raw.BH19];&quot;Blue&quot;;&quot;Green&quot;)))" office:value-type="float" office:value="0.045" calcext:value-type="float">
            <text:p>0.0450</text:p>
          </table:table-cell>
          <table:table-cell table:style-name="ce9" table:formula="of:=[raw.BI19]+ORG.OPENOFFICE.STYLE(IF([raw.J19]&lt;[raw.BJ19];&quot;Red&quot;;IF([raw.J19]&gt;[raw.BK19];&quot;Blue&quot;;&quot;Green&quot;)))" office:value-type="float" office:value="0.096" calcext:value-type="float">
            <text:p>0.0960</text:p>
          </table:table-cell>
          <table:table-cell table:style-name="ce7" table:formula="of:=[raw.BL19]+ORG.OPENOFFICE.STYLE(IF([raw.J19]&lt;[raw.BM19];&quot;Red&quot;;IF([raw.J19]&gt;[raw.BN19];&quot;Blue&quot;;&quot;Green&quot;)))" office:value-type="float" office:value="0.044" calcext:value-type="float">
            <text:p>0.0440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6" table:formula="of:=[raw.M20]+ORG.OPENOFFICE.STYLE(IF([raw.J20]&lt;[raw.N20];&quot;Red&quot;;IF([raw.J20]&gt;[raw.O20];&quot;Blue&quot;;&quot;Green&quot;)))" office:value-type="float" office:value="0.0395664194789575" calcext:value-type="float">
            <text:p>0.0396</text:p>
          </table:table-cell>
          <table:table-cell table:style-name="ce6" table:formula="of:=[raw.P20]+ORG.OPENOFFICE.STYLE(IF([raw.J20]&lt;[raw.Q20];&quot;Red&quot;;IF([raw.J20]&gt;[raw.R20];&quot;Blue&quot;;&quot;Green&quot;)))" office:value-type="float" office:value="0.0373521548292966" calcext:value-type="float">
            <text:p>0.0374</text:p>
          </table:table-cell>
          <table:table-cell table:style-name="ce6" table:formula="of:=[raw.S20]+ORG.OPENOFFICE.STYLE(IF([raw.J20]&lt;[raw.T20];&quot;Red&quot;;IF([raw.J20]&gt;[raw.U20];&quot;Blue&quot;;&quot;Green&quot;)))" office:value-type="float" office:value="0.0367694510163398" calcext:value-type="float">
            <text:p>0.0368</text:p>
          </table:table-cell>
          <table:table-cell table:style-name="ce6" table:formula="of:=[raw.V20]+ORG.OPENOFFICE.STYLE(IF([raw.J20]&lt;[raw.W20];&quot;Red&quot;;IF([raw.J20]&gt;[raw.X20];&quot;Blue&quot;;&quot;Green&quot;)))" office:value-type="float" office:value="0.0404573078078722" calcext:value-type="float">
            <text:p>0.0405</text:p>
          </table:table-cell>
          <table:table-cell table:style-name="ce9" table:formula="of:=[raw.Y20]+ORG.OPENOFFICE.STYLE(IF([raw.J20]&lt;[raw.Z20];&quot;Red&quot;;IF([raw.J20]&gt;[raw.AA20];&quot;Blue&quot;;&quot;Green&quot;)))" office:value-type="float" office:value="0.0710748787166985" calcext:value-type="float">
            <text:p>0.0711</text:p>
          </table:table-cell>
          <table:table-cell table:style-name="ce6" table:formula="of:=[raw.AB20]+ORG.OPENOFFICE.STYLE(IF([raw.J20]&lt;[raw.AC20];&quot;Red&quot;;IF([raw.J20]&gt;[raw.AD20];&quot;Blue&quot;;&quot;Green&quot;)))" office:value-type="float" office:value="0.0336780557821656" calcext:value-type="float">
            <text:p>0.0337</text:p>
          </table:table-cell>
          <table:table-cell table:style-name="ce6" table:formula="of:=[raw.AE20]+ORG.OPENOFFICE.STYLE(IF([raw.J20]&lt;[raw.AF20];&quot;Red&quot;;IF([raw.J20]&gt;[raw.AG20];&quot;Blue&quot;;&quot;Green&quot;)))" office:value-type="float" office:value="0.0395664194789575" calcext:value-type="float">
            <text:p>0.0396</text:p>
          </table:table-cell>
          <table:table-cell table:style-name="ce6" table:formula="of:=[raw.AH20]+ORG.OPENOFFICE.STYLE(IF([raw.J20]&lt;[raw.AI20];&quot;Red&quot;;IF([raw.J20]&gt;[raw.AJ20];&quot;Blue&quot;;&quot;Green&quot;)))" office:value-type="float" office:value="0.01839867748039" calcext:value-type="float">
            <text:p>0.0184</text:p>
          </table:table-cell>
          <table:table-cell table:style-name="ce6" table:formula="of:=[raw.AK20]+ORG.OPENOFFICE.STYLE(IF([raw.J20]&lt;[raw.AL20];&quot;Red&quot;;IF([raw.J20]&gt;[raw.AM20];&quot;Blue&quot;;&quot;Green&quot;)))" office:value-type="float" office:value="0.0181172399456716" calcext:value-type="float">
            <text:p>0.0181</text:p>
          </table:table-cell>
          <table:table-cell table:style-name="ce6" table:formula="of:=[raw.AN20]+ORG.OPENOFFICE.STYLE(IF([raw.J20]&lt;[raw.AO20];&quot;Red&quot;;IF([raw.J20]&gt;[raw.AP20];&quot;Blue&quot;;&quot;Green&quot;)))" office:value-type="float" office:value="0.0395664194789575" calcext:value-type="float">
            <text:p>0.0396</text:p>
          </table:table-cell>
          <table:table-cell table:style-name="ce9" table:formula="of:=[raw.AQ20]+ORG.OPENOFFICE.STYLE(IF([raw.J20]&lt;[raw.AR20];&quot;Red&quot;;IF([raw.J20]&gt;[raw.AS20];&quot;Blue&quot;;&quot;Green&quot;)))" office:value-type="float" office:value="0.0697965033841284" calcext:value-type="float">
            <text:p>0.0698</text:p>
          </table:table-cell>
          <table:table-cell table:style-name="ce6" table:formula="of:=[raw.AT20]+ORG.OPENOFFICE.STYLE(IF([raw.J20]&lt;[raw.AU20];&quot;Red&quot;;IF([raw.J20]&gt;[raw.AV20];&quot;Blue&quot;;&quot;Green&quot;)))" office:value-type="float" office:value="0.0324575127111982" calcext:value-type="float">
            <text:p>0.0325</text:p>
          </table:table-cell>
          <table:table-cell table:style-name="ce6" table:formula="of:=[raw.AW20]+ORG.OPENOFFICE.STYLE(IF([raw.J20]&lt;[raw.AX20];&quot;Red&quot;;IF([raw.J20]&gt;[raw.AY20];&quot;Blue&quot;;&quot;Green&quot;)))" office:value-type="float" office:value="0" calcext:value-type="float">
            <text:p>0.0000</text:p>
          </table:table-cell>
          <table:table-cell table:style-name="ce9" table:formula="of:=[raw.AZ20]+ORG.OPENOFFICE.STYLE(IF([raw.J20]&lt;[raw.BA20];&quot;Red&quot;;IF([raw.J20]&gt;[raw.BB20];&quot;Blue&quot;;&quot;Green&quot;)))" office:value-type="float" office:value="0.474" calcext:value-type="float">
            <text:p>0.4740</text:p>
          </table:table-cell>
          <table:table-cell table:style-name="ce9" table:formula="of:=[raw.BC20]+ORG.OPENOFFICE.STYLE(IF([raw.J20]&lt;[raw.BD20];&quot;Red&quot;;IF([raw.J20]&gt;[raw.BE20];&quot;Blue&quot;;&quot;Green&quot;)))" office:value-type="float" office:value="0.466" calcext:value-type="float">
            <text:p>0.4660</text:p>
          </table:table-cell>
          <table:table-cell table:style-name="ce7" table:formula="of:=[raw.BF20]+ORG.OPENOFFICE.STYLE(IF([raw.J20]&lt;[raw.BG20];&quot;Red&quot;;IF([raw.J20]&gt;[raw.BH20];&quot;Blue&quot;;&quot;Green&quot;)))" office:value-type="float" office:value="0.051" calcext:value-type="float">
            <text:p>0.0510</text:p>
          </table:table-cell>
          <table:table-cell table:style-name="ce9" table:formula="of:=[raw.BI20]+ORG.OPENOFFICE.STYLE(IF([raw.J20]&lt;[raw.BJ20];&quot;Red&quot;;IF([raw.J20]&gt;[raw.BK20];&quot;Blue&quot;;&quot;Green&quot;)))" office:value-type="float" office:value="0.11" calcext:value-type="float">
            <text:p>0.1100</text:p>
          </table:table-cell>
          <table:table-cell table:style-name="ce7" table:formula="of:=[raw.BL20]+ORG.OPENOFFICE.STYLE(IF([raw.J20]&lt;[raw.BM20];&quot;Red&quot;;IF([raw.J20]&gt;[raw.BN20];&quot;Blue&quot;;&quot;Green&quot;)))" office:value-type="float" office:value="0.059" calcext:value-type="float">
            <text:p>0.0590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style-name="ce6" table:formula="of:=[raw.M21]+ORG.OPENOFFICE.STYLE(IF([raw.J21]&lt;[raw.N21];&quot;Red&quot;;IF([raw.J21]&gt;[raw.O21];&quot;Blue&quot;;&quot;Green&quot;)))" office:value-type="float" office:value="0.0238136981393672" calcext:value-type="float">
            <text:p>0.0238</text:p>
          </table:table-cell>
          <table:table-cell table:style-name="ce6" table:formula="of:=[raw.P21]+ORG.OPENOFFICE.STYLE(IF([raw.J21]&lt;[raw.Q21];&quot;Red&quot;;IF([raw.J21]&gt;[raw.R21];&quot;Blue&quot;;&quot;Green&quot;)))" office:value-type="float" office:value="0.0303525232052048" calcext:value-type="float">
            <text:p>0.0304</text:p>
          </table:table-cell>
          <table:table-cell table:style-name="ce6" table:formula="of:=[raw.S21]+ORG.OPENOFFICE.STYLE(IF([raw.J21]&lt;[raw.T21];&quot;Red&quot;;IF([raw.J21]&gt;[raw.U21];&quot;Blue&quot;;&quot;Green&quot;)))" office:value-type="float" office:value="0.0284071989280197" calcext:value-type="float">
            <text:p>0.0284</text:p>
          </table:table-cell>
          <table:table-cell table:style-name="ce6" table:formula="of:=[raw.V21]+ORG.OPENOFFICE.STYLE(IF([raw.J21]&lt;[raw.W21];&quot;Red&quot;;IF([raw.J21]&gt;[raw.X21];&quot;Blue&quot;;&quot;Green&quot;)))" office:value-type="float" office:value="0.0308629625520171" calcext:value-type="float">
            <text:p>0.0309</text:p>
          </table:table-cell>
          <table:table-cell table:style-name="ce9" table:formula="of:=[raw.Y21]+ORG.OPENOFFICE.STYLE(IF([raw.J21]&lt;[raw.Z21];&quot;Red&quot;;IF([raw.J21]&gt;[raw.AA21];&quot;Blue&quot;;&quot;Green&quot;)))" office:value-type="float" office:value="0.0620850958995151" calcext:value-type="float">
            <text:p>0.0621</text:p>
          </table:table-cell>
          <table:table-cell table:style-name="ce6" table:formula="of:=[raw.AB21]+ORG.OPENOFFICE.STYLE(IF([raw.J21]&lt;[raw.AC21];&quot;Red&quot;;IF([raw.J21]&gt;[raw.AD21];&quot;Blue&quot;;&quot;Green&quot;)))" office:value-type="float" office:value="0.0278357733206422" calcext:value-type="float">
            <text:p>0.0278</text:p>
          </table:table-cell>
          <table:table-cell table:style-name="ce6" table:formula="of:=[raw.AE21]+ORG.OPENOFFICE.STYLE(IF([raw.J21]&lt;[raw.AF21];&quot;Red&quot;;IF([raw.J21]&gt;[raw.AG21];&quot;Blue&quot;;&quot;Green&quot;)))" office:value-type="float" office:value="0.0238136981393672" calcext:value-type="float">
            <text:p>0.0238</text:p>
          </table:table-cell>
          <table:table-cell table:style-name="ce9" table:formula="of:=[raw.AH21]+ORG.OPENOFFICE.STYLE(IF([raw.J21]&lt;[raw.AI21];&quot;Red&quot;;IF([raw.J21]&gt;[raw.AJ21];&quot;Blue&quot;;&quot;Green&quot;)))" office:value-type="float" office:value="0.0681747544333513" calcext:value-type="float">
            <text:p>0.0682</text:p>
          </table:table-cell>
          <table:table-cell table:style-name="ce9" table:formula="of:=[raw.AK21]+ORG.OPENOFFICE.STYLE(IF([raw.J21]&lt;[raw.AL21];&quot;Red&quot;;IF([raw.J21]&gt;[raw.AM21];&quot;Blue&quot;;&quot;Green&quot;)))" office:value-type="float" office:value="0.0637703206539692" calcext:value-type="float">
            <text:p>0.0638</text:p>
          </table:table-cell>
          <table:table-cell table:style-name="ce6" table:formula="of:=[raw.AN21]+ORG.OPENOFFICE.STYLE(IF([raw.J21]&lt;[raw.AO21];&quot;Red&quot;;IF([raw.J21]&gt;[raw.AP21];&quot;Blue&quot;;&quot;Green&quot;)))" office:value-type="float" office:value="0.0238136981393672" calcext:value-type="float">
            <text:p>0.0238</text:p>
          </table:table-cell>
          <table:table-cell table:style-name="ce9" table:formula="of:=[raw.AQ21]+ORG.OPENOFFICE.STYLE(IF([raw.J21]&lt;[raw.AR21];&quot;Red&quot;;IF([raw.J21]&gt;[raw.AS21];&quot;Blue&quot;;&quot;Green&quot;)))" office:value-type="float" office:value="0.0774554781834247" calcext:value-type="float">
            <text:p>0.0775</text:p>
          </table:table-cell>
          <table:table-cell table:style-name="ce6" table:formula="of:=[raw.AT21]+ORG.OPENOFFICE.STYLE(IF([raw.J21]&lt;[raw.AU21];&quot;Red&quot;;IF([raw.J21]&gt;[raw.AV21];&quot;Blue&quot;;&quot;Green&quot;)))" office:value-type="float" office:value="0.0360692379009943" calcext:value-type="float">
            <text:p>0.0361</text:p>
          </table:table-cell>
          <table:table-cell table:style-name="ce6" table:formula="of:=[raw.AW21]+ORG.OPENOFFICE.STYLE(IF([raw.J21]&lt;[raw.AX21];&quot;Red&quot;;IF([raw.J21]&gt;[raw.AY21];&quot;Blue&quot;;&quot;Green&quot;)))" office:value-type="float" office:value="0" calcext:value-type="float">
            <text:p>0.0000</text:p>
          </table:table-cell>
          <table:table-cell table:style-name="ce6" table:formula="of:=[raw.AZ21]+ORG.OPENOFFICE.STYLE(IF([raw.J21]&lt;[raw.BA21];&quot;Red&quot;;IF([raw.J21]&gt;[raw.BB21];&quot;Blue&quot;;&quot;Green&quot;)))" office:value-type="float" office:value="0.0202338408536239" calcext:value-type="float">
            <text:p>0.0202</text:p>
          </table:table-cell>
          <table:table-cell table:style-name="ce6" table:formula="of:=[raw.BC21]+ORG.OPENOFFICE.STYLE(IF([raw.J21]&lt;[raw.BD21];&quot;Red&quot;;IF([raw.J21]&gt;[raw.BE21];&quot;Blue&quot;;&quot;Green&quot;)))" office:value-type="float" office:value="0.0190137709301164" calcext:value-type="float">
            <text:p>0.0190</text:p>
          </table:table-cell>
          <table:table-cell table:style-name="ce6" table:formula="of:=[raw.BF21]+ORG.OPENOFFICE.STYLE(IF([raw.J21]&lt;[raw.BG21];&quot;Red&quot;;IF([raw.J21]&gt;[raw.BH21];&quot;Blue&quot;;&quot;Green&quot;)))" office:value-type="float" office:value="0.0310665964046786" calcext:value-type="float">
            <text:p>0.0311</text:p>
          </table:table-cell>
          <table:table-cell table:style-name="ce9" table:formula="of:=[raw.BI21]+ORG.OPENOFFICE.STYLE(IF([raw.J21]&lt;[raw.BJ21];&quot;Red&quot;;IF([raw.J21]&gt;[raw.BK21];&quot;Blue&quot;;&quot;Green&quot;)))" office:value-type="float" office:value="0.0592158482186732" calcext:value-type="float">
            <text:p>0.0592</text:p>
          </table:table-cell>
          <table:table-cell table:style-name="ce6" table:formula="of:=[raw.BL21]+ORG.OPENOFFICE.STYLE(IF([raw.J21]&lt;[raw.BM21];&quot;Red&quot;;IF([raw.J21]&gt;[raw.BN21];&quot;Blue&quot;;&quot;Green&quot;)))" office:value-type="float" office:value="0.0261050407109146" calcext:value-type="float">
            <text:p>0.0261</text:p>
          </table:table-cell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aw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ice_mean</text:p>
          </table:table-cell>
          <table:table-cell office:value-type="string" calcext:value-type="string">
            <text:p>BothSides_twice_lower</text:p>
          </table:table-cell>
          <table:table-cell office:value-type="string" calcext:value-type="string">
            <text:p>BothSides_twice_upper</text:p>
          </table:table-cell>
          <table:table-cell office:value-type="string" calcext:value-type="string">
            <text:p>BothSides_split1tail_mean</text:p>
          </table:table-cell>
          <table:table-cell office:value-type="string" calcext:value-type="string">
            <text:p>BothSides_split1tail_lower</text:p>
          </table:table-cell>
          <table:table-cell office:value-type="string" calcext:value-type="string">
            <text:p>BothSides_split1tail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ice_mean</text:p>
          </table:table-cell>
          <table:table-cell office:value-type="string" calcext:value-type="string">
            <text:p>PosSide_twice_lower</text:p>
          </table:table-cell>
          <table:table-cell office:value-type="string" calcext:value-type="string">
            <text:p>PosSide_twice_upper</text:p>
          </table:table-cell>
          <table:table-cell office:value-type="string" calcext:value-type="string">
            <text:p>PosSide_split1tail_mean</text:p>
          </table:table-cell>
          <table:table-cell office:value-type="string" calcext:value-type="string">
            <text:p>PosSide_split1tail_lower</text:p>
          </table:table-cell>
          <table:table-cell office:value-type="string" calcext:value-type="string">
            <text:p>PosSide_split1tail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ice_mean</text:p>
          </table:table-cell>
          <table:table-cell office:value-type="string" calcext:value-type="string">
            <text:p>NegSide_twice_lower</text:p>
          </table:table-cell>
          <table:table-cell office:value-type="string" calcext:value-type="string">
            <text:p>NegSide_twice_upper</text:p>
          </table:table-cell>
          <table:table-cell office:value-type="string" calcext:value-type="string">
            <text:p>NegSide_split1tail_mean</text:p>
          </table:table-cell>
          <table:table-cell office:value-type="string" calcext:value-type="string">
            <text:p>NegSide_split1tail_lower</text:p>
          </table:table-cell>
          <table:table-cell office:value-type="string" calcext:value-type="string">
            <text:p>NegSide_split1tail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</table:table-row>
        <table:table-row table:style-name="ro1">
          <table:table-cell office:value-type="string" calcext:value-type="string">
            <text:p>bh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01158945055177" calcext:value-type="float">
            <text:p>0.0201158945055177</text:p>
          </table:table-cell>
          <table:table-cell office:value-type="float" office:value="0.0146560688149499" calcext:value-type="float">
            <text:p>0.0146560688149499</text:p>
          </table:table-cell>
          <table:table-cell office:value-type="float" office:value="0.0255757201960854" calcext:value-type="float">
            <text:p>0.0255757201960854</text:p>
          </table:table-cell>
          <table:table-cell office:value-type="float" office:value="0.0189306434834269" calcext:value-type="float">
            <text:p>0.0189306434834269</text:p>
          </table:table-cell>
          <table:table-cell office:value-type="float" office:value="0.0141645635020989" calcext:value-type="float">
            <text:p>0.0141645635020989</text:p>
          </table:table-cell>
          <table:table-cell office:value-type="float" office:value="0.0236967234647549" calcext:value-type="float">
            <text:p>0.0236967234647549</text:p>
          </table:table-cell>
          <table:table-cell office:value-type="float" office:value="0.0189351431299694" calcext:value-type="float">
            <text:p>0.0189351431299694</text:p>
          </table:table-cell>
          <table:table-cell office:value-type="float" office:value="0.0141668886328066" calcext:value-type="float">
            <text:p>0.0141668886328066</text:p>
          </table:table-cell>
          <table:table-cell office:value-type="float" office:value="0.0237033976271322" calcext:value-type="float">
            <text:p>0.0237033976271322</text:p>
          </table:table-cell>
          <table:table-cell office:value-type="float" office:value="0.0369276955343338" calcext:value-type="float">
            <text:p>0.0369276955343338</text:p>
          </table:table-cell>
          <table:table-cell office:value-type="float" office:value="0.0299092403631581" calcext:value-type="float">
            <text:p>0.0299092403631581</text:p>
          </table:table-cell>
          <table:table-cell office:value-type="float" office:value="0.0439461507055095" calcext:value-type="float">
            <text:p>0.0439461507055095</text:p>
          </table:table-cell>
          <table:table-cell office:value-type="float" office:value="0.0462016098646625" calcext:value-type="float">
            <text:p>0.0462016098646625</text:p>
          </table:table-cell>
          <table:table-cell office:value-type="float" office:value="0.0384540888538387" calcext:value-type="float">
            <text:p>0.0384540888538387</text:p>
          </table:table-cell>
          <table:table-cell office:value-type="float" office:value="0.0539491308754862" calcext:value-type="float">
            <text:p>0.0539491308754862</text:p>
          </table:table-cell>
          <table:table-cell office:value-type="float" office:value="0.022503711247162" calcext:value-type="float">
            <text:p>0.022503711247162</text:p>
          </table:table-cell>
          <table:table-cell office:value-type="float" office:value="0.0173888357656353" calcext:value-type="float">
            <text:p>0.0173888357656353</text:p>
          </table:table-cell>
          <table:table-cell office:value-type="float" office:value="0.0276185867286888" calcext:value-type="float">
            <text:p>0.0276185867286888</text:p>
          </table:table-cell>
          <table:table-cell office:value-type="float" office:value="0.0201158945055177" calcext:value-type="float">
            <text:p>0.0201158945055177</text:p>
          </table:table-cell>
          <table:table-cell office:value-type="float" office:value="0.0146560688149499" calcext:value-type="float">
            <text:p>0.0146560688149499</text:p>
          </table:table-cell>
          <table:table-cell office:value-type="float" office:value="0.0255757201960854" calcext:value-type="float">
            <text:p>0.0255757201960854</text:p>
          </table:table-cell>
          <table:table-cell office:value-type="float" office:value="0.0101991677276982" calcext:value-type="float">
            <text:p>0.0101991677276982</text:p>
          </table:table-cell>
          <table:table-cell office:value-type="float" office:value="0.00655859529928944" calcext:value-type="float">
            <text:p>0.00655859529928944</text:p>
          </table:table-cell>
          <table:table-cell office:value-type="float" office:value="0.013839740156107" calcext:value-type="float">
            <text:p>0.013839740156107</text:p>
          </table:table-cell>
          <table:table-cell office:value-type="float" office:value="0.0101991677276982" calcext:value-type="float">
            <text:p>0.0101991677276982</text:p>
          </table:table-cell>
          <table:table-cell office:value-type="float" office:value="0.00655859529928944" calcext:value-type="float">
            <text:p>0.00655859529928944</text:p>
          </table:table-cell>
          <table:table-cell office:value-type="float" office:value="0.013839740156107" calcext:value-type="float">
            <text:p>0.013839740156107</text:p>
          </table:table-cell>
          <table:table-cell office:value-type="float" office:value="0.0201158945055177" calcext:value-type="float">
            <text:p>0.0201158945055177</text:p>
          </table:table-cell>
          <table:table-cell office:value-type="float" office:value="0.0146560688149499" calcext:value-type="float">
            <text:p>0.0146560688149499</text:p>
          </table:table-cell>
          <table:table-cell office:value-type="float" office:value="0.0255757201960854" calcext:value-type="float">
            <text:p>0.0255757201960854</text:p>
          </table:table-cell>
          <table:table-cell office:value-type="float" office:value="0.0247193140443379" calcext:value-type="float">
            <text:p>0.0247193140443379</text:p>
          </table:table-cell>
          <table:table-cell office:value-type="float" office:value="0.0186673942230779" calcext:value-type="float">
            <text:p>0.0186673942230779</text:p>
          </table:table-cell>
          <table:table-cell office:value-type="float" office:value="0.030771233865598" calcext:value-type="float">
            <text:p>0.030771233865598</text:p>
          </table:table-cell>
          <table:table-cell office:value-type="float" office:value="0.0120980883545778" calcext:value-type="float">
            <text:p>0.0120980883545778</text:p>
          </table:table-cell>
          <table:table-cell office:value-type="float" office:value="0.00817862490392549" calcext:value-type="float">
            <text:p>0.00817862490392549</text:p>
          </table:table-cell>
          <table:table-cell office:value-type="float" office:value="0.0160175518052301" calcext:value-type="float">
            <text:p>0.0160175518052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73657834833168" calcext:value-type="float">
            <text:p>0.00873657834833168</text:p>
          </table:table-cell>
          <table:table-cell office:value-type="float" office:value="0.00554789415348796" calcext:value-type="float">
            <text:p>0.00554789415348796</text:p>
          </table:table-cell>
          <table:table-cell office:value-type="float" office:value="0.0119252625431754" calcext:value-type="float">
            <text:p>0.0119252625431754</text:p>
          </table:table-cell>
          <table:table-cell office:value-type="float" office:value="0.00873657834833168" calcext:value-type="float">
            <text:p>0.00873657834833168</text:p>
          </table:table-cell>
          <table:table-cell office:value-type="float" office:value="0.00554789415348796" calcext:value-type="float">
            <text:p>0.00554789415348796</text:p>
          </table:table-cell>
          <table:table-cell office:value-type="float" office:value="0.0119252625431754" calcext:value-type="float">
            <text:p>0.0119252625431754</text:p>
          </table:table-cell>
          <table:table-cell office:value-type="float" office:value="0.0168118010288161" calcext:value-type="float">
            <text:p>0.0168118010288161</text:p>
          </table:table-cell>
          <table:table-cell office:value-type="float" office:value="0.0121160731536542" calcext:value-type="float">
            <text:p>0.0121160731536542</text:p>
          </table:table-cell>
          <table:table-cell office:value-type="float" office:value="0.021507528903978" calcext:value-type="float">
            <text:p>0.021507528903978</text:p>
          </table:table-cell>
          <table:table-cell office:value-type="float" office:value="0.0214983242656388" calcext:value-type="float">
            <text:p>0.0214983242656388</text:p>
          </table:table-cell>
          <table:table-cell office:value-type="float" office:value="0.0162484425131528" calcext:value-type="float">
            <text:p>0.0162484425131528</text:p>
          </table:table-cell>
          <table:table-cell office:value-type="float" office:value="0.0267482060181248" calcext:value-type="float">
            <text:p>0.0267482060181248</text:p>
          </table:table-cell>
          <table:table-cell office:value-type="float" office:value="0.0104100537859506" calcext:value-type="float">
            <text:p>0.0104100537859506</text:p>
          </table:table-cell>
          <table:table-cell office:value-type="float" office:value="0.00697656048063849" calcext:value-type="float">
            <text:p>0.00697656048063849</text:p>
          </table:table-cell>
          <table:table-cell office:value-type="float" office:value="0.0138435470912628" calcext:value-type="float">
            <text:p>0.0138435470912628</text:p>
          </table:table-cell>
        </table:table-row>
        <table:table-row table:style-name="ro1">
          <table:table-cell office:value-type="string" calcext:value-type="string">
            <text:p>bh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81748312603374" calcext:value-type="float">
            <text:p>0.0181748312603374</text:p>
          </table:table-cell>
          <table:table-cell office:value-type="float" office:value="0.0122972377296473" calcext:value-type="float">
            <text:p>0.0122972377296473</text:p>
          </table:table-cell>
          <table:table-cell office:value-type="float" office:value="0.0240524247910276" calcext:value-type="float">
            <text:p>0.0240524247910276</text:p>
          </table:table-cell>
          <table:table-cell office:value-type="float" office:value="0.0181789185143247" calcext:value-type="float">
            <text:p>0.0181789185143247</text:p>
          </table:table-cell>
          <table:table-cell office:value-type="float" office:value="0.0122987032076318" calcext:value-type="float">
            <text:p>0.0122987032076318</text:p>
          </table:table-cell>
          <table:table-cell office:value-type="float" office:value="0.0240591338210176" calcext:value-type="float">
            <text:p>0.0240591338210176</text:p>
          </table:table-cell>
          <table:table-cell office:value-type="float" office:value="0.0360050418008409" calcext:value-type="float">
            <text:p>0.0360050418008409</text:p>
          </table:table-cell>
          <table:table-cell office:value-type="float" office:value="0.02737701761854" calcext:value-type="float">
            <text:p>0.02737701761854</text:p>
          </table:table-cell>
          <table:table-cell office:value-type="float" office:value="0.0446330659831418" calcext:value-type="float">
            <text:p>0.0446330659831418</text:p>
          </table:table-cell>
          <table:table-cell office:value-type="float" office:value="0.0401356138032984" calcext:value-type="float">
            <text:p>0.0401356138032984</text:p>
          </table:table-cell>
          <table:table-cell office:value-type="float" office:value="0.0307350388282568" calcext:value-type="float">
            <text:p>0.0307350388282568</text:p>
          </table:table-cell>
          <table:table-cell office:value-type="float" office:value="0.04953618877834" calcext:value-type="float">
            <text:p>0.04953618877834</text:p>
          </table:table-cell>
          <table:table-cell office:value-type="float" office:value="0.0182073828877655" calcext:value-type="float">
            <text:p>0.0182073828877655</text:p>
          </table:table-cell>
          <table:table-cell office:value-type="float" office:value="0.0123301179857906" calcext:value-type="float">
            <text:p>0.0123301179857906</text:p>
          </table:table-cell>
          <table:table-cell office:value-type="float" office:value="0.0240846477897404" calcext:value-type="float">
            <text:p>0.02408464778974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26" calcext:value-type="float">
            <text:p>8.59622340505326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26" calcext:value-type="float">
            <text:p>8.59622340505326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26" calcext:value-type="float">
            <text:p>8.59622340505326E-05</text:p>
          </table:table-cell>
          <table:table-cell office:value-type="float" office:value="0.00791403776594947" calcext:value-type="float">
            <text:p>0.00791403776594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1789185143247" calcext:value-type="float">
            <text:p>0.0141789185143247</text:p>
          </table:table-cell>
          <table:table-cell office:value-type="float" office:value="0.00974119179329116" calcext:value-type="float">
            <text:p>0.00974119179329116</text:p>
          </table:table-cell>
          <table:table-cell office:value-type="float" office:value="0.0186166452353583" calcext:value-type="float">
            <text:p>0.0186166452353583</text:p>
          </table:table-cell>
          <table:table-cell office:value-type="float" office:value="0.0141789185143247" calcext:value-type="float">
            <text:p>0.0141789185143247</text:p>
          </table:table-cell>
          <table:table-cell office:value-type="float" office:value="0.00974119179329116" calcext:value-type="float">
            <text:p>0.00974119179329116</text:p>
          </table:table-cell>
          <table:table-cell office:value-type="float" office:value="0.0186166452353583" calcext:value-type="float">
            <text:p>0.0186166452353583</text:p>
          </table:table-cell>
          <table:table-cell office:value-type="float" office:value="0.0290050418008409" calcext:value-type="float">
            <text:p>0.0290050418008409</text:p>
          </table:table-cell>
          <table:table-cell office:value-type="float" office:value="0.0219853867370193" calcext:value-type="float">
            <text:p>0.0219853867370193</text:p>
          </table:table-cell>
          <table:table-cell office:value-type="float" office:value="0.0360246968646624" calcext:value-type="float">
            <text:p>0.0360246968646624</text:p>
          </table:table-cell>
          <table:table-cell office:value-type="float" office:value="0.029169824388843" calcext:value-type="float">
            <text:p>0.029169824388843</text:p>
          </table:table-cell>
          <table:table-cell office:value-type="float" office:value="0.0221515836751047" calcext:value-type="float">
            <text:p>0.0221515836751047</text:p>
          </table:table-cell>
          <table:table-cell office:value-type="float" office:value="0.0361880651025814" calcext:value-type="float">
            <text:p>0.0361880651025814</text:p>
          </table:table-cell>
          <table:table-cell office:value-type="float" office:value="0.0142114701417528" calcext:value-type="float">
            <text:p>0.0142114701417528</text:p>
          </table:table-cell>
          <table:table-cell office:value-type="float" office:value="0.00977406596694538" calcext:value-type="float">
            <text:p>0.00977406596694538</text:p>
          </table:table-cell>
          <table:table-cell office:value-type="float" office:value="0.0186488743165602" calcext:value-type="float">
            <text:p>0.0186488743165602</text:p>
          </table:table-cell>
        </table:table-row>
        <table:table-row table:style-name="ro1">
          <table:table-cell office:value-type="string" calcext:value-type="string">
            <text:p>bh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6246934041394" calcext:value-type="float">
            <text:p>0.00746246934041394</text:p>
          </table:table-cell>
          <table:table-cell office:value-type="float" office:value="0.0225375306595861" calcext:value-type="float">
            <text:p>0.02253753065958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6246934041394" calcext:value-type="float">
            <text:p>0.00746246934041394</text:p>
          </table:table-cell>
          <table:table-cell office:value-type="float" office:value="0.0225375306595861" calcext:value-type="float">
            <text:p>0.022537530659586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02524844449781" calcext:value-type="float">
            <text:p>0.0202524844449781</text:p>
          </table:table-cell>
          <table:table-cell office:value-type="float" office:value="0.0417475155550219" calcext:value-type="float">
            <text:p>0.04174751555502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02524844449781" calcext:value-type="float">
            <text:p>0.0202524844449781</text:p>
          </table:table-cell>
          <table:table-cell office:value-type="float" office:value="0.0417475155550219" calcext:value-type="float">
            <text:p>0.04174751555502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6246934041394" calcext:value-type="float">
            <text:p>0.00746246934041394</text:p>
          </table:table-cell>
          <table:table-cell office:value-type="float" office:value="0.0225375306595861" calcext:value-type="float">
            <text:p>0.022537530659586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453215154986564" calcext:value-type="float">
            <text:p>0.00453215154986564</text:p>
          </table:table-cell>
          <table:table-cell office:value-type="float" office:value="0.0174678484501344" calcext:value-type="float">
            <text:p>0.017467848450134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</table:table-row>
        <table:table-row table:style-name="ro1">
          <table:table-cell office:value-type="string" calcext:value-type="string">
            <text:p>bh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2784655584327" calcext:value-type="float">
            <text:p>0.022784655584327</text:p>
          </table:table-cell>
          <table:table-cell office:value-type="float" office:value="0.0167134717105076" calcext:value-type="float">
            <text:p>0.0167134717105076</text:p>
          </table:table-cell>
          <table:table-cell office:value-type="float" office:value="0.0288558394581463" calcext:value-type="float">
            <text:p>0.0288558394581463</text:p>
          </table:table-cell>
          <table:table-cell office:value-type="float" office:value="0.0163420778669258" calcext:value-type="float">
            <text:p>0.0163420778669258</text:p>
          </table:table-cell>
          <table:table-cell office:value-type="float" office:value="0.0101811660522107" calcext:value-type="float">
            <text:p>0.0101811660522107</text:p>
          </table:table-cell>
          <table:table-cell office:value-type="float" office:value="0.0225029896816409" calcext:value-type="float">
            <text:p>0.0225029896816409</text:p>
          </table:table-cell>
          <table:table-cell office:value-type="float" office:value="0.0163737175400132" calcext:value-type="float">
            <text:p>0.0163737175400132</text:p>
          </table:table-cell>
          <table:table-cell office:value-type="float" office:value="0.0101935683091646" calcext:value-type="float">
            <text:p>0.0101935683091646</text:p>
          </table:table-cell>
          <table:table-cell office:value-type="float" office:value="0.0225538667708619" calcext:value-type="float">
            <text:p>0.0225538667708619</text:p>
          </table:table-cell>
          <table:table-cell office:value-type="float" office:value="0.034784655584327" calcext:value-type="float">
            <text:p>0.034784655584327</text:p>
          </table:table-cell>
          <table:table-cell office:value-type="float" office:value="0.0258210366158995" calcext:value-type="float">
            <text:p>0.0258210366158995</text:p>
          </table:table-cell>
          <table:table-cell office:value-type="float" office:value="0.0437482745527545" calcext:value-type="float">
            <text:p>0.0437482745527545</text:p>
          </table:table-cell>
          <table:table-cell office:value-type="float" office:value="0.0347198387202684" calcext:value-type="float">
            <text:p>0.0347198387202684</text:p>
          </table:table-cell>
          <table:table-cell office:value-type="float" office:value="0.025798272867912" calcext:value-type="float">
            <text:p>0.025798272867912</text:p>
          </table:table-cell>
          <table:table-cell office:value-type="float" office:value="0.0436414045726248" calcext:value-type="float">
            <text:p>0.0436414045726248</text:p>
          </table:table-cell>
          <table:table-cell office:value-type="float" office:value="0.0173465924033807" calcext:value-type="float">
            <text:p>0.0173465924033807</text:p>
          </table:table-cell>
          <table:table-cell office:value-type="float" office:value="0.0108912003115528" calcext:value-type="float">
            <text:p>0.0108912003115528</text:p>
          </table:table-cell>
          <table:table-cell office:value-type="float" office:value="0.0238019844952086" calcext:value-type="float">
            <text:p>0.0238019844952086</text:p>
          </table:table-cell>
          <table:table-cell office:value-type="float" office:value="0.022784655584327" calcext:value-type="float">
            <text:p>0.022784655584327</text:p>
          </table:table-cell>
          <table:table-cell office:value-type="float" office:value="0.0167134717105076" calcext:value-type="float">
            <text:p>0.0167134717105076</text:p>
          </table:table-cell>
          <table:table-cell office:value-type="float" office:value="0.0288558394581463" calcext:value-type="float">
            <text:p>0.0288558394581463</text:p>
          </table:table-cell>
          <table:table-cell office:value-type="float" office:value="0.0103737175400133" calcext:value-type="float">
            <text:p>0.0103737175400133</text:p>
          </table:table-cell>
          <table:table-cell office:value-type="float" office:value="0.00640640964910101" calcext:value-type="float">
            <text:p>0.00640640964910101</text:p>
          </table:table-cell>
          <table:table-cell office:value-type="float" office:value="0.0143410254309255" calcext:value-type="float">
            <text:p>0.0143410254309255</text:p>
          </table:table-cell>
          <table:table-cell office:value-type="float" office:value="0.0103737175400133" calcext:value-type="float">
            <text:p>0.0103737175400133</text:p>
          </table:table-cell>
          <table:table-cell office:value-type="float" office:value="0.00640640964910101" calcext:value-type="float">
            <text:p>0.00640640964910101</text:p>
          </table:table-cell>
          <table:table-cell office:value-type="float" office:value="0.0143410254309255" calcext:value-type="float">
            <text:p>0.0143410254309255</text:p>
          </table:table-cell>
          <table:table-cell office:value-type="float" office:value="0.022784655584327" calcext:value-type="float">
            <text:p>0.022784655584327</text:p>
          </table:table-cell>
          <table:table-cell office:value-type="float" office:value="0.0167134717105076" calcext:value-type="float">
            <text:p>0.0167134717105076</text:p>
          </table:table-cell>
          <table:table-cell office:value-type="float" office:value="0.0288558394581463" calcext:value-type="float">
            <text:p>0.0288558394581463</text:p>
          </table:table-cell>
          <table:table-cell office:value-type="float" office:value="0.0228225175071092" calcext:value-type="float">
            <text:p>0.0228225175071092</text:p>
          </table:table-cell>
          <table:table-cell office:value-type="float" office:value="0.0167517323021626" calcext:value-type="float">
            <text:p>0.0167517323021626</text:p>
          </table:table-cell>
          <table:table-cell office:value-type="float" office:value="0.0288933027120559" calcext:value-type="float">
            <text:p>0.0288933027120559</text:p>
          </table:table-cell>
          <table:table-cell office:value-type="float" office:value="0.0103782320764681" calcext:value-type="float">
            <text:p>0.0103782320764681</text:p>
          </table:table-cell>
          <table:table-cell office:value-type="float" office:value="0.0064109599395707" calcext:value-type="float">
            <text:p>0.0064109599395707</text:p>
          </table:table-cell>
          <table:table-cell office:value-type="float" office:value="0.0143455042133655" calcext:value-type="float">
            <text:p>0.0143455042133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7" calcext:value-type="float">
            <text:p>0.00121111768776677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7" calcext:value-type="float">
            <text:p>0.00121111768776677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49" calcext:value-type="float">
            <text:p>0.00524796877200249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49" calcext:value-type="float">
            <text:p>0.00524796877200249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</table:table-row>
        <table:table-row table:style-name="ro1">
          <table:table-cell office:value-type="string" calcext:value-type="string">
            <text:p>bh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97402200547428" calcext:value-type="float">
            <text:p>0.0197402200547428</text:p>
          </table:table-cell>
          <table:table-cell office:value-type="float" office:value="0.0132217616431537" calcext:value-type="float">
            <text:p>0.0132217616431537</text:p>
          </table:table-cell>
          <table:table-cell office:value-type="float" office:value="0.0262586784663319" calcext:value-type="float">
            <text:p>0.0262586784663319</text:p>
          </table:table-cell>
          <table:table-cell office:value-type="float" office:value="0.0223752224677614" calcext:value-type="float">
            <text:p>0.0223752224677614</text:p>
          </table:table-cell>
          <table:table-cell office:value-type="float" office:value="0.0165283223845341" calcext:value-type="float">
            <text:p>0.0165283223845341</text:p>
          </table:table-cell>
          <table:table-cell office:value-type="float" office:value="0.0282221225509887" calcext:value-type="float">
            <text:p>0.0282221225509887</text:p>
          </table:table-cell>
          <table:table-cell office:value-type="float" office:value="0.0223769260452741" calcext:value-type="float">
            <text:p>0.0223769260452741</text:p>
          </table:table-cell>
          <table:table-cell office:value-type="float" office:value="0.0165291225380212" calcext:value-type="float">
            <text:p>0.0165291225380212</text:p>
          </table:table-cell>
          <table:table-cell office:value-type="float" office:value="0.0282247295525271" calcext:value-type="float">
            <text:p>0.0282247295525271</text:p>
          </table:table-cell>
          <table:table-cell office:value-type="float" office:value="0.0406721522376022" calcext:value-type="float">
            <text:p>0.0406721522376022</text:p>
          </table:table-cell>
          <table:table-cell office:value-type="float" office:value="0.0327230000661652" calcext:value-type="float">
            <text:p>0.0327230000661652</text:p>
          </table:table-cell>
          <table:table-cell office:value-type="float" office:value="0.0486213044090392" calcext:value-type="float">
            <text:p>0.0486213044090392</text:p>
          </table:table-cell>
          <table:table-cell office:value-type="float" office:value="0.0497195681004777" calcext:value-type="float">
            <text:p>0.0497195681004777</text:p>
          </table:table-cell>
          <table:table-cell office:value-type="float" office:value="0.040967829223107" calcext:value-type="float">
            <text:p>0.040967829223107</text:p>
          </table:table-cell>
          <table:table-cell office:value-type="float" office:value="0.0584713069778484" calcext:value-type="float">
            <text:p>0.0584713069778484</text:p>
          </table:table-cell>
          <table:table-cell office:value-type="float" office:value="0.0255865627542192" calcext:value-type="float">
            <text:p>0.0255865627542192</text:p>
          </table:table-cell>
          <table:table-cell office:value-type="float" office:value="0.0194238937430619" calcext:value-type="float">
            <text:p>0.0194238937430619</text:p>
          </table:table-cell>
          <table:table-cell office:value-type="float" office:value="0.0317492317653764" calcext:value-type="float">
            <text:p>0.0317492317653764</text:p>
          </table:table-cell>
          <table:table-cell office:value-type="float" office:value="0.0197402200547428" calcext:value-type="float">
            <text:p>0.0197402200547428</text:p>
          </table:table-cell>
          <table:table-cell office:value-type="float" office:value="0.0132217616431537" calcext:value-type="float">
            <text:p>0.0132217616431537</text:p>
          </table:table-cell>
          <table:table-cell office:value-type="float" office:value="0.0262586784663319" calcext:value-type="float">
            <text:p>0.0262586784663319</text:p>
          </table:table-cell>
          <table:table-cell office:value-type="float" office:value="0.0115604980814845" calcext:value-type="float">
            <text:p>0.0115604980814845</text:p>
          </table:table-cell>
          <table:table-cell office:value-type="float" office:value="0.00660670515162038" calcext:value-type="float">
            <text:p>0.00660670515162038</text:p>
          </table:table-cell>
          <table:table-cell office:value-type="float" office:value="0.0165142910113487" calcext:value-type="float">
            <text:p>0.0165142910113487</text:p>
          </table:table-cell>
          <table:table-cell office:value-type="float" office:value="0.0115604980814845" calcext:value-type="float">
            <text:p>0.0115604980814845</text:p>
          </table:table-cell>
          <table:table-cell office:value-type="float" office:value="0.00660670515162038" calcext:value-type="float">
            <text:p>0.00660670515162038</text:p>
          </table:table-cell>
          <table:table-cell office:value-type="float" office:value="0.0165142910113487" calcext:value-type="float">
            <text:p>0.0165142910113487</text:p>
          </table:table-cell>
          <table:table-cell office:value-type="float" office:value="0.0197402200547428" calcext:value-type="float">
            <text:p>0.0197402200547428</text:p>
          </table:table-cell>
          <table:table-cell office:value-type="float" office:value="0.0132217616431537" calcext:value-type="float">
            <text:p>0.0132217616431537</text:p>
          </table:table-cell>
          <table:table-cell office:value-type="float" office:value="0.0262586784663319" calcext:value-type="float">
            <text:p>0.0262586784663319</text:p>
          </table:table-cell>
          <table:table-cell office:value-type="float" office:value="0.0269642190726905" calcext:value-type="float">
            <text:p>0.0269642190726905</text:p>
          </table:table-cell>
          <table:table-cell office:value-type="float" office:value="0.0194864883555469" calcext:value-type="float">
            <text:p>0.0194864883555469</text:p>
          </table:table-cell>
          <table:table-cell office:value-type="float" office:value="0.0344419497898341" calcext:value-type="float">
            <text:p>0.0344419497898341</text:p>
          </table:table-cell>
          <table:table-cell office:value-type="float" office:value="0.0140198491880999" calcext:value-type="float">
            <text:p>0.0140198491880999</text:p>
          </table:table-cell>
          <table:table-cell office:value-type="float" office:value="0.00873683642405233" calcext:value-type="float">
            <text:p>0.00873683642405233</text:p>
          </table:table-cell>
          <table:table-cell office:value-type="float" office:value="0.0193028619521475" calcext:value-type="float">
            <text:p>0.019302861952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8172265937759" calcext:value-type="float">
            <text:p>0.0108172265937759</text:p>
          </table:table-cell>
          <table:table-cell office:value-type="float" office:value="0.00755864406730014" calcext:value-type="float">
            <text:p>0.00755864406730014</text:p>
          </table:table-cell>
          <table:table-cell office:value-type="float" office:value="0.0140758091202516" calcext:value-type="float">
            <text:p>0.0140758091202516</text:p>
          </table:table-cell>
          <table:table-cell office:value-type="float" office:value="0.0108172265937759" calcext:value-type="float">
            <text:p>0.0108172265937759</text:p>
          </table:table-cell>
          <table:table-cell office:value-type="float" office:value="0.00755864406730014" calcext:value-type="float">
            <text:p>0.00755864406730014</text:p>
          </table:table-cell>
          <table:table-cell office:value-type="float" office:value="0.0140758091202516" calcext:value-type="float">
            <text:p>0.0140758091202516</text:p>
          </table:table-cell>
          <table:table-cell office:value-type="float" office:value="0.0209319321828594" calcext:value-type="float">
            <text:p>0.0209319321828594</text:p>
          </table:table-cell>
          <table:table-cell office:value-type="float" office:value="0.0160455749715675" calcext:value-type="float">
            <text:p>0.0160455749715675</text:p>
          </table:table-cell>
          <table:table-cell office:value-type="float" office:value="0.0258182893941512" calcext:value-type="float">
            <text:p>0.0258182893941512</text:p>
          </table:table-cell>
          <table:table-cell office:value-type="float" office:value="0.0227840108645626" calcext:value-type="float">
            <text:p>0.0227840108645626</text:p>
          </table:table-cell>
          <table:table-cell office:value-type="float" office:value="0.0177274693277713" calcext:value-type="float">
            <text:p>0.0177274693277713</text:p>
          </table:table-cell>
          <table:table-cell office:value-type="float" office:value="0.0278405524013539" calcext:value-type="float">
            <text:p>0.0278405524013539</text:p>
          </table:table-cell>
          <table:table-cell office:value-type="float" office:value="0.011568417143632" calcext:value-type="float">
            <text:p>0.011568417143632</text:p>
          </table:table-cell>
          <table:table-cell office:value-type="float" office:value="0.00820298865308765" calcext:value-type="float">
            <text:p>0.00820298865308765</text:p>
          </table:table-cell>
          <table:table-cell office:value-type="float" office:value="0.0149338456341764" calcext:value-type="float">
            <text:p>0.0149338456341764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44800357308962" calcext:value-type="float">
            <text:p>0.0244800357308962</text:p>
          </table:table-cell>
          <table:table-cell office:value-type="float" office:value="0.0232087833262312" calcext:value-type="float">
            <text:p>0.0232087833262312</text:p>
          </table:table-cell>
          <table:table-cell office:value-type="float" office:value="0.0257512881355612" calcext:value-type="float">
            <text:p>0.0257512881355612</text:p>
          </table:table-cell>
          <table:table-cell office:value-type="float" office:value="0.0269591593774145" calcext:value-type="float">
            <text:p>0.0269591593774145</text:p>
          </table:table-cell>
          <table:table-cell office:value-type="float" office:value="0.0260502186486789" calcext:value-type="float">
            <text:p>0.0260502186486789</text:p>
          </table:table-cell>
          <table:table-cell office:value-type="float" office:value="0.0278681001061502" calcext:value-type="float">
            <text:p>0.0278681001061502</text:p>
          </table:table-cell>
          <table:table-cell office:value-type="float" office:value="0.0269758044418801" calcext:value-type="float">
            <text:p>0.0269758044418801</text:p>
          </table:table-cell>
          <table:table-cell office:value-type="float" office:value="0.0260666805250438" calcext:value-type="float">
            <text:p>0.0260666805250438</text:p>
          </table:table-cell>
          <table:table-cell office:value-type="float" office:value="0.0278849283587163" calcext:value-type="float">
            <text:p>0.0278849283587163</text:p>
          </table:table-cell>
          <table:table-cell office:value-type="float" office:value="0.0273593918948084" calcext:value-type="float">
            <text:p>0.0273593918948084</text:p>
          </table:table-cell>
          <table:table-cell office:value-type="float" office:value="0.0264417051754523" calcext:value-type="float">
            <text:p>0.0264417051754523</text:p>
          </table:table-cell>
          <table:table-cell office:value-type="float" office:value="0.0282770786141645" calcext:value-type="float">
            <text:p>0.0282770786141645</text:p>
          </table:table-cell>
          <table:table-cell office:value-type="float" office:value="0.0519721199131033" calcext:value-type="float">
            <text:p>0.0519721199131033</text:p>
          </table:table-cell>
          <table:table-cell office:value-type="float" office:value="0.0509964984363863" calcext:value-type="float">
            <text:p>0.0509964984363863</text:p>
          </table:table-cell>
          <table:table-cell office:value-type="float" office:value="0.0529477413898204" calcext:value-type="float">
            <text:p>0.0529477413898204</text:p>
          </table:table-cell>
          <table:table-cell office:value-type="float" office:value="0.0273932795799404" calcext:value-type="float">
            <text:p>0.0273932795799404</text:p>
          </table:table-cell>
          <table:table-cell office:value-type="float" office:value="0.0264732101421439" calcext:value-type="float">
            <text:p>0.0264732101421439</text:p>
          </table:table-cell>
          <table:table-cell office:value-type="float" office:value="0.0283133490177369" calcext:value-type="float">
            <text:p>0.0283133490177369</text:p>
          </table:table-cell>
          <table:table-cell office:value-type="float" office:value="0.0244800357308962" calcext:value-type="float">
            <text:p>0.0244800357308962</text:p>
          </table:table-cell>
          <table:table-cell office:value-type="float" office:value="0.0232087833262312" calcext:value-type="float">
            <text:p>0.0232087833262312</text:p>
          </table:table-cell>
          <table:table-cell office:value-type="float" office:value="0.0257512881355612" calcext:value-type="float">
            <text:p>0.0257512881355612</text:p>
          </table:table-cell>
          <table:table-cell office:value-type="float" office:value="0.0244800727476705" calcext:value-type="float">
            <text:p>0.0244800727476705</text:p>
          </table:table-cell>
          <table:table-cell office:value-type="float" office:value="0.0232071338410366" calcext:value-type="float">
            <text:p>0.0232071338410366</text:p>
          </table:table-cell>
          <table:table-cell office:value-type="float" office:value="0.0257530116543044" calcext:value-type="float">
            <text:p>0.0257530116543044</text:p>
          </table:table-cell>
          <table:table-cell office:value-type="float" office:value="0.0244800727476705" calcext:value-type="float">
            <text:p>0.0244800727476705</text:p>
          </table:table-cell>
          <table:table-cell office:value-type="float" office:value="0.0232071338410366" calcext:value-type="float">
            <text:p>0.0232071338410366</text:p>
          </table:table-cell>
          <table:table-cell office:value-type="float" office:value="0.0257530116543044" calcext:value-type="float">
            <text:p>0.0257530116543044</text:p>
          </table:table-cell>
          <table:table-cell office:value-type="float" office:value="0.0244800357308962" calcext:value-type="float">
            <text:p>0.0244800357308962</text:p>
          </table:table-cell>
          <table:table-cell office:value-type="float" office:value="0.0232087833262312" calcext:value-type="float">
            <text:p>0.0232087833262312</text:p>
          </table:table-cell>
          <table:table-cell office:value-type="float" office:value="0.0257512881355612" calcext:value-type="float">
            <text:p>0.0257512881355612</text:p>
          </table:table-cell>
          <table:table-cell office:value-type="float" office:value="0.049755698040677" calcext:value-type="float">
            <text:p>0.049755698040677</text:p>
          </table:table-cell>
          <table:table-cell office:value-type="float" office:value="0.0483842065716606" calcext:value-type="float">
            <text:p>0.0483842065716606</text:p>
          </table:table-cell>
          <table:table-cell office:value-type="float" office:value="0.0511271895096933" calcext:value-type="float">
            <text:p>0.0511271895096933</text:p>
          </table:table-cell>
          <table:table-cell office:value-type="float" office:value="0.0245127063547436" calcext:value-type="float">
            <text:p>0.0245127063547436</text:p>
          </table:table-cell>
          <table:table-cell office:value-type="float" office:value="0.023238122919276" calcext:value-type="float">
            <text:p>0.023238122919276</text:p>
          </table:table-cell>
          <table:table-cell office:value-type="float" office:value="0.0257872897902112" calcext:value-type="float">
            <text:p>0.025787289790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92909413824617" calcext:value-type="float">
            <text:p>0.0292909413824617</text:p>
          </table:table-cell>
          <table:table-cell office:value-type="float" office:value="0.0279522124239913" calcext:value-type="float">
            <text:p>0.0279522124239913</text:p>
          </table:table-cell>
          <table:table-cell office:value-type="float" office:value="0.0306296703409321" calcext:value-type="float">
            <text:p>0.0306296703409321</text:p>
          </table:table-cell>
          <table:table-cell office:value-type="float" office:value="0.0292909413824617" calcext:value-type="float">
            <text:p>0.0292909413824617</text:p>
          </table:table-cell>
          <table:table-cell office:value-type="float" office:value="0.0279522124239913" calcext:value-type="float">
            <text:p>0.0279522124239913</text:p>
          </table:table-cell>
          <table:table-cell office:value-type="float" office:value="0.0306296703409321" calcext:value-type="float">
            <text:p>0.0306296703409321</text:p>
          </table:table-cell>
          <table:table-cell office:value-type="float" office:value="0.0294401774627277" calcext:value-type="float">
            <text:p>0.0294401774627277</text:p>
          </table:table-cell>
          <table:table-cell office:value-type="float" office:value="0.0280919434959185" calcext:value-type="float">
            <text:p>0.0280919434959185</text:p>
          </table:table-cell>
          <table:table-cell office:value-type="float" office:value="0.0307884114295369" calcext:value-type="float">
            <text:p>0.0307884114295369</text:p>
          </table:table-cell>
          <table:table-cell office:value-type="float" office:value="0.0533558825995487" calcext:value-type="float">
            <text:p>0.0533558825995487</text:p>
          </table:table-cell>
          <table:table-cell office:value-type="float" office:value="0.0520088962397478" calcext:value-type="float">
            <text:p>0.0520088962397478</text:p>
          </table:table-cell>
          <table:table-cell office:value-type="float" office:value="0.0547028689593496" calcext:value-type="float">
            <text:p>0.0547028689593496</text:p>
          </table:table-cell>
          <table:table-cell office:value-type="float" office:value="0.0294611325149992" calcext:value-type="float">
            <text:p>0.0294611325149992</text:p>
          </table:table-cell>
          <table:table-cell office:value-type="float" office:value="0.0281036173228835" calcext:value-type="float">
            <text:p>0.0281036173228835</text:p>
          </table:table-cell>
          <table:table-cell office:value-type="float" office:value="0.0308186477071148" calcext:value-type="float">
            <text:p>0.0308186477071148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0.0421987205542657" calcext:value-type="float">
            <text:p>0.0421987205542657</text:p>
          </table:table-cell>
          <table:table-cell office:value-type="float" office:value="0.0399412375491052" calcext:value-type="float">
            <text:p>0.0399412375491052</text:p>
          </table:table-cell>
          <table:table-cell office:value-type="float" office:value="0.0444562035594261" calcext:value-type="float">
            <text:p>0.0444562035594261</text:p>
          </table:table-cell>
          <table:table-cell office:value-type="float" office:value="0.0421987205542657" calcext:value-type="float">
            <text:p>0.0421987205542657</text:p>
          </table:table-cell>
          <table:table-cell office:value-type="float" office:value="0.0399412375491052" calcext:value-type="float">
            <text:p>0.0399412375491052</text:p>
          </table:table-cell>
          <table:table-cell office:value-type="float" office:value="0.0444562035594261" calcext:value-type="float">
            <text:p>0.0444562035594261</text:p>
          </table:table-cell>
          <table:table-cell office:value-type="float" office:value="0.0426515259426192" calcext:value-type="float">
            <text:p>0.0426515259426192</text:p>
          </table:table-cell>
          <table:table-cell office:value-type="float" office:value="0.041007611330796" calcext:value-type="float">
            <text:p>0.041007611330796</text:p>
          </table:table-cell>
          <table:table-cell office:value-type="float" office:value="0.0442954405544425" calcext:value-type="float">
            <text:p>0.0442954405544425</text:p>
          </table:table-cell>
          <table:table-cell office:value-type="float" office:value="0.0658664686883394" calcext:value-type="float">
            <text:p>0.0658664686883394</text:p>
          </table:table-cell>
          <table:table-cell office:value-type="float" office:value="0.0641820808950618" calcext:value-type="float">
            <text:p>0.0641820808950618</text:p>
          </table:table-cell>
          <table:table-cell office:value-type="float" office:value="0.0675508564816169" calcext:value-type="float">
            <text:p>0.0675508564816169</text:p>
          </table:table-cell>
          <table:table-cell office:value-type="float" office:value="0.0351351875824739" calcext:value-type="float">
            <text:p>0.0351351875824739</text:p>
          </table:table-cell>
          <table:table-cell office:value-type="float" office:value="0.0335510351089787" calcext:value-type="float">
            <text:p>0.0335510351089787</text:p>
          </table:table-cell>
          <table:table-cell office:value-type="float" office:value="0.0367193400559692" calcext:value-type="float">
            <text:p>0.036719340055969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4033522703951" calcext:value-type="float">
            <text:p>0.444033522703951</text:p>
          </table:table-cell>
          <table:table-cell office:value-type="float" office:value="0.505966477296049" calcext:value-type="float">
            <text:p>0.50596647729604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4033522703951" calcext:value-type="float">
            <text:p>0.444033522703951</text:p>
          </table:table-cell>
          <table:table-cell office:value-type="float" office:value="0.505966477296049" calcext:value-type="float">
            <text:p>0.505966477296049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7531504352386" calcext:value-type="float">
            <text:p>0.0887531504352386</text:p>
          </table:table-cell>
          <table:table-cell office:value-type="float" office:value="0.127246849564761" calcext:value-type="float">
            <text:p>0.1272468495647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17424350867889" calcext:value-type="float">
            <text:p>0.0417424350867889</text:p>
          </table:table-cell>
          <table:table-cell office:value-type="float" office:value="0.0702575649132111" calcext:value-type="float">
            <text:p>0.0702575649132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5015236846895" calcext:value-type="float">
            <text:p>0.0235015236846895</text:p>
          </table:table-cell>
          <table:table-cell office:value-type="float" office:value="0.0218481829041645" calcext:value-type="float">
            <text:p>0.0218481829041645</text:p>
          </table:table-cell>
          <table:table-cell office:value-type="float" office:value="0.0251548644652145" calcext:value-type="float">
            <text:p>0.0251548644652145</text:p>
          </table:table-cell>
          <table:table-cell office:value-type="float" office:value="0.0235015236846895" calcext:value-type="float">
            <text:p>0.0235015236846895</text:p>
          </table:table-cell>
          <table:table-cell office:value-type="float" office:value="0.0218481829041645" calcext:value-type="float">
            <text:p>0.0218481829041645</text:p>
          </table:table-cell>
          <table:table-cell office:value-type="float" office:value="0.0251548644652145" calcext:value-type="float">
            <text:p>0.0251548644652145</text:p>
          </table:table-cell>
          <table:table-cell office:value-type="float" office:value="0.0417777165712493" calcext:value-type="float">
            <text:p>0.0417777165712493</text:p>
          </table:table-cell>
          <table:table-cell office:value-type="float" office:value="0.0401473428374226" calcext:value-type="float">
            <text:p>0.0401473428374226</text:p>
          </table:table-cell>
          <table:table-cell office:value-type="float" office:value="0.043408090305076" calcext:value-type="float">
            <text:p>0.043408090305076</text:p>
          </table:table-cell>
          <table:table-cell office:value-type="float" office:value="0.0644489477781649" calcext:value-type="float">
            <text:p>0.0644489477781649</text:p>
          </table:table-cell>
          <table:table-cell office:value-type="float" office:value="0.0627770761501798" calcext:value-type="float">
            <text:p>0.0627770761501798</text:p>
          </table:table-cell>
          <table:table-cell office:value-type="float" office:value="0.0661208194061499" calcext:value-type="float">
            <text:p>0.0661208194061499</text:p>
          </table:table-cell>
          <table:table-cell office:value-type="float" office:value="0.0337990188218041" calcext:value-type="float">
            <text:p>0.0337990188218041</text:p>
          </table:table-cell>
          <table:table-cell office:value-type="float" office:value="0.0322317643509634" calcext:value-type="float">
            <text:p>0.0322317643509634</text:p>
          </table:table-cell>
          <table:table-cell office:value-type="float" office:value="0.0353662732926448" calcext:value-type="float">
            <text:p>0.0353662732926448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43887906145376" calcext:value-type="float">
            <text:p>0.0443887906145376</text:p>
          </table:table-cell>
          <table:table-cell office:value-type="float" office:value="0.0736112093854624" calcext:value-type="float">
            <text:p>0.073611209385462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43887906145376" calcext:value-type="float">
            <text:p>0.0443887906145376</text:p>
          </table:table-cell>
          <table:table-cell office:value-type="float" office:value="0.0736112093854624" calcext:value-type="float">
            <text:p>0.073611209385462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759035506110707" calcext:value-type="float">
            <text:p>0.0759035506110707</text:p>
          </table:table-cell>
          <table:table-cell office:value-type="float" office:value="0.112096449388929" calcext:value-type="float">
            <text:p>0.112096449388929</text:p>
          </table:table-cell>
          <table:table-cell office:value-type="float" office:value="0.175" calcext:value-type="float">
            <text:p>0.175</text:p>
          </table:table-cell>
          <table:table-cell office:value-type="float" office:value="0.151438043735277" calcext:value-type="float">
            <text:p>0.151438043735277</text:p>
          </table:table-cell>
          <table:table-cell office:value-type="float" office:value="0.198561956264723" calcext:value-type="float">
            <text:p>0.1985619562647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0768175903101017" calcext:value-type="float">
            <text:p>0.0768175903101017</text:p>
          </table:table-cell>
          <table:table-cell office:value-type="float" office:value="0.113182409689898" calcext:value-type="float">
            <text:p>0.11318240968989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5942362677804" calcext:value-type="float">
            <text:p>0.0185942362677804</text:p>
          </table:table-cell>
          <table:table-cell office:value-type="float" office:value="0.0394057637322196" calcext:value-type="float">
            <text:p>0.039405763732219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85942362677804" calcext:value-type="float">
            <text:p>0.0185942362677804</text:p>
          </table:table-cell>
          <table:table-cell office:value-type="float" office:value="0.0394057637322196" calcext:value-type="float">
            <text:p>0.039405763732219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387616606876" calcext:value-type="float">
            <text:p>0.03387616606876</text:p>
          </table:table-cell>
          <table:table-cell office:value-type="float" office:value="0.06012383393124" calcext:value-type="float">
            <text:p>0.0601238339312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713428934098422" calcext:value-type="float">
            <text:p>0.0713428934098422</text:p>
          </table:table-cell>
          <table:table-cell office:value-type="float" office:value="0.106657106590158" calcext:value-type="float">
            <text:p>0.1066571065901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7442458800819" calcext:value-type="float">
            <text:p>0.0347442458800819</text:p>
          </table:table-cell>
          <table:table-cell office:value-type="float" office:value="0.0612557541199181" calcext:value-type="float">
            <text:p>0.0612557541199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02524844449781" calcext:value-type="float">
            <text:p>0.0202524844449781</text:p>
          </table:table-cell>
          <table:table-cell office:value-type="float" office:value="0.0417475155550219" calcext:value-type="float">
            <text:p>0.041747515555021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02524844449781" calcext:value-type="float">
            <text:p>0.0202524844449781</text:p>
          </table:table-cell>
          <table:table-cell office:value-type="float" office:value="0.0417475155550219" calcext:value-type="float">
            <text:p>0.04174751555502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7442458800819" calcext:value-type="float">
            <text:p>0.0347442458800819</text:p>
          </table:table-cell>
          <table:table-cell office:value-type="float" office:value="0.0612557541199181" calcext:value-type="float">
            <text:p>0.0612557541199181</text:p>
          </table:table-cell>
          <table:table-cell office:value-type="float" office:value="0.09" calcext:value-type="float">
            <text:p>0.09</text:p>
          </table:table-cell>
          <table:table-cell office:value-type="float" office:value="0.0722537212964895" calcext:value-type="float">
            <text:p>0.0722537212964895</text:p>
          </table:table-cell>
          <table:table-cell office:value-type="float" office:value="0.107746278703511" calcext:value-type="float">
            <text:p>0.1077462787035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47442458800819" calcext:value-type="float">
            <text:p>0.0347442458800819</text:p>
          </table:table-cell>
          <table:table-cell office:value-type="float" office:value="0.0612557541199181" calcext:value-type="float">
            <text:p>0.0612557541199181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9836883778733" calcext:value-type="float">
            <text:p>0.0379836883778733</text:p>
          </table:table-cell>
          <table:table-cell office:value-type="float" office:value="0.0364177621042221" calcext:value-type="float">
            <text:p>0.0364177621042221</text:p>
          </table:table-cell>
          <table:table-cell office:value-type="float" office:value="0.0395496146515245" calcext:value-type="float">
            <text:p>0.0395496146515245</text:p>
          </table:table-cell>
          <table:table-cell office:value-type="float" office:value="0.0374257396936508" calcext:value-type="float">
            <text:p>0.0374257396936508</text:p>
          </table:table-cell>
          <table:table-cell office:value-type="float" office:value="0.0353486691096246" calcext:value-type="float">
            <text:p>0.0353486691096246</text:p>
          </table:table-cell>
          <table:table-cell office:value-type="float" office:value="0.0395028102776771" calcext:value-type="float">
            <text:p>0.0395028102776771</text:p>
          </table:table-cell>
          <table:table-cell office:value-type="float" office:value="0.0374257396936508" calcext:value-type="float">
            <text:p>0.0374257396936508</text:p>
          </table:table-cell>
          <table:table-cell office:value-type="float" office:value="0.0353486691096246" calcext:value-type="float">
            <text:p>0.0353486691096246</text:p>
          </table:table-cell>
          <table:table-cell office:value-type="float" office:value="0.0395028102776771" calcext:value-type="float">
            <text:p>0.0395028102776771</text:p>
          </table:table-cell>
          <table:table-cell office:value-type="float" office:value="0.0388337995947334" calcext:value-type="float">
            <text:p>0.0388337995947334</text:p>
          </table:table-cell>
          <table:table-cell office:value-type="float" office:value="0.037259860915182" calcext:value-type="float">
            <text:p>0.037259860915182</text:p>
          </table:table-cell>
          <table:table-cell office:value-type="float" office:value="0.0404077382742848" calcext:value-type="float">
            <text:p>0.0404077382742848</text:p>
          </table:table-cell>
          <table:table-cell office:value-type="float" office:value="0.0621859618887101" calcext:value-type="float">
            <text:p>0.0621859618887101</text:p>
          </table:table-cell>
          <table:table-cell office:value-type="float" office:value="0.0605131802786449" calcext:value-type="float">
            <text:p>0.0605131802786449</text:p>
          </table:table-cell>
          <table:table-cell office:value-type="float" office:value="0.0638587434987753" calcext:value-type="float">
            <text:p>0.0638587434987753</text:p>
          </table:table-cell>
          <table:table-cell office:value-type="float" office:value="0.0322699811866862" calcext:value-type="float">
            <text:p>0.0322699811866862</text:p>
          </table:table-cell>
          <table:table-cell office:value-type="float" office:value="0.0307267933898903" calcext:value-type="float">
            <text:p>0.0307267933898903</text:p>
          </table:table-cell>
          <table:table-cell office:value-type="float" office:value="0.033813168983482" calcext:value-type="float">
            <text:p>0.033813168983482</text:p>
          </table:table-cell>
          <table:table-cell office:value-type="float" office:value="0.0379836883778733" calcext:value-type="float">
            <text:p>0.0379836883778733</text:p>
          </table:table-cell>
          <table:table-cell office:value-type="float" office:value="0.0364177621042221" calcext:value-type="float">
            <text:p>0.0364177621042221</text:p>
          </table:table-cell>
          <table:table-cell office:value-type="float" office:value="0.0395496146515245" calcext:value-type="float">
            <text:p>0.0395496146515245</text:p>
          </table:table-cell>
          <table:table-cell office:value-type="float" office:value="0.0197333922159328" calcext:value-type="float">
            <text:p>0.0197333922159328</text:p>
          </table:table-cell>
          <table:table-cell office:value-type="float" office:value="0.0181752293850235" calcext:value-type="float">
            <text:p>0.0181752293850235</text:p>
          </table:table-cell>
          <table:table-cell office:value-type="float" office:value="0.0212915550468421" calcext:value-type="float">
            <text:p>0.0212915550468421</text:p>
          </table:table-cell>
          <table:table-cell office:value-type="float" office:value="0.0197333922159328" calcext:value-type="float">
            <text:p>0.0197333922159328</text:p>
          </table:table-cell>
          <table:table-cell office:value-type="float" office:value="0.0181752293850235" calcext:value-type="float">
            <text:p>0.0181752293850235</text:p>
          </table:table-cell>
          <table:table-cell office:value-type="float" office:value="0.0212915550468421" calcext:value-type="float">
            <text:p>0.0212915550468421</text:p>
          </table:table-cell>
          <table:table-cell office:value-type="float" office:value="0.0379836883778733" calcext:value-type="float">
            <text:p>0.0379836883778733</text:p>
          </table:table-cell>
          <table:table-cell office:value-type="float" office:value="0.0364177621042221" calcext:value-type="float">
            <text:p>0.0364177621042221</text:p>
          </table:table-cell>
          <table:table-cell office:value-type="float" office:value="0.0395496146515245" calcext:value-type="float">
            <text:p>0.0395496146515245</text:p>
          </table:table-cell>
          <table:table-cell office:value-type="float" office:value="0.0608354740117287" calcext:value-type="float">
            <text:p>0.0608354740117287</text:p>
          </table:table-cell>
          <table:table-cell office:value-type="float" office:value="0.0591892148593224" calcext:value-type="float">
            <text:p>0.0591892148593224</text:p>
          </table:table-cell>
          <table:table-cell office:value-type="float" office:value="0.0624817331641351" calcext:value-type="float">
            <text:p>0.0624817331641351</text:p>
          </table:table-cell>
          <table:table-cell office:value-type="float" office:value="0.030923846818236" calcext:value-type="float">
            <text:p>0.030923846818236</text:p>
          </table:table-cell>
          <table:table-cell office:value-type="float" office:value="0.0294105462644293" calcext:value-type="float">
            <text:p>0.0294105462644293</text:p>
          </table:table-cell>
          <table:table-cell office:value-type="float" office:value="0.0324371473720426" calcext:value-type="float">
            <text:p>0.0324371473720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0089203769057" calcext:value-type="float">
            <text:p>0.430089203769057</text:p>
          </table:table-cell>
          <table:table-cell office:value-type="float" office:value="0.491910796230943" calcext:value-type="float">
            <text:p>0.491910796230943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0089203769057" calcext:value-type="float">
            <text:p>0.430089203769057</text:p>
          </table:table-cell>
          <table:table-cell office:value-type="float" office:value="0.491910796230943" calcext:value-type="float">
            <text:p>0.4919107962309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95613643527027" calcext:value-type="float">
            <text:p>0.0295613643527027</text:p>
          </table:table-cell>
          <table:table-cell office:value-type="float" office:value="0.0544386356472973" calcext:value-type="float">
            <text:p>0.054438635647297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04798141847949" calcext:value-type="float">
            <text:p>0.0804798141847949</text:p>
          </table:table-cell>
          <table:table-cell office:value-type="float" office:value="0.117520185815205" calcext:value-type="float">
            <text:p>0.1175201858152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91075682715809" calcext:value-type="float">
            <text:p>0.0391075682715809</text:p>
          </table:table-cell>
          <table:table-cell office:value-type="float" office:value="0.0668924317284191" calcext:value-type="float">
            <text:p>0.0668924317284191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30451510590261" calcext:value-type="float">
            <text:p>0.0230451510590261</text:p>
          </table:table-cell>
          <table:table-cell office:value-type="float" office:value="0.019855080359721" calcext:value-type="float">
            <text:p>0.019855080359721</text:p>
          </table:table-cell>
          <table:table-cell office:value-type="float" office:value="0.0262352217583311" calcext:value-type="float">
            <text:p>0.0262352217583311</text:p>
          </table:table-cell>
          <table:table-cell office:value-type="float" office:value="0.0262301704173458" calcext:value-type="float">
            <text:p>0.0262301704173458</text:p>
          </table:table-cell>
          <table:table-cell office:value-type="float" office:value="0.0253016412562811" calcext:value-type="float">
            <text:p>0.0253016412562811</text:p>
          </table:table-cell>
          <table:table-cell office:value-type="float" office:value="0.0271586995784105" calcext:value-type="float">
            <text:p>0.0271586995784105</text:p>
          </table:table-cell>
          <table:table-cell office:value-type="float" office:value="0.0262301704173458" calcext:value-type="float">
            <text:p>0.0262301704173458</text:p>
          </table:table-cell>
          <table:table-cell office:value-type="float" office:value="0.0253016412562811" calcext:value-type="float">
            <text:p>0.0253016412562811</text:p>
          </table:table-cell>
          <table:table-cell office:value-type="float" office:value="0.0271586995784105" calcext:value-type="float">
            <text:p>0.0271586995784105</text:p>
          </table:table-cell>
          <table:table-cell office:value-type="float" office:value="0.0272969095598794" calcext:value-type="float">
            <text:p>0.0272969095598794</text:p>
          </table:table-cell>
          <table:table-cell office:value-type="float" office:value="0.026468554644921" calcext:value-type="float">
            <text:p>0.026468554644921</text:p>
          </table:table-cell>
          <table:table-cell office:value-type="float" office:value="0.0281252644748378" calcext:value-type="float">
            <text:p>0.0281252644748378</text:p>
          </table:table-cell>
          <table:table-cell office:value-type="float" office:value="0.0454624574095626" calcext:value-type="float">
            <text:p>0.0454624574095626</text:p>
          </table:table-cell>
          <table:table-cell office:value-type="float" office:value="0.0445178474394648" calcext:value-type="float">
            <text:p>0.0445178474394648</text:p>
          </table:table-cell>
          <table:table-cell office:value-type="float" office:value="0.0464070673796604" calcext:value-type="float">
            <text:p>0.0464070673796604</text:p>
          </table:table-cell>
          <table:table-cell office:value-type="float" office:value="0.0236176634766459" calcext:value-type="float">
            <text:p>0.0236176634766459</text:p>
          </table:table-cell>
          <table:table-cell office:value-type="float" office:value="0.0227835607700819" calcext:value-type="float">
            <text:p>0.0227835607700819</text:p>
          </table:table-cell>
          <table:table-cell office:value-type="float" office:value="0.02445176618321" calcext:value-type="float">
            <text:p>0.02445176618321</text:p>
          </table:table-cell>
          <table:table-cell office:value-type="float" office:value="0.0230451510590261" calcext:value-type="float">
            <text:p>0.0230451510590261</text:p>
          </table:table-cell>
          <table:table-cell office:value-type="float" office:value="0.019855080359721" calcext:value-type="float">
            <text:p>0.019855080359721</text:p>
          </table:table-cell>
          <table:table-cell office:value-type="float" office:value="0.0262352217583311" calcext:value-type="float">
            <text:p>0.0262352217583311</text:p>
          </table:table-cell>
          <table:table-cell office:value-type="float" office:value="0.0566392249281026" calcext:value-type="float">
            <text:p>0.0566392249281026</text:p>
          </table:table-cell>
          <table:table-cell office:value-type="float" office:value="0.0535776055831009" calcext:value-type="float">
            <text:p>0.0535776055831009</text:p>
          </table:table-cell>
          <table:table-cell office:value-type="float" office:value="0.0597008442731044" calcext:value-type="float">
            <text:p>0.0597008442731044</text:p>
          </table:table-cell>
          <table:table-cell office:value-type="float" office:value="0.0566392249281026" calcext:value-type="float">
            <text:p>0.0566392249281026</text:p>
          </table:table-cell>
          <table:table-cell office:value-type="float" office:value="0.0535776055831009" calcext:value-type="float">
            <text:p>0.0535776055831009</text:p>
          </table:table-cell>
          <table:table-cell office:value-type="float" office:value="0.0597008442731044" calcext:value-type="float">
            <text:p>0.0597008442731044</text:p>
          </table:table-cell>
          <table:table-cell office:value-type="float" office:value="0.0230451510590261" calcext:value-type="float">
            <text:p>0.0230451510590261</text:p>
          </table:table-cell>
          <table:table-cell office:value-type="float" office:value="0.019855080359721" calcext:value-type="float">
            <text:p>0.019855080359721</text:p>
          </table:table-cell>
          <table:table-cell office:value-type="float" office:value="0.0262352217583311" calcext:value-type="float">
            <text:p>0.0262352217583311</text:p>
          </table:table-cell>
          <table:table-cell office:value-type="float" office:value="0.0665897622387953" calcext:value-type="float">
            <text:p>0.0665897622387953</text:p>
          </table:table-cell>
          <table:table-cell office:value-type="float" office:value="0.0634613010073649" calcext:value-type="float">
            <text:p>0.0634613010073649</text:p>
          </table:table-cell>
          <table:table-cell office:value-type="float" office:value="0.0697182234702257" calcext:value-type="float">
            <text:p>0.0697182234702257</text:p>
          </table:table-cell>
          <table:table-cell office:value-type="float" office:value="0.0318514870916434" calcext:value-type="float">
            <text:p>0.0318514870916434</text:p>
          </table:table-cell>
          <table:table-cell office:value-type="float" office:value="0.028831226778613" calcext:value-type="float">
            <text:p>0.028831226778613</text:p>
          </table:table-cell>
          <table:table-cell office:value-type="float" office:value="0.0348717474046738" calcext:value-type="float">
            <text:p>0.0348717474046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1567681312825" calcext:value-type="float">
            <text:p>0.0181567681312825</text:p>
          </table:table-cell>
          <table:table-cell office:value-type="float" office:value="0.017311841209081" calcext:value-type="float">
            <text:p>0.017311841209081</text:p>
          </table:table-cell>
          <table:table-cell office:value-type="float" office:value="0.019001695053484" calcext:value-type="float">
            <text:p>0.019001695053484</text:p>
          </table:table-cell>
          <table:table-cell office:value-type="float" office:value="0.0181567681312825" calcext:value-type="float">
            <text:p>0.0181567681312825</text:p>
          </table:table-cell>
          <table:table-cell office:value-type="float" office:value="0.017311841209081" calcext:value-type="float">
            <text:p>0.017311841209081</text:p>
          </table:table-cell>
          <table:table-cell office:value-type="float" office:value="0.019001695053484" calcext:value-type="float">
            <text:p>0.019001695053484</text:p>
          </table:table-cell>
          <table:table-cell office:value-type="float" office:value="0.0274124295413626" calcext:value-type="float">
            <text:p>0.0274124295413626</text:p>
          </table:table-cell>
          <table:table-cell office:value-type="float" office:value="0.0265474762034498" calcext:value-type="float">
            <text:p>0.0265474762034498</text:p>
          </table:table-cell>
          <table:table-cell office:value-type="float" office:value="0.0282773828792754" calcext:value-type="float">
            <text:p>0.0282773828792754</text:p>
          </table:table-cell>
          <table:table-cell office:value-type="float" office:value="0.0414615835836871" calcext:value-type="float">
            <text:p>0.0414615835836871</text:p>
          </table:table-cell>
          <table:table-cell office:value-type="float" office:value="0.0405142682284405" calcext:value-type="float">
            <text:p>0.0405142682284405</text:p>
          </table:table-cell>
          <table:table-cell office:value-type="float" office:value="0.0424088989389337" calcext:value-type="float">
            <text:p>0.0424088989389337</text:p>
          </table:table-cell>
          <table:table-cell office:value-type="float" office:value="0.0219375691368498" calcext:value-type="float">
            <text:p>0.0219375691368498</text:p>
          </table:table-cell>
          <table:table-cell office:value-type="float" office:value="0.0210878032508105" calcext:value-type="float">
            <text:p>0.0210878032508105</text:p>
          </table:table-cell>
          <table:table-cell office:value-type="float" office:value="0.0227873350228891" calcext:value-type="float">
            <text:p>0.0227873350228891</text:p>
          </table:table-cell>
        </table:table-row>
        <table:table-row table:style-name="ro1">
          <table:table-cell office:value-type="string" calcext:value-type="string">
            <text:p>bky_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7586546170523" calcext:value-type="float">
            <text:p>0.0317586546170523</text:p>
          </table:table-cell>
          <table:table-cell office:value-type="float" office:value="0.0242351309853785" calcext:value-type="float">
            <text:p>0.0242351309853785</text:p>
          </table:table-cell>
          <table:table-cell office:value-type="float" office:value="0.0392821782487262" calcext:value-type="float">
            <text:p>0.0392821782487262</text:p>
          </table:table-cell>
          <table:table-cell office:value-type="float" office:value="0.0290385228445095" calcext:value-type="float">
            <text:p>0.0290385228445095</text:p>
          </table:table-cell>
          <table:table-cell office:value-type="float" office:value="0.0225143236081954" calcext:value-type="float">
            <text:p>0.0225143236081954</text:p>
          </table:table-cell>
          <table:table-cell office:value-type="float" office:value="0.0355627220808235" calcext:value-type="float">
            <text:p>0.0355627220808235</text:p>
          </table:table-cell>
          <table:table-cell office:value-type="float" office:value="0.0232827629813743" calcext:value-type="float">
            <text:p>0.0232827629813743</text:p>
          </table:table-cell>
          <table:table-cell office:value-type="float" office:value="0.0177896250054713" calcext:value-type="float">
            <text:p>0.0177896250054713</text:p>
          </table:table-cell>
          <table:table-cell office:value-type="float" office:value="0.0287759009572773" calcext:value-type="float">
            <text:p>0.0287759009572773</text:p>
          </table:table-cell>
          <table:table-cell office:value-type="float" office:value="0.0616208900165253" calcext:value-type="float">
            <text:p>0.0616208900165253</text:p>
          </table:table-cell>
          <table:table-cell office:value-type="float" office:value="0.0516058335221553" calcext:value-type="float">
            <text:p>0.0516058335221553</text:p>
          </table:table-cell>
          <table:table-cell office:value-type="float" office:value="0.0716359465108953" calcext:value-type="float">
            <text:p>0.0716359465108953</text:p>
          </table:table-cell>
          <table:table-cell office:value-type="float" office:value="0.094210605315681" calcext:value-type="float">
            <text:p>0.094210605315681</text:p>
          </table:table-cell>
          <table:table-cell office:value-type="float" office:value="0.0818210210302793" calcext:value-type="float">
            <text:p>0.0818210210302793</text:p>
          </table:table-cell>
          <table:table-cell office:value-type="float" office:value="0.106600189601083" calcext:value-type="float">
            <text:p>0.106600189601083</text:p>
          </table:table-cell>
          <table:table-cell office:value-type="float" office:value="0.0430265219007854" calcext:value-type="float">
            <text:p>0.0430265219007854</text:p>
          </table:table-cell>
          <table:table-cell office:value-type="float" office:value="0.0347731752336793" calcext:value-type="float">
            <text:p>0.0347731752336793</text:p>
          </table:table-cell>
          <table:table-cell office:value-type="float" office:value="0.0512798685678915" calcext:value-type="float">
            <text:p>0.0512798685678915</text:p>
          </table:table-cell>
          <table:table-cell office:value-type="float" office:value="0.0317586546170523" calcext:value-type="float">
            <text:p>0.0317586546170523</text:p>
          </table:table-cell>
          <table:table-cell office:value-type="float" office:value="0.0242351309853785" calcext:value-type="float">
            <text:p>0.0242351309853785</text:p>
          </table:table-cell>
          <table:table-cell office:value-type="float" office:value="0.0392821782487262" calcext:value-type="float">
            <text:p>0.0392821782487262</text:p>
          </table:table-cell>
          <table:table-cell office:value-type="float" office:value="0.0149279616028576" calcext:value-type="float">
            <text:p>0.0149279616028576</text:p>
          </table:table-cell>
          <table:table-cell office:value-type="float" office:value="0.00997425718177568" calcext:value-type="float">
            <text:p>0.00997425718177568</text:p>
          </table:table-cell>
          <table:table-cell office:value-type="float" office:value="0.0198816660239396" calcext:value-type="float">
            <text:p>0.0198816660239396</text:p>
          </table:table-cell>
          <table:table-cell office:value-type="float" office:value="0.0120164920483513" calcext:value-type="float">
            <text:p>0.0120164920483513</text:p>
          </table:table-cell>
          <table:table-cell office:value-type="float" office:value="0.0077756450708787" calcext:value-type="float">
            <text:p>0.0077756450708787</text:p>
          </table:table-cell>
          <table:table-cell office:value-type="float" office:value="0.0162573390258239" calcext:value-type="float">
            <text:p>0.0162573390258239</text:p>
          </table:table-cell>
          <table:table-cell office:value-type="float" office:value="0.0317586546170523" calcext:value-type="float">
            <text:p>0.0317586546170523</text:p>
          </table:table-cell>
          <table:table-cell office:value-type="float" office:value="0.0242351309853785" calcext:value-type="float">
            <text:p>0.0242351309853785</text:p>
          </table:table-cell>
          <table:table-cell office:value-type="float" office:value="0.0392821782487262" calcext:value-type="float">
            <text:p>0.0392821782487262</text:p>
          </table:table-cell>
          <table:table-cell office:value-type="float" office:value="0.0513075731980036" calcext:value-type="float">
            <text:p>0.0513075731980036</text:p>
          </table:table-cell>
          <table:table-cell office:value-type="float" office:value="0.0411079436626989" calcext:value-type="float">
            <text:p>0.0411079436626989</text:p>
          </table:table-cell>
          <table:table-cell office:value-type="float" office:value="0.0615072027333082" calcext:value-type="float">
            <text:p>0.0615072027333082</text:p>
          </table:table-cell>
          <table:table-cell office:value-type="float" office:value="0.0221380153928385" calcext:value-type="float">
            <text:p>0.0221380153928385</text:p>
          </table:table-cell>
          <table:table-cell office:value-type="float" office:value="0.0159536955307534" calcext:value-type="float">
            <text:p>0.0159536955307534</text:p>
          </table:table-cell>
          <table:table-cell office:value-type="float" office:value="0.0283223352549236" calcext:value-type="float">
            <text:p>0.0283223352549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3884177326376" calcext:value-type="float">
            <text:p>0.0143884177326376</text:p>
          </table:table-cell>
          <table:table-cell office:value-type="float" office:value="0.00981087622181677" calcext:value-type="float">
            <text:p>0.00981087622181677</text:p>
          </table:table-cell>
          <table:table-cell office:value-type="float" office:value="0.0189659592434584" calcext:value-type="float">
            <text:p>0.0189659592434584</text:p>
          </table:table-cell>
          <table:table-cell office:value-type="float" office:value="0.0112670300333662" calcext:value-type="float">
            <text:p>0.0112670300333662</text:p>
          </table:table-cell>
          <table:table-cell office:value-type="float" office:value="0.00762959687645375" calcext:value-type="float">
            <text:p>0.00762959687645375</text:p>
          </table:table-cell>
          <table:table-cell office:value-type="float" office:value="0.0149044631902787" calcext:value-type="float">
            <text:p>0.0149044631902787</text:p>
          </table:table-cell>
          <table:table-cell office:value-type="float" office:value="0.029862235399473" calcext:value-type="float">
            <text:p>0.029862235399473</text:p>
          </table:table-cell>
          <table:table-cell office:value-type="float" office:value="0.0227213949871362" calcext:value-type="float">
            <text:p>0.0227213949871362</text:p>
          </table:table-cell>
          <table:table-cell office:value-type="float" office:value="0.0370030758118098" calcext:value-type="float">
            <text:p>0.0370030758118098</text:p>
          </table:table-cell>
          <table:table-cell office:value-type="float" office:value="0.0500662432823067" calcext:value-type="float">
            <text:p>0.0500662432823067</text:p>
          </table:table-cell>
          <table:table-cell office:value-type="float" office:value="0.0400791125148686" calcext:value-type="float">
            <text:p>0.0400791125148686</text:p>
          </table:table-cell>
          <table:table-cell office:value-type="float" office:value="0.0600533740497448" calcext:value-type="float">
            <text:p>0.0600533740497448</text:p>
          </table:table-cell>
          <table:table-cell office:value-type="float" office:value="0.0211989197262166" calcext:value-type="float">
            <text:p>0.0211989197262166</text:p>
          </table:table-cell>
          <table:table-cell office:value-type="float" office:value="0.0152924005433167" calcext:value-type="float">
            <text:p>0.0152924005433167</text:p>
          </table:table-cell>
          <table:table-cell office:value-type="float" office:value="0.0271054389091165" calcext:value-type="float">
            <text:p>0.0271054389091165</text:p>
          </table:table-cell>
        </table:table-row>
        <table:table-row table:style-name="ro1">
          <table:table-cell office:value-type="string" calcext:value-type="string">
            <text:p>bky_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" calcext:value-type="float">
            <text:p>0.0052479687720025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291615657837276" calcext:value-type="float">
            <text:p>0.0291615657837276</text:p>
          </table:table-cell>
          <table:table-cell office:value-type="float" office:value="0.0207659969203529" calcext:value-type="float">
            <text:p>0.0207659969203529</text:p>
          </table:table-cell>
          <table:table-cell office:value-type="float" office:value="0.0375571346471022" calcext:value-type="float">
            <text:p>0.0375571346471022</text:p>
          </table:table-cell>
          <table:table-cell office:value-type="float" office:value="0.0235237087233717" calcext:value-type="float">
            <text:p>0.0235237087233717</text:p>
          </table:table-cell>
          <table:table-cell office:value-type="float" office:value="0.0163569840904407" calcext:value-type="float">
            <text:p>0.0163569840904407</text:p>
          </table:table-cell>
          <table:table-cell office:value-type="float" office:value="0.0306904333563026" calcext:value-type="float">
            <text:p>0.0306904333563026</text:p>
          </table:table-cell>
          <table:table-cell office:value-type="float" office:value="0.0570494509069001" calcext:value-type="float">
            <text:p>0.0570494509069001</text:p>
          </table:table-cell>
          <table:table-cell office:value-type="float" office:value="0.0451597129826454" calcext:value-type="float">
            <text:p>0.0451597129826454</text:p>
          </table:table-cell>
          <table:table-cell office:value-type="float" office:value="0.0689391888311549" calcext:value-type="float">
            <text:p>0.0689391888311549</text:p>
          </table:table-cell>
          <table:table-cell office:value-type="float" office:value="0.0572464271674021" calcext:value-type="float">
            <text:p>0.0572464271674021</text:p>
          </table:table-cell>
          <table:table-cell office:value-type="float" office:value="0.0455072375484269" calcext:value-type="float">
            <text:p>0.0455072375484269</text:p>
          </table:table-cell>
          <table:table-cell office:value-type="float" office:value="0.0689856167863774" calcext:value-type="float">
            <text:p>0.0689856167863774</text:p>
          </table:table-cell>
          <table:table-cell office:value-type="float" office:value="0.0302088193172384" calcext:value-type="float">
            <text:p>0.0302088193172384</text:p>
          </table:table-cell>
          <table:table-cell office:value-type="float" office:value="0.0216082715355386" calcext:value-type="float">
            <text:p>0.0216082715355386</text:p>
          </table:table-cell>
          <table:table-cell office:value-type="float" office:value="0.0388093670989381" calcext:value-type="float">
            <text:p>0.038809367098938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" calcext:value-type="float">
            <text:p>0.0052479687720025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9" calcext:value-type="float">
            <text:p>0.000626170096931719</text:p>
          </table:table-cell>
          <table:table-cell office:value-type="float" office:value="0.00937382990306828" calcext:value-type="float">
            <text:p>0.009373829903068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626170096931719" calcext:value-type="float">
            <text:p>0.000626170096931719</text:p>
          </table:table-cell>
          <table:table-cell office:value-type="float" office:value="0.00937382990306828" calcext:value-type="float">
            <text:p>0.009373829903068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" calcext:value-type="float">
            <text:p>0.0052479687720025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97582053008666" calcext:value-type="float">
            <text:p>0.00597582053008666</text:p>
          </table:table-cell>
          <table:table-cell office:value-type="float" office:value="0.0200241794699133" calcext:value-type="float">
            <text:p>0.020024179469913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7" calcext:value-type="float">
            <text:p>0.00121111768776677</text:p>
          </table:table-cell>
          <table:table-cell office:value-type="float" office:value="0.0107888823122332" calcext:value-type="float">
            <text:p>0.0107888823122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1947647609218" calcext:value-type="float">
            <text:p>0.0241947647609218</text:p>
          </table:table-cell>
          <table:table-cell office:value-type="float" office:value="0.016946887902498" calcext:value-type="float">
            <text:p>0.016946887902498</text:p>
          </table:table-cell>
          <table:table-cell office:value-type="float" office:value="0.0314426416193457" calcext:value-type="float">
            <text:p>0.0314426416193457</text:p>
          </table:table-cell>
          <table:table-cell office:value-type="float" office:value="0.0185237087233717" calcext:value-type="float">
            <text:p>0.0185237087233717</text:p>
          </table:table-cell>
          <table:table-cell office:value-type="float" office:value="0.012784035659608" calcext:value-type="float">
            <text:p>0.012784035659608</text:p>
          </table:table-cell>
          <table:table-cell office:value-type="float" office:value="0.0242633817871353" calcext:value-type="float">
            <text:p>0.0242633817871353</text:p>
          </table:table-cell>
          <table:table-cell office:value-type="float" office:value="0.0450492006566499" calcext:value-type="float">
            <text:p>0.0450492006566499</text:p>
          </table:table-cell>
          <table:table-cell office:value-type="float" office:value="0.0350525973406101" calcext:value-type="float">
            <text:p>0.0350525973406101</text:p>
          </table:table-cell>
          <table:table-cell office:value-type="float" office:value="0.0550458039726896" calcext:value-type="float">
            <text:p>0.0550458039726896</text:p>
          </table:table-cell>
          <table:table-cell office:value-type="float" office:value="0.0452834785622673" calcext:value-type="float">
            <text:p>0.0452834785622673</text:p>
          </table:table-cell>
          <table:table-cell office:value-type="float" office:value="0.0352877605014175" calcext:value-type="float">
            <text:p>0.0352877605014175</text:p>
          </table:table-cell>
          <table:table-cell office:value-type="float" office:value="0.0552791966231172" calcext:value-type="float">
            <text:p>0.0552791966231172</text:p>
          </table:table-cell>
          <table:table-cell office:value-type="float" office:value="0.0242590282074596" calcext:value-type="float">
            <text:p>0.0242590282074596</text:p>
          </table:table-cell>
          <table:table-cell office:value-type="float" office:value="0.0170115101314256" calcext:value-type="float">
            <text:p>0.0170115101314256</text:p>
          </table:table-cell>
          <table:table-cell office:value-type="float" office:value="0.0315065462834937" calcext:value-type="float">
            <text:p>0.0315065462834937</text:p>
          </table:table-cell>
        </table:table-row>
        <table:table-row table:style-name="ro1">
          <table:table-cell office:value-type="string" calcext:value-type="string">
            <text:p>bky_dep_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" calcext:value-type="float">
            <text:p>0.0052479687720025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" calcext:value-type="float">
            <text:p>0.0052479687720025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7618876729429" calcext:value-type="float">
            <text:p>0.0227618876729429</text:p>
          </table:table-cell>
          <table:table-cell office:value-type="float" office:value="0.0452381123270571" calcext:value-type="float">
            <text:p>0.045238112327057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7618876729429" calcext:value-type="float">
            <text:p>0.0227618876729429</text:p>
          </table:table-cell>
          <table:table-cell office:value-type="float" office:value="0.0452381123270571" calcext:value-type="float">
            <text:p>0.045238112327057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2479687720025" calcext:value-type="float">
            <text:p>0.0052479687720025</text:p>
          </table:table-cell>
          <table:table-cell office:value-type="float" office:value="0.0187520312279975" calcext:value-type="float">
            <text:p>0.018752031227997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05340314445127" calcext:value-type="float">
            <text:p>0.0105340314445127</text:p>
          </table:table-cell>
          <table:table-cell office:value-type="float" office:value="0.0274659685554873" calcext:value-type="float">
            <text:p>0.027465968555487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47584092059587" calcext:value-type="float">
            <text:p>0.00247584092059587</text:p>
          </table:table-cell>
          <table:table-cell office:value-type="float" office:value="0.0135241590794041" calcext:value-type="float">
            <text:p>0.0135241590794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6246934041395" calcext:value-type="float">
            <text:p>0.00746246934041395</text:p>
          </table:table-cell>
          <table:table-cell office:value-type="float" office:value="0.0225375306595861" calcext:value-type="float">
            <text:p>0.022537530659586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46246934041395" calcext:value-type="float">
            <text:p>0.00746246934041395</text:p>
          </table:table-cell>
          <table:table-cell office:value-type="float" office:value="0.0225375306595861" calcext:value-type="float">
            <text:p>0.022537530659586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00859622340505309" calcext:value-type="float">
            <text:p>8.59622340505309E-05</text:p>
          </table:table-cell>
          <table:table-cell office:value-type="float" office:value="0.00791403776594947" calcext:value-type="float">
            <text:p>0.00791403776594947</text:p>
          </table:table-cell>
        </table:table-row>
        <table:table-row table:style-name="ro1">
          <table:table-cell office:value-type="string" calcext:value-type="string">
            <text:p>bky_dep_posonly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5184054666593" calcext:value-type="float">
            <text:p>0.0445184054666593</text:p>
          </table:table-cell>
          <table:table-cell office:value-type="float" office:value="0.034399234752304" calcext:value-type="float">
            <text:p>0.034399234752304</text:p>
          </table:table-cell>
          <table:table-cell office:value-type="float" office:value="0.0546375761810147" calcext:value-type="float">
            <text:p>0.0546375761810147</text:p>
          </table:table-cell>
          <table:table-cell office:value-type="float" office:value="0.0291933728467639" calcext:value-type="float">
            <text:p>0.0291933728467639</text:p>
          </table:table-cell>
          <table:table-cell office:value-type="float" office:value="0.0206453464939624" calcext:value-type="float">
            <text:p>0.0206453464939624</text:p>
          </table:table-cell>
          <table:table-cell office:value-type="float" office:value="0.0377413991995654" calcext:value-type="float">
            <text:p>0.0377413991995654</text:p>
          </table:table-cell>
          <table:table-cell office:value-type="float" office:value="0.0220353474186594" calcext:value-type="float">
            <text:p>0.0220353474186594</text:p>
          </table:table-cell>
          <table:table-cell office:value-type="float" office:value="0.0151001172854639" calcext:value-type="float">
            <text:p>0.0151001172854639</text:p>
          </table:table-cell>
          <table:table-cell office:value-type="float" office:value="0.0289705775518549" calcext:value-type="float">
            <text:p>0.0289705775518549</text:p>
          </table:table-cell>
          <table:table-cell office:value-type="float" office:value="0.0505184054666593" calcext:value-type="float">
            <text:p>0.0505184054666593</text:p>
          </table:table-cell>
          <table:table-cell office:value-type="float" office:value="0.0394153983042446" calcext:value-type="float">
            <text:p>0.0394153983042446</text:p>
          </table:table-cell>
          <table:table-cell office:value-type="float" office:value="0.061621412629074" calcext:value-type="float">
            <text:p>0.061621412629074</text:p>
          </table:table-cell>
          <table:table-cell office:value-type="float" office:value="0.0511140007162931" calcext:value-type="float">
            <text:p>0.0511140007162931</text:p>
          </table:table-cell>
          <table:table-cell office:value-type="float" office:value="0.0400163982208077" calcext:value-type="float">
            <text:p>0.0400163982208077</text:p>
          </table:table-cell>
          <table:table-cell office:value-type="float" office:value="0.0622116032117785" calcext:value-type="float">
            <text:p>0.0622116032117785</text:p>
          </table:table-cell>
          <table:table-cell office:value-type="float" office:value="0.0291908917676065" calcext:value-type="float">
            <text:p>0.0291908917676065</text:p>
          </table:table-cell>
          <table:table-cell office:value-type="float" office:value="0.0206468723182105" calcext:value-type="float">
            <text:p>0.0206468723182105</text:p>
          </table:table-cell>
          <table:table-cell office:value-type="float" office:value="0.0377349112170024" calcext:value-type="float">
            <text:p>0.0377349112170024</text:p>
          </table:table-cell>
          <table:table-cell office:value-type="float" office:value="0.0445181552164091" calcext:value-type="float">
            <text:p>0.0445181552164091</text:p>
          </table:table-cell>
          <table:table-cell office:value-type="float" office:value="0.0343990515785643" calcext:value-type="float">
            <text:p>0.0343990515785643</text:p>
          </table:table-cell>
          <table:table-cell office:value-type="float" office:value="0.0546372588542538" calcext:value-type="float">
            <text:p>0.0546372588542538</text:p>
          </table:table-cell>
          <table:table-cell office:value-type="float" office:value="0.0272466831343276" calcext:value-type="float">
            <text:p>0.0272466831343276</text:p>
          </table:table-cell>
          <table:table-cell office:value-type="float" office:value="0.019110299567335" calcext:value-type="float">
            <text:p>0.019110299567335</text:p>
          </table:table-cell>
          <table:table-cell office:value-type="float" office:value="0.0353830667013203" calcext:value-type="float">
            <text:p>0.0353830667013203</text:p>
          </table:table-cell>
          <table:table-cell office:value-type="float" office:value="0.0200353474186594" calcext:value-type="float">
            <text:p>0.0200353474186594</text:p>
          </table:table-cell>
          <table:table-cell office:value-type="float" office:value="0.0136533134181601" calcext:value-type="float">
            <text:p>0.0136533134181601</text:p>
          </table:table-cell>
          <table:table-cell office:value-type="float" office:value="0.0264173814191587" calcext:value-type="float">
            <text:p>0.0264173814191587</text:p>
          </table:table-cell>
          <table:table-cell office:value-type="float" office:value="0.0445181552164091" calcext:value-type="float">
            <text:p>0.0445181552164091</text:p>
          </table:table-cell>
          <table:table-cell office:value-type="float" office:value="0.0343990515785643" calcext:value-type="float">
            <text:p>0.0343990515785643</text:p>
          </table:table-cell>
          <table:table-cell office:value-type="float" office:value="0.0546372588542538" calcext:value-type="float">
            <text:p>0.0546372588542538</text:p>
          </table:table-cell>
          <table:table-cell office:value-type="float" office:value="0.0446454922416387" calcext:value-type="float">
            <text:p>0.0446454922416387</text:p>
          </table:table-cell>
          <table:table-cell office:value-type="float" office:value="0.0345265865213703" calcext:value-type="float">
            <text:p>0.0345265865213703</text:p>
          </table:table-cell>
          <table:table-cell office:value-type="float" office:value="0.0547643979619072" calcext:value-type="float">
            <text:p>0.0547643979619072</text:p>
          </table:table-cell>
          <table:table-cell office:value-type="float" office:value="0.0272538682498421" calcext:value-type="float">
            <text:p>0.0272538682498421</text:p>
          </table:table-cell>
          <table:table-cell office:value-type="float" office:value="0.0191174698379157" calcext:value-type="float">
            <text:p>0.0191174698379157</text:p>
          </table:table-cell>
          <table:table-cell office:value-type="float" office:value="0.0353902666617685" calcext:value-type="float">
            <text:p>0.035390266661768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959963984540061" calcext:value-type="float">
            <text:p>-0.000959963984540061</text:p>
          </table:table-cell>
          <table:table-cell office:value-type="float" office:value="0.00295996398454006" calcext:value-type="float">
            <text:p>0.00295996398454006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1" calcext:value-type="float">
            <text:p>-0.000770420010240071</text:p>
          </table:table-cell>
          <table:table-cell office:value-type="float" office:value="0.00477042001024007" calcext:value-type="float">
            <text:p>0.00477042001024007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1" calcext:value-type="float">
            <text:p>-0.000770420010240071</text:p>
          </table:table-cell>
          <table:table-cell office:value-type="float" office:value="0.00477042001024007" calcext:value-type="float">
            <text:p>0.0047704200102400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121111768776678" calcext:value-type="float">
            <text:p>0.00121111768776678</text:p>
          </table:table-cell>
          <table:table-cell office:value-type="float" office:value="0.0107888823122332" calcext:value-type="float">
            <text:p>0.010788882312233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183001847473161" calcext:value-type="float">
            <text:p>0.00183001847473161</text:p>
          </table:table-cell>
          <table:table-cell office:value-type="float" office:value="0.0121699815252684" calcext:value-type="float">
            <text:p>0.0121699815252684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0770420010240071" calcext:value-type="float">
            <text:p>-0.000770420010240071</text:p>
          </table:table-cell>
          <table:table-cell office:value-type="float" office:value="0.00477042001024007" calcext:value-type="float">
            <text:p>0.00477042001024007</text:p>
          </table:table-cell>
        </table:table-row>
        <table:table-row table:style-name="ro1">
          <table:table-cell office:value-type="string" calcext:value-type="string">
            <text:p>bky_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135673188331462" calcext:value-type="float">
            <text:p>0.0135673188331462</text:p>
          </table:table-cell>
          <table:table-cell office:value-type="float" office:value="0.00815266192198299" calcext:value-type="float">
            <text:p>0.00815266192198299</text:p>
          </table:table-cell>
          <table:table-cell office:value-type="float" office:value="0.0189819757443094" calcext:value-type="float">
            <text:p>0.0189819757443094</text:p>
          </table:table-cell>
          <table:table-cell office:value-type="float" office:value="0.0317017033923179" calcext:value-type="float">
            <text:p>0.0317017033923179</text:p>
          </table:table-cell>
          <table:table-cell office:value-type="float" office:value="0.0245288316506471" calcext:value-type="float">
            <text:p>0.0245288316506471</text:p>
          </table:table-cell>
          <table:table-cell office:value-type="float" office:value="0.0388745751339886" calcext:value-type="float">
            <text:p>0.0388745751339886</text:p>
          </table:table-cell>
          <table:table-cell office:value-type="float" office:value="0.0229975869989449" calcext:value-type="float">
            <text:p>0.0229975869989449</text:p>
          </table:table-cell>
          <table:table-cell office:value-type="float" office:value="0.0173007247917932" calcext:value-type="float">
            <text:p>0.0173007247917932</text:p>
          </table:table-cell>
          <table:table-cell office:value-type="float" office:value="0.0286944492060966" calcext:value-type="float">
            <text:p>0.0286944492060966</text:p>
          </table:table-cell>
          <table:table-cell office:value-type="float" office:value="0.0596804081947471" calcext:value-type="float">
            <text:p>0.0596804081947471</text:p>
          </table:table-cell>
          <table:table-cell office:value-type="float" office:value="0.0497341975724486" calcext:value-type="float">
            <text:p>0.0497341975724486</text:p>
          </table:table-cell>
          <table:table-cell office:value-type="float" office:value="0.0696266188170456" calcext:value-type="float">
            <text:p>0.0696266188170456</text:p>
          </table:table-cell>
          <table:table-cell office:value-type="float" office:value="0.0782041917432216" calcext:value-type="float">
            <text:p>0.0782041917432216</text:p>
          </table:table-cell>
          <table:table-cell office:value-type="float" office:value="0.0671963413160911" calcext:value-type="float">
            <text:p>0.0671963413160911</text:p>
          </table:table-cell>
          <table:table-cell office:value-type="float" office:value="0.0892120421703521" calcext:value-type="float">
            <text:p>0.0892120421703521</text:p>
          </table:table-cell>
          <table:table-cell office:value-type="float" office:value="0.0402758277330776" calcext:value-type="float">
            <text:p>0.0402758277330776</text:p>
          </table:table-cell>
          <table:table-cell office:value-type="float" office:value="0.0321320839390186" calcext:value-type="float">
            <text:p>0.0321320839390186</text:p>
          </table:table-cell>
          <table:table-cell office:value-type="float" office:value="0.0484195715271366" calcext:value-type="float">
            <text:p>0.0484195715271366</text:p>
          </table:table-cell>
          <table:table-cell office:value-type="float" office:value="0.0135670179304381" calcext:value-type="float">
            <text:p>0.0135670179304381</text:p>
          </table:table-cell>
          <table:table-cell office:value-type="float" office:value="0.00815255041298748" calcext:value-type="float">
            <text:p>0.00815255041298748</text:p>
          </table:table-cell>
          <table:table-cell office:value-type="float" office:value="0.0189814854478886" calcext:value-type="float">
            <text:p>0.0189814854478886</text:p>
          </table:table-cell>
          <table:table-cell office:value-type="float" office:value="0.00706412615056009" calcext:value-type="float">
            <text:p>0.00706412615056009</text:p>
          </table:table-cell>
          <table:table-cell office:value-type="float" office:value="0.00314329484321586" calcext:value-type="float">
            <text:p>0.00314329484321586</text:p>
          </table:table-cell>
          <table:table-cell office:value-type="float" office:value="0.0109849574579043" calcext:value-type="float">
            <text:p>0.0109849574579043</text:p>
          </table:table-cell>
          <table:table-cell office:value-type="float" office:value="0.00609845797945605" calcext:value-type="float">
            <text:p>0.00609845797945605</text:p>
          </table:table-cell>
          <table:table-cell office:value-type="float" office:value="0.00259777842962658" calcext:value-type="float">
            <text:p>0.00259777842962658</text:p>
          </table:table-cell>
          <table:table-cell office:value-type="float" office:value="0.00959913752928553" calcext:value-type="float">
            <text:p>0.00959913752928553</text:p>
          </table:table-cell>
          <table:table-cell office:value-type="float" office:value="0.0135670179304381" calcext:value-type="float">
            <text:p>0.0135670179304381</text:p>
          </table:table-cell>
          <table:table-cell office:value-type="float" office:value="0.00815255041298748" calcext:value-type="float">
            <text:p>0.00815255041298748</text:p>
          </table:table-cell>
          <table:table-cell office:value-type="float" office:value="0.0189814854478886" calcext:value-type="float">
            <text:p>0.0189814854478886</text:p>
          </table:table-cell>
          <table:table-cell office:value-type="float" office:value="0.0243616026644107" calcext:value-type="float">
            <text:p>0.0243616026644107</text:p>
          </table:table-cell>
          <table:table-cell office:value-type="float" office:value="0.0172441692404723" calcext:value-type="float">
            <text:p>0.0172441692404723</text:p>
          </table:table-cell>
          <table:table-cell office:value-type="float" office:value="0.031479036088349" calcext:value-type="float">
            <text:p>0.031479036088349</text:p>
          </table:table-cell>
          <table:table-cell office:value-type="float" office:value="0.00996911839524881" calcext:value-type="float">
            <text:p>0.00996911839524881</text:p>
          </table:table-cell>
          <table:table-cell office:value-type="float" office:value="0.00547182796276135" calcext:value-type="float">
            <text:p>0.00547182796276135</text:p>
          </table:table-cell>
          <table:table-cell office:value-type="float" office:value="0.0144664088277363" calcext:value-type="float">
            <text:p>0.0144664088277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9662213442724" calcext:value-type="float">
            <text:p>0.0249662213442724</text:p>
          </table:table-cell>
          <table:table-cell office:value-type="float" office:value="0.0187346355605908" calcext:value-type="float">
            <text:p>0.0187346355605908</text:p>
          </table:table-cell>
          <table:table-cell office:value-type="float" office:value="0.031197807127954" calcext:value-type="float">
            <text:p>0.031197807127954</text:p>
          </table:table-cell>
          <table:table-cell office:value-type="float" office:value="0.0169003402931039" calcext:value-type="float">
            <text:p>0.0169003402931039</text:p>
          </table:table-cell>
          <table:table-cell office:value-type="float" office:value="0.0123186417093442" calcext:value-type="float">
            <text:p>0.0123186417093442</text:p>
          </table:table-cell>
          <table:table-cell office:value-type="float" office:value="0.0214820388768635" calcext:value-type="float">
            <text:p>0.0214820388768635</text:p>
          </table:table-cell>
          <table:table-cell office:value-type="float" office:value="0.0459630314949178" calcext:value-type="float">
            <text:p>0.0459630314949178</text:p>
          </table:table-cell>
          <table:table-cell office:value-type="float" office:value="0.0373729683902843" calcext:value-type="float">
            <text:p>0.0373729683902843</text:p>
          </table:table-cell>
          <table:table-cell office:value-type="float" office:value="0.0545530945995513" calcext:value-type="float">
            <text:p>0.0545530945995513</text:p>
          </table:table-cell>
          <table:table-cell office:value-type="float" office:value="0.0567984741720517" calcext:value-type="float">
            <text:p>0.0567984741720517</text:p>
          </table:table-cell>
          <table:table-cell office:value-type="float" office:value="0.0471781271438663" calcext:value-type="float">
            <text:p>0.0471781271438663</text:p>
          </table:table-cell>
          <table:table-cell office:value-type="float" office:value="0.0664188212002372" calcext:value-type="float">
            <text:p>0.0664188212002372</text:p>
          </table:table-cell>
          <table:table-cell office:value-type="float" office:value="0.0309457492427804" calcext:value-type="float">
            <text:p>0.0309457492427804</text:p>
          </table:table-cell>
          <table:table-cell office:value-type="float" office:value="0.0237979115535903" calcext:value-type="float">
            <text:p>0.0237979115535903</text:p>
          </table:table-cell>
          <table:table-cell office:value-type="float" office:value="0.0380935869319705" calcext:value-type="float">
            <text:p>0.0380935869319705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1153025169017" calcext:value-type="float">
            <text:p>0.0251153025169017</text:p>
          </table:table-cell>
          <table:table-cell office:value-type="float" office:value="0.0238217503478501" calcext:value-type="float">
            <text:p>0.0238217503478501</text:p>
          </table:table-cell>
          <table:table-cell office:value-type="float" office:value="0.0264088546859534" calcext:value-type="float">
            <text:p>0.0264088546859534</text:p>
          </table:table-cell>
          <table:table-cell office:value-type="float" office:value="0.0296580856245384" calcext:value-type="float">
            <text:p>0.0296580856245384</text:p>
          </table:table-cell>
          <table:table-cell office:value-type="float" office:value="0.0287517453058754" calcext:value-type="float">
            <text:p>0.0287517453058754</text:p>
          </table:table-cell>
          <table:table-cell office:value-type="float" office:value="0.0305644259432014" calcext:value-type="float">
            <text:p>0.0305644259432014</text:p>
          </table:table-cell>
          <table:table-cell office:value-type="float" office:value="0.0279774632675876" calcext:value-type="float">
            <text:p>0.0279774632675876</text:p>
          </table:table-cell>
          <table:table-cell office:value-type="float" office:value="0.0270680721087432" calcext:value-type="float">
            <text:p>0.0270680721087432</text:p>
          </table:table-cell>
          <table:table-cell office:value-type="float" office:value="0.0288868544264321" calcext:value-type="float">
            <text:p>0.0288868544264321</text:p>
          </table:table-cell>
          <table:table-cell office:value-type="float" office:value="0.0284433076053812" calcext:value-type="float">
            <text:p>0.0284433076053812</text:p>
          </table:table-cell>
          <table:table-cell office:value-type="float" office:value="0.0275258648107667" calcext:value-type="float">
            <text:p>0.0275258648107667</text:p>
          </table:table-cell>
          <table:table-cell office:value-type="float" office:value="0.0293607503999957" calcext:value-type="float">
            <text:p>0.0293607503999957</text:p>
          </table:table-cell>
          <table:table-cell office:value-type="float" office:value="0.0660574314327876" calcext:value-type="float">
            <text:p>0.0660574314327876</text:p>
          </table:table-cell>
          <table:table-cell office:value-type="float" office:value="0.0649532000895739" calcext:value-type="float">
            <text:p>0.0649532000895739</text:p>
          </table:table-cell>
          <table:table-cell office:value-type="float" office:value="0.0671616627760012" calcext:value-type="float">
            <text:p>0.0671616627760012</text:p>
          </table:table-cell>
          <table:table-cell office:value-type="float" office:value="0.0304450576304373" calcext:value-type="float">
            <text:p>0.0304450576304373</text:p>
          </table:table-cell>
          <table:table-cell office:value-type="float" office:value="0.029507058717858" calcext:value-type="float">
            <text:p>0.029507058717858</text:p>
          </table:table-cell>
          <table:table-cell office:value-type="float" office:value="0.0313830565430166" calcext:value-type="float">
            <text:p>0.0313830565430166</text:p>
          </table:table-cell>
          <table:table-cell office:value-type="float" office:value="0.0251153025169017" calcext:value-type="float">
            <text:p>0.0251153025169017</text:p>
          </table:table-cell>
          <table:table-cell office:value-type="float" office:value="0.0238217503478501" calcext:value-type="float">
            <text:p>0.0238217503478501</text:p>
          </table:table-cell>
          <table:table-cell office:value-type="float" office:value="0.0264088546859534" calcext:value-type="float">
            <text:p>0.0264088546859534</text:p>
          </table:table-cell>
          <table:table-cell office:value-type="float" office:value="0.0269600907067759" calcext:value-type="float">
            <text:p>0.0269600907067759</text:p>
          </table:table-cell>
          <table:table-cell office:value-type="float" office:value="0.0256963581010675" calcext:value-type="float">
            <text:p>0.0256963581010675</text:p>
          </table:table-cell>
          <table:table-cell office:value-type="float" office:value="0.0282238233124843" calcext:value-type="float">
            <text:p>0.0282238233124843</text:p>
          </table:table-cell>
          <table:table-cell office:value-type="float" office:value="0.0250737588283479" calcext:value-type="float">
            <text:p>0.0250737588283479</text:p>
          </table:table-cell>
          <table:table-cell office:value-type="float" office:value="0.0238255735838402" calcext:value-type="float">
            <text:p>0.0238255735838402</text:p>
          </table:table-cell>
          <table:table-cell office:value-type="float" office:value="0.0263219440728555" calcext:value-type="float">
            <text:p>0.0263219440728555</text:p>
          </table:table-cell>
          <table:table-cell office:value-type="float" office:value="0.0251153025169017" calcext:value-type="float">
            <text:p>0.0251153025169017</text:p>
          </table:table-cell>
          <table:table-cell office:value-type="float" office:value="0.0238217503478501" calcext:value-type="float">
            <text:p>0.0238217503478501</text:p>
          </table:table-cell>
          <table:table-cell office:value-type="float" office:value="0.0264088546859534" calcext:value-type="float">
            <text:p>0.0264088546859534</text:p>
          </table:table-cell>
          <table:table-cell office:value-type="float" office:value="0.06349942439099" calcext:value-type="float">
            <text:p>0.06349942439099</text:p>
          </table:table-cell>
          <table:table-cell office:value-type="float" office:value="0.0619766555537593" calcext:value-type="float">
            <text:p>0.0619766555537593</text:p>
          </table:table-cell>
          <table:table-cell office:value-type="float" office:value="0.0650221932282207" calcext:value-type="float">
            <text:p>0.0650221932282207</text:p>
          </table:table-cell>
          <table:table-cell office:value-type="float" office:value="0.0270569843578699" calcext:value-type="float">
            <text:p>0.0270569843578699</text:p>
          </table:table-cell>
          <table:table-cell office:value-type="float" office:value="0.0257513207702048" calcext:value-type="float">
            <text:p>0.0257513207702048</text:p>
          </table:table-cell>
          <table:table-cell office:value-type="float" office:value="0.0283626479455351" calcext:value-type="float">
            <text:p>0.0283626479455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2214163375937" calcext:value-type="float">
            <text:p>0.0322214163375937</text:p>
          </table:table-cell>
          <table:table-cell office:value-type="float" office:value="0.0308825051117817" calcext:value-type="float">
            <text:p>0.0308825051117817</text:p>
          </table:table-cell>
          <table:table-cell office:value-type="float" office:value="0.0335603275634056" calcext:value-type="float">
            <text:p>0.0335603275634056</text:p>
          </table:table-cell>
          <table:table-cell office:value-type="float" office:value="0.0306758799144087" calcext:value-type="float">
            <text:p>0.0306758799144087</text:p>
          </table:table-cell>
          <table:table-cell office:value-type="float" office:value="0.0293106378328272" calcext:value-type="float">
            <text:p>0.0293106378328272</text:p>
          </table:table-cell>
          <table:table-cell office:value-type="float" office:value="0.0320411219959903" calcext:value-type="float">
            <text:p>0.0320411219959903</text:p>
          </table:table-cell>
          <table:table-cell office:value-type="float" office:value="0.030817514620934" calcext:value-type="float">
            <text:p>0.030817514620934</text:p>
          </table:table-cell>
          <table:table-cell office:value-type="float" office:value="0.0294473659358823" calcext:value-type="float">
            <text:p>0.0294473659358823</text:p>
          </table:table-cell>
          <table:table-cell office:value-type="float" office:value="0.0321876633059856" calcext:value-type="float">
            <text:p>0.0321876633059856</text:p>
          </table:table-cell>
          <table:table-cell office:value-type="float" office:value="0.0672608955623513" calcext:value-type="float">
            <text:p>0.0672608955623513</text:p>
          </table:table-cell>
          <table:table-cell office:value-type="float" office:value="0.0657237289488362" calcext:value-type="float">
            <text:p>0.0657237289488362</text:p>
          </table:table-cell>
          <table:table-cell office:value-type="float" office:value="0.0687980621758664" calcext:value-type="float">
            <text:p>0.0687980621758664</text:p>
          </table:table-cell>
          <table:table-cell office:value-type="float" office:value="0.0328241363130825" calcext:value-type="float">
            <text:p>0.0328241363130825</text:p>
          </table:table-cell>
          <table:table-cell office:value-type="float" office:value="0.0314271855691976" calcext:value-type="float">
            <text:p>0.0314271855691976</text:p>
          </table:table-cell>
          <table:table-cell office:value-type="float" office:value="0.0342210870569674" calcext:value-type="float">
            <text:p>0.0342210870569674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office:value-type="float" office:value="0.0431973827899156" calcext:value-type="float">
            <text:p>0.0431973827899156</text:p>
          </table:table-cell>
          <table:table-cell office:value-type="float" office:value="0.0409887435526367" calcext:value-type="float">
            <text:p>0.0409887435526367</text:p>
          </table:table-cell>
          <table:table-cell office:value-type="float" office:value="0.0454060220271945" calcext:value-type="float">
            <text:p>0.0454060220271945</text:p>
          </table:table-cell>
          <table:table-cell office:value-type="float" office:value="0.0424140362233492" calcext:value-type="float">
            <text:p>0.0424140362233492</text:p>
          </table:table-cell>
          <table:table-cell office:value-type="float" office:value="0.0402195703655926" calcext:value-type="float">
            <text:p>0.0402195703655926</text:p>
          </table:table-cell>
          <table:table-cell office:value-type="float" office:value="0.0446085020811058" calcext:value-type="float">
            <text:p>0.0446085020811058</text:p>
          </table:table-cell>
          <table:table-cell office:value-type="float" office:value="0.0437981656879767" calcext:value-type="float">
            <text:p>0.0437981656879767</text:p>
          </table:table-cell>
          <table:table-cell office:value-type="float" office:value="0.0421519082583635" calcext:value-type="float">
            <text:p>0.0421519082583635</text:p>
          </table:table-cell>
          <table:table-cell office:value-type="float" office:value="0.04544442311759" calcext:value-type="float">
            <text:p>0.04544442311759</text:p>
          </table:table-cell>
          <table:table-cell office:value-type="float" office:value="0.0759005417085038" calcext:value-type="float">
            <text:p>0.0759005417085038</text:p>
          </table:table-cell>
          <table:table-cell office:value-type="float" office:value="0.0741646612975776" calcext:value-type="float">
            <text:p>0.0741646612975776</text:p>
          </table:table-cell>
          <table:table-cell office:value-type="float" office:value="0.07763642211943" calcext:value-type="float">
            <text:p>0.07763642211943</text:p>
          </table:table-cell>
          <table:table-cell office:value-type="float" office:value="0.036719280996301" calcext:value-type="float">
            <text:p>0.036719280996301</text:p>
          </table:table-cell>
          <table:table-cell office:value-type="float" office:value="0.0350991076943332" calcext:value-type="float">
            <text:p>0.0350991076943332</text:p>
          </table:table-cell>
          <table:table-cell office:value-type="float" office:value="0.0383394542982688" calcext:value-type="float">
            <text:p>0.038339454298268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5997780542312" calcext:value-type="float">
            <text:p>0.475997780542312</text:p>
          </table:table-cell>
          <table:table-cell office:value-type="float" office:value="0.538002219457688" calcext:value-type="float">
            <text:p>0.538002219457688</text:p>
          </table:table-cell>
          <table:table-cell office:value-type="float" office:value="0.494" calcext:value-type="float">
            <text:p>0.494</text:p>
          </table:table-cell>
          <table:table-cell office:value-type="float" office:value="0.462996974337071" calcext:value-type="float">
            <text:p>0.462996974337071</text:p>
          </table:table-cell>
          <table:table-cell office:value-type="float" office:value="0.525003025662929" calcext:value-type="float">
            <text:p>0.5250030256629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86475060660133" calcext:value-type="float">
            <text:p>0.0786475060660133</text:p>
          </table:table-cell>
          <table:table-cell office:value-type="float" office:value="0.115352493933987" calcext:value-type="float">
            <text:p>0.115352493933987</text:p>
          </table:table-cell>
          <table:table-cell office:value-type="float" office:value="0.05" calcext:value-type="float">
            <text:p>0.05</text:p>
          </table:table-cell>
          <table:table-cell office:value-type="float" office:value="0.0364851213128308" calcext:value-type="float">
            <text:p>0.0364851213128308</text:p>
          </table:table-cell>
          <table:table-cell office:value-type="float" office:value="0.0635148786871692" calcext:value-type="float">
            <text:p>0.0635148786871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8266033796332" calcext:value-type="float">
            <text:p>0.0238266033796332</text:p>
          </table:table-cell>
          <table:table-cell office:value-type="float" office:value="0.0221548656487107" calcext:value-type="float">
            <text:p>0.0221548656487107</text:p>
          </table:table-cell>
          <table:table-cell office:value-type="float" office:value="0.0254983411105557" calcext:value-type="float">
            <text:p>0.0254983411105557</text:p>
          </table:table-cell>
          <table:table-cell office:value-type="float" office:value="0.0233782358106491" calcext:value-type="float">
            <text:p>0.0233782358106491</text:p>
          </table:table-cell>
          <table:table-cell office:value-type="float" office:value="0.0217213439126559" calcext:value-type="float">
            <text:p>0.0217213439126559</text:p>
          </table:table-cell>
          <table:table-cell office:value-type="float" office:value="0.0250351277086423" calcext:value-type="float">
            <text:p>0.0250351277086423</text:p>
          </table:table-cell>
          <table:table-cell office:value-type="float" office:value="0.0430713457430846" calcext:value-type="float">
            <text:p>0.0430713457430846</text:p>
          </table:table-cell>
          <table:table-cell office:value-type="float" office:value="0.0414264485130023" calcext:value-type="float">
            <text:p>0.0414264485130023</text:p>
          </table:table-cell>
          <table:table-cell office:value-type="float" office:value="0.044716242973167" calcext:value-type="float">
            <text:p>0.044716242973167</text:p>
          </table:table-cell>
          <table:table-cell office:value-type="float" office:value="0.074773382844246" calcext:value-type="float">
            <text:p>0.074773382844246</text:p>
          </table:table-cell>
          <table:table-cell office:value-type="float" office:value="0.0730463740456801" calcext:value-type="float">
            <text:p>0.0730463740456801</text:p>
          </table:table-cell>
          <table:table-cell office:value-type="float" office:value="0.0765003916428118" calcext:value-type="float">
            <text:p>0.0765003916428118</text:p>
          </table:table-cell>
          <table:table-cell office:value-type="float" office:value="0.0357131800677136" calcext:value-type="float">
            <text:p>0.0357131800677136</text:p>
          </table:table-cell>
          <table:table-cell office:value-type="float" office:value="0.0341103606765975" calcext:value-type="float">
            <text:p>0.0341103606765975</text:p>
          </table:table-cell>
          <table:table-cell office:value-type="float" office:value="0.0373159994588298" calcext:value-type="float">
            <text:p>0.0373159994588298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4480549539172" calcext:value-type="float">
            <text:p>0.0244480549539172</text:p>
          </table:table-cell>
          <table:table-cell office:value-type="float" office:value="0.0475519450460828" calcext:value-type="float">
            <text:p>0.047551945046082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1449642254837" calcext:value-type="float">
            <text:p>0.0321449642254837</text:p>
          </table:table-cell>
          <table:table-cell office:value-type="float" office:value="0.0578550357745163" calcext:value-type="float">
            <text:p>0.057855035774516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1449642254837" calcext:value-type="float">
            <text:p>0.0321449642254837</text:p>
          </table:table-cell>
          <table:table-cell office:value-type="float" office:value="0.0578550357745163" calcext:value-type="float">
            <text:p>0.05785503577451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40813536668149" calcext:value-type="float">
            <text:p>0.0640813536668149</text:p>
          </table:table-cell>
          <table:table-cell office:value-type="float" office:value="0.0979186463331851" calcext:value-type="float">
            <text:p>0.0979186463331851</text:p>
          </table:table-cell>
          <table:table-cell office:value-type="float" office:value="0.174" calcext:value-type="float">
            <text:p>0.174</text:p>
          </table:table-cell>
          <table:table-cell office:value-type="float" office:value="0.150491225254483" calcext:value-type="float">
            <text:p>0.150491225254483</text:p>
          </table:table-cell>
          <table:table-cell office:value-type="float" office:value="0.197508774745517" calcext:value-type="float">
            <text:p>0.19750877474551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649865020263359" calcext:value-type="float">
            <text:p>0.0649865020263359</text:p>
          </table:table-cell>
          <table:table-cell office:value-type="float" office:value="0.0990134979736641" calcext:value-type="float">
            <text:p>0.099013497973664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4480549539172" calcext:value-type="float">
            <text:p>0.0244480549539172</text:p>
          </table:table-cell>
          <table:table-cell office:value-type="float" office:value="0.0475519450460828" calcext:value-type="float">
            <text:p>0.0475519450460828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02" calcext:value-type="float">
            <text:p>0.02</text:p>
          </table:table-cell>
          <table:table-cell office:value-type="float" office:value="0.0113185277258721" calcext:value-type="float">
            <text:p>0.0113185277258721</text:p>
          </table:table-cell>
          <table:table-cell office:value-type="float" office:value="0.0286814722741279" calcext:value-type="float">
            <text:p>0.028681472274127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44480549539172" calcext:value-type="float">
            <text:p>0.0244480549539172</text:p>
          </table:table-cell>
          <table:table-cell office:value-type="float" office:value="0.0475519450460828" calcext:value-type="float">
            <text:p>0.047551945046082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86144805821837" calcext:value-type="float">
            <text:p>0.0686144805821837</text:p>
          </table:table-cell>
          <table:table-cell office:value-type="float" office:value="0.103385519417816" calcext:value-type="float">
            <text:p>0.103385519417816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61438228088949" calcext:value-type="float">
            <text:p>0.0261438228088949</text:p>
          </table:table-cell>
          <table:table-cell office:value-type="float" office:value="0.0498561771911051" calcext:value-type="float">
            <text:p>0.0498561771911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31861125445" calcext:value-type="float">
            <text:p>0.01531861125445</text:p>
          </table:table-cell>
          <table:table-cell office:value-type="float" office:value="0.03468138874555" calcext:value-type="float">
            <text:p>0.0346813887455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31861125445" calcext:value-type="float">
            <text:p>0.01531861125445</text:p>
          </table:table-cell>
          <table:table-cell office:value-type="float" office:value="0.03468138874555" calcext:value-type="float">
            <text:p>0.0346813887455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1449642254837" calcext:value-type="float">
            <text:p>0.0321449642254837</text:p>
          </table:table-cell>
          <table:table-cell office:value-type="float" office:value="0.0578550357745163" calcext:value-type="float">
            <text:p>0.05785503577451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77322449882782" calcext:value-type="float">
            <text:p>0.0777322449882782</text:p>
          </table:table-cell>
          <table:table-cell office:value-type="float" office:value="0.114267755011722" calcext:value-type="float">
            <text:p>0.11426775501172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12819469765854" calcext:value-type="float">
            <text:p>0.0312819469765854</text:p>
          </table:table-cell>
          <table:table-cell office:value-type="float" office:value="0.0567180530234146" calcext:value-type="float">
            <text:p>0.0567180530234146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5664194789575" calcext:value-type="float">
            <text:p>0.0395664194789575</text:p>
          </table:table-cell>
          <table:table-cell office:value-type="float" office:value="0.0379651200315259" calcext:value-type="float">
            <text:p>0.0379651200315259</text:p>
          </table:table-cell>
          <table:table-cell office:value-type="float" office:value="0.0411677189263891" calcext:value-type="float">
            <text:p>0.0411677189263891</text:p>
          </table:table-cell>
          <table:table-cell office:value-type="float" office:value="0.0373521548292966" calcext:value-type="float">
            <text:p>0.0373521548292966</text:p>
          </table:table-cell>
          <table:table-cell office:value-type="float" office:value="0.0352365746551017" calcext:value-type="float">
            <text:p>0.0352365746551017</text:p>
          </table:table-cell>
          <table:table-cell office:value-type="float" office:value="0.0394677350034916" calcext:value-type="float">
            <text:p>0.0394677350034916</text:p>
          </table:table-cell>
          <table:table-cell office:value-type="float" office:value="0.0367694510163398" calcext:value-type="float">
            <text:p>0.0367694510163398</text:p>
          </table:table-cell>
          <table:table-cell office:value-type="float" office:value="0.0346461524668625" calcext:value-type="float">
            <text:p>0.0346461524668625</text:p>
          </table:table-cell>
          <table:table-cell office:value-type="float" office:value="0.0388927495658172" calcext:value-type="float">
            <text:p>0.0388927495658172</text:p>
          </table:table-cell>
          <table:table-cell office:value-type="float" office:value="0.0404573078078722" calcext:value-type="float">
            <text:p>0.0404573078078722</text:p>
          </table:table-cell>
          <table:table-cell office:value-type="float" office:value="0.0388463790963128" calcext:value-type="float">
            <text:p>0.0388463790963128</text:p>
          </table:table-cell>
          <table:table-cell office:value-type="float" office:value="0.0420682365194315" calcext:value-type="float">
            <text:p>0.0420682365194315</text:p>
          </table:table-cell>
          <table:table-cell office:value-type="float" office:value="0.0710748787166985" calcext:value-type="float">
            <text:p>0.0710748787166985</text:p>
          </table:table-cell>
          <table:table-cell office:value-type="float" office:value="0.0693758578328542" calcext:value-type="float">
            <text:p>0.0693758578328542</text:p>
          </table:table-cell>
          <table:table-cell office:value-type="float" office:value="0.0727738996005429" calcext:value-type="float">
            <text:p>0.0727738996005429</text:p>
          </table:table-cell>
          <table:table-cell office:value-type="float" office:value="0.0336780557821656" calcext:value-type="float">
            <text:p>0.0336780557821656</text:p>
          </table:table-cell>
          <table:table-cell office:value-type="float" office:value="0.0321120795653186" calcext:value-type="float">
            <text:p>0.0321120795653186</text:p>
          </table:table-cell>
          <table:table-cell office:value-type="float" office:value="0.0352440319990126" calcext:value-type="float">
            <text:p>0.0352440319990126</text:p>
          </table:table-cell>
          <table:table-cell office:value-type="float" office:value="0.0395664194789575" calcext:value-type="float">
            <text:p>0.0395664194789575</text:p>
          </table:table-cell>
          <table:table-cell office:value-type="float" office:value="0.0379651200315259" calcext:value-type="float">
            <text:p>0.0379651200315259</text:p>
          </table:table-cell>
          <table:table-cell office:value-type="float" office:value="0.0411677189263891" calcext:value-type="float">
            <text:p>0.0411677189263891</text:p>
          </table:table-cell>
          <table:table-cell office:value-type="float" office:value="0.01839867748039" calcext:value-type="float">
            <text:p>0.01839867748039</text:p>
          </table:table-cell>
          <table:table-cell office:value-type="float" office:value="0.016901282520082" calcext:value-type="float">
            <text:p>0.016901282520082</text:p>
          </table:table-cell>
          <table:table-cell office:value-type="float" office:value="0.019896072440698" calcext:value-type="float">
            <text:p>0.019896072440698</text:p>
          </table:table-cell>
          <table:table-cell office:value-type="float" office:value="0.0181172399456716" calcext:value-type="float">
            <text:p>0.0181172399456716</text:p>
          </table:table-cell>
          <table:table-cell office:value-type="float" office:value="0.0166120757590353" calcext:value-type="float">
            <text:p>0.0166120757590353</text:p>
          </table:table-cell>
          <table:table-cell office:value-type="float" office:value="0.0196224041323078" calcext:value-type="float">
            <text:p>0.0196224041323078</text:p>
          </table:table-cell>
          <table:table-cell office:value-type="float" office:value="0.0395664194789575" calcext:value-type="float">
            <text:p>0.0395664194789575</text:p>
          </table:table-cell>
          <table:table-cell office:value-type="float" office:value="0.0379651200315259" calcext:value-type="float">
            <text:p>0.0379651200315259</text:p>
          </table:table-cell>
          <table:table-cell office:value-type="float" office:value="0.0411677189263891" calcext:value-type="float">
            <text:p>0.0411677189263891</text:p>
          </table:table-cell>
          <table:table-cell office:value-type="float" office:value="0.0697965033841284" calcext:value-type="float">
            <text:p>0.0697965033841284</text:p>
          </table:table-cell>
          <table:table-cell office:value-type="float" office:value="0.0681042261995858" calcext:value-type="float">
            <text:p>0.0681042261995858</text:p>
          </table:table-cell>
          <table:table-cell office:value-type="float" office:value="0.0714887805686709" calcext:value-type="float">
            <text:p>0.0714887805686709</text:p>
          </table:table-cell>
          <table:table-cell office:value-type="float" office:value="0.0324575127111982" calcext:value-type="float">
            <text:p>0.0324575127111982</text:p>
          </table:table-cell>
          <table:table-cell office:value-type="float" office:value="0.030902110537066" calcext:value-type="float">
            <text:p>0.030902110537066</text:p>
          </table:table-cell>
          <table:table-cell office:value-type="float" office:value="0.0340129148853303" calcext:value-type="float">
            <text:p>0.0340129148853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303668936279" calcext:value-type="float">
            <text:p>0.44303668936279</text:p>
          </table:table-cell>
          <table:table-cell office:value-type="float" office:value="0.50496331063721" calcext:value-type="float">
            <text:p>0.5049633106372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35066509093921" calcext:value-type="float">
            <text:p>0.435066509093921</text:p>
          </table:table-cell>
          <table:table-cell office:value-type="float" office:value="0.496933490906079" calcext:value-type="float">
            <text:p>0.4969334909060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73578273600899" calcext:value-type="float">
            <text:p>0.0373578273600899</text:p>
          </table:table-cell>
          <table:table-cell office:value-type="float" office:value="0.0646421726399101" calcext:value-type="float">
            <text:p>0.0646421726399101</text:p>
          </table:table-cell>
          <table:table-cell office:value-type="float" office:value="0.11" calcext:value-type="float">
            <text:p>0.11</text:p>
          </table:table-cell>
          <table:table-cell office:value-type="float" office:value="0.0905975446445617" calcext:value-type="float">
            <text:p>0.0905975446445617</text:p>
          </table:table-cell>
          <table:table-cell office:value-type="float" office:value="0.129402455355438" calcext:value-type="float">
            <text:p>0.12940245535543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43887906145376" calcext:value-type="float">
            <text:p>0.0443887906145376</text:p>
          </table:table-cell>
          <table:table-cell office:value-type="float" office:value="0.0736112093854624" calcext:value-type="float">
            <text:p>0.0736112093854624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38136981393672" calcext:value-type="float">
            <text:p>0.0238136981393672</text:p>
          </table:table-cell>
          <table:table-cell office:value-type="float" office:value="0.020886166105211" calcext:value-type="float">
            <text:p>0.020886166105211</text:p>
          </table:table-cell>
          <table:table-cell office:value-type="float" office:value="0.0267412301735234" calcext:value-type="float">
            <text:p>0.0267412301735234</text:p>
          </table:table-cell>
          <table:table-cell office:value-type="float" office:value="0.0303525232052048" calcext:value-type="float">
            <text:p>0.0303525232052048</text:p>
          </table:table-cell>
          <table:table-cell office:value-type="float" office:value="0.0294145040051215" calcext:value-type="float">
            <text:p>0.0294145040051215</text:p>
          </table:table-cell>
          <table:table-cell office:value-type="float" office:value="0.0312905424052882" calcext:value-type="float">
            <text:p>0.0312905424052882</text:p>
          </table:table-cell>
          <table:table-cell office:value-type="float" office:value="0.0284071989280197" calcext:value-type="float">
            <text:p>0.0284071989280197</text:p>
          </table:table-cell>
          <table:table-cell office:value-type="float" office:value="0.0274743774483699" calcext:value-type="float">
            <text:p>0.0274743774483699</text:p>
          </table:table-cell>
          <table:table-cell office:value-type="float" office:value="0.0293400204076695" calcext:value-type="float">
            <text:p>0.0293400204076695</text:p>
          </table:table-cell>
          <table:table-cell office:value-type="float" office:value="0.0308629625520171" calcext:value-type="float">
            <text:p>0.0308629625520171</text:p>
          </table:table-cell>
          <table:table-cell office:value-type="float" office:value="0.0299892057871422" calcext:value-type="float">
            <text:p>0.0299892057871422</text:p>
          </table:table-cell>
          <table:table-cell office:value-type="float" office:value="0.0317367193168919" calcext:value-type="float">
            <text:p>0.0317367193168919</text:p>
          </table:table-cell>
          <table:table-cell office:value-type="float" office:value="0.0620850958995151" calcext:value-type="float">
            <text:p>0.0620850958995151</text:p>
          </table:table-cell>
          <table:table-cell office:value-type="float" office:value="0.0610829895288873" calcext:value-type="float">
            <text:p>0.0610829895288873</text:p>
          </table:table-cell>
          <table:table-cell office:value-type="float" office:value="0.0630872022701428" calcext:value-type="float">
            <text:p>0.0630872022701428</text:p>
          </table:table-cell>
          <table:table-cell office:value-type="float" office:value="0.0278357733206422" calcext:value-type="float">
            <text:p>0.0278357733206422</text:p>
          </table:table-cell>
          <table:table-cell office:value-type="float" office:value="0.0269722020667472" calcext:value-type="float">
            <text:p>0.0269722020667472</text:p>
          </table:table-cell>
          <table:table-cell office:value-type="float" office:value="0.0286993445745372" calcext:value-type="float">
            <text:p>0.0286993445745372</text:p>
          </table:table-cell>
          <table:table-cell office:value-type="float" office:value="0.0238136981393672" calcext:value-type="float">
            <text:p>0.0238136981393672</text:p>
          </table:table-cell>
          <table:table-cell office:value-type="float" office:value="0.020886166105211" calcext:value-type="float">
            <text:p>0.020886166105211</text:p>
          </table:table-cell>
          <table:table-cell office:value-type="float" office:value="0.0267412301735234" calcext:value-type="float">
            <text:p>0.0267412301735234</text:p>
          </table:table-cell>
          <table:table-cell office:value-type="float" office:value="0.0681747544333513" calcext:value-type="float">
            <text:p>0.0681747544333513</text:p>
          </table:table-cell>
          <table:table-cell office:value-type="float" office:value="0.0650914799585439" calcext:value-type="float">
            <text:p>0.0650914799585439</text:p>
          </table:table-cell>
          <table:table-cell office:value-type="float" office:value="0.0712580289081587" calcext:value-type="float">
            <text:p>0.0712580289081587</text:p>
          </table:table-cell>
          <table:table-cell office:value-type="float" office:value="0.0637703206539692" calcext:value-type="float">
            <text:p>0.0637703206539692</text:p>
          </table:table-cell>
          <table:table-cell office:value-type="float" office:value="0.060670512087751" calcext:value-type="float">
            <text:p>0.060670512087751</text:p>
          </table:table-cell>
          <table:table-cell office:value-type="float" office:value="0.0668701292201874" calcext:value-type="float">
            <text:p>0.0668701292201874</text:p>
          </table:table-cell>
          <table:table-cell office:value-type="float" office:value="0.0238136981393672" calcext:value-type="float">
            <text:p>0.0238136981393672</text:p>
          </table:table-cell>
          <table:table-cell office:value-type="float" office:value="0.020886166105211" calcext:value-type="float">
            <text:p>0.020886166105211</text:p>
          </table:table-cell>
          <table:table-cell office:value-type="float" office:value="0.0267412301735234" calcext:value-type="float">
            <text:p>0.0267412301735234</text:p>
          </table:table-cell>
          <table:table-cell office:value-type="float" office:value="0.0774554781834247" calcext:value-type="float">
            <text:p>0.0774554781834247</text:p>
          </table:table-cell>
          <table:table-cell office:value-type="float" office:value="0.0742003412632466" calcext:value-type="float">
            <text:p>0.0742003412632466</text:p>
          </table:table-cell>
          <table:table-cell office:value-type="float" office:value="0.0807106151036029" calcext:value-type="float">
            <text:p>0.0807106151036029</text:p>
          </table:table-cell>
          <table:table-cell office:value-type="float" office:value="0.0360692379009943" calcext:value-type="float">
            <text:p>0.0360692379009943</text:p>
          </table:table-cell>
          <table:table-cell office:value-type="float" office:value="0.033028645301974" calcext:value-type="float">
            <text:p>0.033028645301974</text:p>
          </table:table-cell>
          <table:table-cell office:value-type="float" office:value="0.0391098305000145" calcext:value-type="float">
            <text:p>0.0391098305000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2338408536239" calcext:value-type="float">
            <text:p>0.0202338408536239</text:p>
          </table:table-cell>
          <table:table-cell office:value-type="float" office:value="0.0193512001004798" calcext:value-type="float">
            <text:p>0.0193512001004798</text:p>
          </table:table-cell>
          <table:table-cell office:value-type="float" office:value="0.0211164816067681" calcext:value-type="float">
            <text:p>0.0211164816067681</text:p>
          </table:table-cell>
          <table:table-cell office:value-type="float" office:value="0.0190137709301164" calcext:value-type="float">
            <text:p>0.0190137709301164</text:p>
          </table:table-cell>
          <table:table-cell office:value-type="float" office:value="0.0181304489074645" calcext:value-type="float">
            <text:p>0.0181304489074645</text:p>
          </table:table-cell>
          <table:table-cell office:value-type="float" office:value="0.0198970929527682" calcext:value-type="float">
            <text:p>0.0198970929527682</text:p>
          </table:table-cell>
          <table:table-cell office:value-type="float" office:value="0.0310665964046786" calcext:value-type="float">
            <text:p>0.0310665964046786</text:p>
          </table:table-cell>
          <table:table-cell office:value-type="float" office:value="0.0301573726247475" calcext:value-type="float">
            <text:p>0.0301573726247475</text:p>
          </table:table-cell>
          <table:table-cell office:value-type="float" office:value="0.0319758201846097" calcext:value-type="float">
            <text:p>0.0319758201846097</text:p>
          </table:table-cell>
          <table:table-cell office:value-type="float" office:value="0.0592158482186732" calcext:value-type="float">
            <text:p>0.0592158482186732</text:p>
          </table:table-cell>
          <table:table-cell office:value-type="float" office:value="0.0581519336721232" calcext:value-type="float">
            <text:p>0.0581519336721232</text:p>
          </table:table-cell>
          <table:table-cell office:value-type="float" office:value="0.0602797627652231" calcext:value-type="float">
            <text:p>0.0602797627652231</text:p>
          </table:table-cell>
          <table:table-cell office:value-type="float" office:value="0.0261050407109146" calcext:value-type="float">
            <text:p>0.0261050407109146</text:p>
          </table:table-cell>
          <table:table-cell office:value-type="float" office:value="0.0252113873643642" calcext:value-type="float">
            <text:p>0.0252113873643642</text:p>
          </table:table-cell>
          <table:table-cell office:value-type="float" office:value="0.026998694057465" calcext:value-type="float">
            <text:p>0.026998694057465</text:p>
          </table:table-cell>
        </table:table-row>
      </table:table>
      <table:named-expressions/>
      <table:database-ranges>
        <table:database-range table:name="__Anonymous_Sheet_DB__0" table:target-range-address="formatted.A2:formatted.W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5T16:32:40.780063390</dc:date>
    <meta:editing-duration>PT41M30S</meta:editing-duration>
    <meta:editing-cycles>5</meta:editing-cycles>
    <meta:generator>LibreOffice/7.4.1.2$MacOSX_AARCH64 LibreOffice_project/3c58a8f3a960df8bc8fd77b461821e42c061c5f0</meta:generator>
    <meta:document-statistic meta:table-count="2" meta:cell-count="1872" meta:object-count="0"/>
  </office:meta>
</office:document-meta>
</file>